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20735a6d" officeooo:paragraph-rsid="20735a6d" style:language-asian="cs" style:country-asian="CZ"/>
    </style:style>
    <style:style style:name="P29" style:family="paragraph" style:parent-style-name="Text_20_body">
      <style:text-properties fo:language="cs" fo:country="CZ" officeooo:rsid="206f2028" officeooo:paragraph-rsid="230337f0" style:language-asian="cs" style:country-asian="CZ"/>
    </style:style>
    <style:style style:name="P30" style:family="paragraph" style:parent-style-name="Text_20_body">
      <style:text-properties fo:language="cs" fo:country="CZ" officeooo:rsid="20759c9f" officeooo:paragraph-rsid="23033a35" style:language-asian="cs" style:country-asian="CZ"/>
    </style:style>
    <style:style style:name="P31" style:family="paragraph" style:parent-style-name="Text_20_body">
      <style:text-properties fo:language="cs" fo:country="CZ" officeooo:rsid="21c502f0" officeooo:paragraph-rsid="236db2ab" style:language-asian="cs" style:country-asian="CZ"/>
    </style:style>
    <style:style style:name="P32" style:family="paragraph" style:parent-style-name="Text_20_body">
      <style:text-properties fo:language="cs" fo:country="CZ" officeooo:rsid="226d8c63" officeooo:paragraph-rsid="236f6335" style:language-asian="cs" style:country-asian="CZ"/>
    </style:style>
    <style:style style:name="P33" style:family="paragraph" style:parent-style-name="Text_20_body">
      <style:text-properties fo:language="cs" fo:country="CZ" officeooo:rsid="2194fb18" officeooo:paragraph-rsid="236f6335" style:language-asian="cs" style:country-asian="CZ"/>
    </style:style>
    <style:style style:name="P34" style:family="paragraph" style:parent-style-name="Text_20_body">
      <style:text-properties fo:language="cs" fo:country="CZ" officeooo:rsid="2194fb18" officeooo:paragraph-rsid="237364a0"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75113"/>
    </style:style>
    <style:style style:name="P76" style:family="paragraph" style:parent-style-name="Text_20_body">
      <style:text-properties officeooo:rsid="2098b342" officeooo:paragraph-rsid="20aac5d0"/>
    </style:style>
    <style:style style:name="P77" style:family="paragraph" style:parent-style-name="Text_20_body">
      <style:text-properties officeooo:rsid="2098b342" officeooo:paragraph-rsid="20ace839"/>
    </style:style>
    <style:style style:name="P78" style:family="paragraph" style:parent-style-name="Text_20_body">
      <style:text-properties officeooo:rsid="2098b342" officeooo:paragraph-rsid="20af97d2"/>
    </style:style>
    <style:style style:name="P79" style:family="paragraph" style:parent-style-name="Text_20_body">
      <style:text-properties officeooo:rsid="2098b342" officeooo:paragraph-rsid="20b5f42b"/>
    </style:style>
    <style:style style:name="P80" style:family="paragraph" style:parent-style-name="Text_20_body">
      <style:text-properties officeooo:rsid="2098b342" officeooo:paragraph-rsid="20c1c0ac"/>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09dcf79"/>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366bc69"/>
    </style:style>
    <style:style style:name="P86" style:family="paragraph" style:parent-style-name="Text_20_body">
      <style:text-properties officeooo:rsid="2098b342" officeooo:paragraph-rsid="23688ba4"/>
    </style:style>
    <style:style style:name="P87" style:family="paragraph" style:parent-style-name="Text_20_body">
      <style:text-properties officeooo:rsid="2098b342" officeooo:paragraph-rsid="236a9e26"/>
    </style:style>
    <style:style style:name="P88" style:family="paragraph" style:parent-style-name="Text_20_body">
      <style:text-properties officeooo:rsid="20a19e91" officeooo:paragraph-rsid="20a19e91"/>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paragraph-rsid="20af97d2"/>
    </style:style>
    <style:style style:name="P91" style:family="paragraph" style:parent-style-name="Text_20_body">
      <style:text-properties officeooo:rsid="20af97d2" officeooo:paragraph-rsid="20af97d2"/>
    </style:style>
    <style:style style:name="P92" style:family="paragraph" style:parent-style-name="Text_20_body">
      <style:text-properties officeooo:rsid="20b5f42b" officeooo:paragraph-rsid="20b5f42b"/>
    </style:style>
    <style:style style:name="P93" style:family="paragraph" style:parent-style-name="Text_20_body">
      <style:text-properties officeooo:rsid="20b5f42b" officeooo:paragraph-rsid="22462321"/>
    </style:style>
    <style:style style:name="P94" style:family="paragraph" style:parent-style-name="Text_20_body">
      <style:text-properties officeooo:rsid="20c37e13" officeooo:paragraph-rsid="20c37e13"/>
    </style:style>
    <style:style style:name="P95" style:family="paragraph" style:parent-style-name="Text_20_body">
      <style:text-properties officeooo:rsid="20c8b3c0" officeooo:paragraph-rsid="20c8b3c0"/>
    </style:style>
    <style:style style:name="P96" style:family="paragraph" style:parent-style-name="Text_20_body">
      <style:text-properties officeooo:rsid="20cb160c" officeooo:paragraph-rsid="20cb160c"/>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officeooo:rsid="20a099ca" officeooo:paragraph-rsid="20a099ca"/>
    </style:style>
    <style:style style:name="P99" style:family="paragraph" style:parent-style-name="Text_20_body">
      <style:text-properties officeooo:rsid="20a099ca" officeooo:paragraph-rsid="2113d064"/>
    </style:style>
    <style:style style:name="P100" style:family="paragraph" style:parent-style-name="Text_20_body">
      <style:text-properties officeooo:rsid="2067fcc6" officeooo:paragraph-rsid="2068fff3"/>
    </style:style>
    <style:style style:name="P101" style:family="paragraph" style:parent-style-name="Text_20_body">
      <style:text-properties officeooo:rsid="2122963b" officeooo:paragraph-rsid="2123f7c4"/>
    </style:style>
    <style:style style:name="P102" style:family="paragraph" style:parent-style-name="Text_20_body">
      <style:text-properties officeooo:rsid="2128d94f" officeooo:paragraph-rsid="2128d94f"/>
    </style:style>
    <style:style style:name="P103" style:family="paragraph" style:parent-style-name="Text_20_body">
      <style:text-properties officeooo:rsid="213b565f" officeooo:paragraph-rsid="21e9668e"/>
    </style:style>
    <style:style style:name="P104" style:family="paragraph" style:parent-style-name="Text_20_body">
      <style:text-properties officeooo:rsid="21337cc1" officeooo:paragraph-rsid="21e9668e"/>
    </style:style>
    <style:style style:name="P105" style:family="paragraph" style:parent-style-name="Text_20_body">
      <style:text-properties style:text-line-through-style="none" style:text-line-through-type="none" officeooo:rsid="21279893" officeooo:paragraph-rsid="21279893"/>
    </style:style>
    <style:style style:name="P106" style:family="paragraph" style:parent-style-name="Text_20_body">
      <style:text-properties style:text-line-through-style="none" style:text-line-through-type="none" officeooo:rsid="212834b8" officeooo:paragraph-rsid="212834b8"/>
    </style:style>
    <style:style style:name="P107"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7800a7" officeooo:paragraph-rsid="217800a7"/>
    </style:style>
    <style:style style:name="P117" style:family="paragraph" style:parent-style-name="Text_20_body">
      <style:text-properties officeooo:rsid="217af7dc" officeooo:paragraph-rsid="217af7dc"/>
    </style:style>
    <style:style style:name="P118" style:family="paragraph" style:parent-style-name="Text_20_body">
      <style:text-properties officeooo:rsid="217cd243" officeooo:paragraph-rsid="217cd243"/>
    </style:style>
    <style:style style:name="P119" style:family="paragraph" style:parent-style-name="Text_20_body">
      <style:text-properties officeooo:rsid="217d02ee" officeooo:paragraph-rsid="217d02ee"/>
    </style:style>
    <style:style style:name="P120" style:family="paragraph" style:parent-style-name="Text_20_body">
      <style:text-properties officeooo:rsid="217d470d" officeooo:paragraph-rsid="217d470d"/>
    </style:style>
    <style:style style:name="P121" style:family="paragraph" style:parent-style-name="Text_20_body">
      <style:text-properties officeooo:rsid="217f35c7" officeooo:paragraph-rsid="217f35c7"/>
    </style:style>
    <style:style style:name="P122" style:family="paragraph" style:parent-style-name="Text_20_body">
      <style:text-properties officeooo:rsid="21806ad2" officeooo:paragraph-rsid="21806ad2"/>
    </style:style>
    <style:style style:name="P123" style:family="paragraph" style:parent-style-name="Text_20_body">
      <style:text-properties officeooo:rsid="2181dc18" officeooo:paragraph-rsid="2181dc18"/>
    </style:style>
    <style:style style:name="P124" style:family="paragraph" style:parent-style-name="Text_20_body">
      <style:text-properties officeooo:rsid="2184f149" officeooo:paragraph-rsid="2184f149"/>
    </style:style>
    <style:style style:name="P125" style:family="paragraph" style:parent-style-name="Text_20_body">
      <style:text-properties officeooo:rsid="218cfb73" officeooo:paragraph-rsid="218cfb73"/>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a37882" officeooo:paragraph-rsid="21e9668e"/>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rsid="113240ec" officeooo:paragraph-rsid="21de3bfb"/>
    </style:style>
    <style:style style:name="P136" style:family="paragraph" style:parent-style-name="Text_20_body">
      <style:text-properties officeooo:rsid="21e0d06b" officeooo:paragraph-rsid="21e0d06b"/>
    </style:style>
    <style:style style:name="P137" style:family="paragraph" style:parent-style-name="Text_20_body">
      <style:paragraph-properties fo:text-align="end" style:justify-single-word="false"/>
      <style:text-properties officeooo:rsid="1efe6072" officeooo:paragraph-rsid="1efe6072"/>
    </style:style>
    <style:style style:name="P138" style:family="paragraph" style:parent-style-name="Text_20_body">
      <style:text-properties officeooo:paragraph-rsid="21e9668e"/>
    </style:style>
    <style:style style:name="P139" style:family="paragraph" style:parent-style-name="Text_20_body">
      <style:text-properties officeooo:rsid="21597f75" officeooo:paragraph-rsid="21e9668e"/>
    </style:style>
    <style:style style:name="P140" style:family="paragraph" style:parent-style-name="Text_20_body">
      <style:text-properties officeooo:rsid="21e9668e" officeooo:paragraph-rsid="21e9668e"/>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1a0527" officeooo:paragraph-rsid="221a0527"/>
    </style:style>
    <style:style style:name="P150" style:family="paragraph" style:parent-style-name="Text_20_body">
      <style:text-properties officeooo:rsid="2237b1e2" officeooo:paragraph-rsid="2237b1e2"/>
    </style:style>
    <style:style style:name="P151" style:family="paragraph" style:parent-style-name="Text_20_body">
      <style:text-properties officeooo:rsid="2239f255" officeooo:paragraph-rsid="2239f255"/>
    </style:style>
    <style:style style:name="P152" style:family="paragraph" style:parent-style-name="Text_20_body">
      <style:text-properties officeooo:rsid="224f2e6b" officeooo:paragraph-rsid="224f2e6b"/>
    </style:style>
    <style:style style:name="P153" style:family="paragraph" style:parent-style-name="Text_20_body">
      <style:text-properties officeooo:rsid="226394fa" officeooo:paragraph-rsid="226394fa"/>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29f4bef" officeooo:paragraph-rsid="229f4bef"/>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rsid="20b59c5a" officeooo:paragraph-rsid="236a9e26"/>
    </style:style>
    <style:style style:name="P172" style:family="paragraph" style:parent-style-name="Text_20_body">
      <style:text-properties officeooo:rsid="21c07a49" officeooo:paragraph-rsid="21c07a49"/>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paragraph-rsid="22ba960b"/>
    </style:style>
    <style:style style:name="P193" style:family="paragraph" style:parent-style-name="Text_20_body">
      <style:text-properties officeooo:rsid="23f0f3fd" officeooo:paragraph-rsid="23f0f3fd"/>
    </style:style>
    <style:style style:name="P194" style:family="paragraph" style:parent-style-name="Text_20_body">
      <style:text-properties officeooo:rsid="2409a335" officeooo:paragraph-rsid="2409a335"/>
    </style:style>
    <style:style style:name="P195" style:family="paragraph" style:parent-style-name="Text_20_body">
      <style:text-properties officeooo:rsid="2415a15d" officeooo:paragraph-rsid="2415a15d"/>
    </style:style>
    <style:style style:name="P196" style:family="paragraph" style:parent-style-name="Text_20_body">
      <style:text-properties officeooo:rsid="241e318e" officeooo:paragraph-rsid="241e318e"/>
    </style:style>
    <style:style style:name="P197" style:family="paragraph" style:parent-style-name="Text_20_body">
      <style:text-properties officeooo:rsid="2431d875" officeooo:paragraph-rsid="2431d875"/>
    </style:style>
    <style:style style:name="P198" style:family="paragraph" style:parent-style-name="Text_20_body">
      <style:text-properties officeooo:rsid="2437c5dd" officeooo:paragraph-rsid="2437c5dd"/>
    </style:style>
    <style:style style:name="P199" style:family="paragraph" style:parent-style-name="Text_20_body">
      <style:text-properties officeooo:rsid="2439eff7" officeooo:paragraph-rsid="2444f0d8"/>
    </style:style>
    <style:style style:name="P200" style:family="paragraph" style:parent-style-name="Text_20_body">
      <style:text-properties officeooo:rsid="244802c2" officeooo:paragraph-rsid="244802c2"/>
    </style:style>
    <style:style style:name="P201" style:family="paragraph" style:parent-style-name="Text_20_body">
      <style:text-properties officeooo:rsid="244ac7da" officeooo:paragraph-rsid="244ac7da"/>
    </style:style>
    <style:style style:name="P202" style:family="paragraph" style:parent-style-name="Standard">
      <style:paragraph-properties fo:text-align="center" style:justify-single-word="false"/>
      <style:text-properties officeooo:rsid="057aae1d" officeooo:paragraph-rsid="057aae1d"/>
    </style:style>
    <style:style style:name="P20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0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0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0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0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0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09" style:family="paragraph" style:parent-style-name="Example_20_Header">
      <style:text-properties officeooo:paragraph-rsid="0ce95318"/>
    </style:style>
    <style:style style:name="P210" style:family="paragraph" style:parent-style-name="Example_20_Header">
      <style:text-properties officeooo:paragraph-rsid="2049b142"/>
    </style:style>
    <style:style style:name="P211" style:family="paragraph" style:parent-style-name="Example_20_Header">
      <style:text-properties officeooo:rsid="21d5baa3" officeooo:paragraph-rsid="21d5baa3"/>
    </style:style>
    <style:style style:name="P212" style:family="paragraph" style:parent-style-name="Example">
      <style:text-properties officeooo:rsid="21d5baa3" officeooo:paragraph-rsid="21d5baa3"/>
    </style:style>
    <style:style style:name="P213" style:family="paragraph" style:parent-style-name="Example">
      <style:text-properties fo:font-style="italic" style:font-style-asian="italic" style:font-style-complex="italic"/>
    </style:style>
    <style:style style:name="P214" style:family="paragraph" style:parent-style-name="Contents_20_1">
      <style:paragraph-properties>
        <style:tab-stops>
          <style:tab-stop style:position="14.801cm" style:type="right" style:leader-style="dotted" style:leader-text="."/>
        </style:tab-stops>
      </style:paragraph-properties>
    </style:style>
    <style:style style:name="P215" style:family="paragraph" style:parent-style-name="Contents_20_2">
      <style:paragraph-properties>
        <style:tab-stops>
          <style:tab-stop style:position="14.801cm" style:type="right" style:leader-style="dotted" style:leader-text="."/>
        </style:tab-stops>
      </style:paragraph-properties>
    </style:style>
    <style:style style:name="P216" style:family="paragraph" style:parent-style-name="Heading_20_3">
      <style:text-properties officeooo:paragraph-rsid="202197c0"/>
    </style:style>
    <style:style style:name="P217" style:family="paragraph" style:parent-style-name="Heading_20_3">
      <style:text-properties officeooo:paragraph-rsid="202b038b"/>
    </style:style>
    <style:style style:name="P218" style:family="paragraph" style:parent-style-name="Heading_20_3">
      <style:text-properties fo:language="cs" fo:country="CZ" officeooo:paragraph-rsid="202197c0" style:language-asian="cs" style:country-asian="CZ"/>
    </style:style>
    <style:style style:name="P219" style:family="paragraph" style:parent-style-name="Heading_20_3">
      <style:text-properties officeooo:paragraph-rsid="21e9668e"/>
    </style:style>
    <style:style style:name="P220" style:family="paragraph" style:parent-style-name="Example" style:list-style-name="L40">
      <style:text-properties officeooo:paragraph-rsid="21de3bfb"/>
    </style:style>
    <style:style style:name="P221" style:family="paragraph" style:parent-style-name="Example" style:list-style-name="L40">
      <style:text-properties officeooo:rsid="21ddad74" officeooo:paragraph-rsid="21de3bfb"/>
    </style:style>
    <style:style style:name="P222" style:family="paragraph" style:parent-style-name="Heading_20_5">
      <style:text-properties officeooo:paragraph-rsid="205aec31"/>
    </style:style>
    <style:style style:name="P223" style:family="paragraph" style:parent-style-name="Heading_20_5">
      <style:text-properties officeooo:paragraph-rsid="21ab8207"/>
    </style:style>
    <style:style style:name="P224" style:family="paragraph" style:parent-style-name="Heading_20_5">
      <style:text-properties officeooo:paragraph-rsid="22f1aa78"/>
    </style:style>
    <style:style style:name="P225" style:family="paragraph" style:parent-style-name="Heading_20_5">
      <style:text-properties fo:language="cs" fo:country="CZ" officeooo:rsid="23a11401" officeooo:paragraph-rsid="23a11401" style:language-asian="cs" style:country-asian="CZ"/>
    </style:style>
    <style:style style:name="P226" style:family="paragraph" style:parent-style-name="Heading_20_5">
      <style:text-properties fo:language="cs" fo:country="CZ" officeooo:rsid="20a56c6b" officeooo:paragraph-rsid="20aac5d0" style:language-asian="cs" style:country-asian="CZ"/>
    </style:style>
    <style:style style:name="P22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2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29" style:family="paragraph" style:parent-style-name="Heading_20_5">
      <style:text-properties officeooo:rsid="206449e7" officeooo:paragraph-rsid="206449e7"/>
    </style:style>
    <style:style style:name="P230" style:family="paragraph" style:parent-style-name="Heading_20_5">
      <style:text-properties officeooo:paragraph-rsid="2065587c"/>
    </style:style>
    <style:style style:name="P231" style:family="paragraph" style:parent-style-name="Heading_20_5">
      <style:text-properties officeooo:rsid="20768cfb" officeooo:paragraph-rsid="23033a35"/>
    </style:style>
    <style:style style:name="P232" style:family="paragraph" style:parent-style-name="Heading_20_5">
      <style:text-properties officeooo:paragraph-rsid="23033a35"/>
    </style:style>
    <style:style style:name="P233" style:family="paragraph" style:parent-style-name="Heading_20_5">
      <style:text-properties officeooo:paragraph-rsid="230337f0"/>
    </style:style>
    <style:style style:name="P23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3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3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3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3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3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4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4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4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43" style:family="paragraph" style:parent-style-name="Heading_20_5">
      <style:text-properties officeooo:paragraph-rsid="2366bc69"/>
    </style:style>
    <style:style style:name="P244" style:family="paragraph" style:parent-style-name="Heading_20_5">
      <style:text-properties officeooo:rsid="20a1bc0a" officeooo:paragraph-rsid="20ace839"/>
    </style:style>
    <style:style style:name="P245" style:family="paragraph" style:parent-style-name="Heading_20_5">
      <style:text-properties officeooo:paragraph-rsid="21ac324b"/>
    </style:style>
    <style:style style:name="P246" style:family="paragraph" style:parent-style-name="Heading_20_5">
      <style:text-properties officeooo:paragraph-rsid="220231cf"/>
    </style:style>
    <style:style style:name="P247" style:family="paragraph" style:parent-style-name="Heading_20_5">
      <style:text-properties officeooo:paragraph-rsid="236db2ab"/>
    </style:style>
    <style:style style:name="P248" style:family="paragraph" style:parent-style-name="Heading_20_5">
      <style:text-properties officeooo:paragraph-rsid="236e204c"/>
    </style:style>
    <style:style style:name="P249" style:family="paragraph" style:parent-style-name="Heading_20_5">
      <style:text-properties officeooo:paragraph-rsid="237364a0"/>
    </style:style>
    <style:style style:name="P250" style:family="paragraph" style:parent-style-name="Heading_20_5">
      <style:text-properties officeooo:paragraph-rsid="236f6335"/>
    </style:style>
    <style:style style:name="P251" style:family="paragraph" style:parent-style-name="Heading_20_5">
      <style:text-properties officeooo:paragraph-rsid="22800e48"/>
    </style:style>
    <style:style style:name="P252" style:family="paragraph" style:parent-style-name="Heading_20_5">
      <style:text-properties officeooo:paragraph-rsid="2202b942"/>
    </style:style>
    <style:style style:name="P253" style:family="paragraph" style:parent-style-name="Heading_20_5">
      <style:text-properties officeooo:paragraph-rsid="22035c33"/>
    </style:style>
    <style:style style:name="P254" style:family="paragraph" style:parent-style-name="Heading_20_5">
      <style:text-properties officeooo:paragraph-rsid="237987a4"/>
    </style:style>
    <style:style style:name="P255" style:family="paragraph" style:parent-style-name="Heading_20_5">
      <style:text-properties officeooo:paragraph-rsid="2195aae2"/>
    </style:style>
    <style:style style:name="P256" style:family="paragraph" style:parent-style-name="Heading_20_5">
      <style:text-properties officeooo:paragraph-rsid="23ded328"/>
    </style:style>
    <style:style style:name="P257" style:family="paragraph" style:parent-style-name="Heading_20_5">
      <style:text-properties officeooo:rsid="239baad3" officeooo:paragraph-rsid="239baad3"/>
    </style:style>
    <style:style style:name="P258" style:family="paragraph" style:parent-style-name="Heading_20_5">
      <style:text-properties officeooo:rsid="2395a884" officeooo:paragraph-rsid="2395a884"/>
    </style:style>
    <style:style style:name="P259" style:family="paragraph" style:parent-style-name="Heading_20_5">
      <style:text-properties officeooo:rsid="2397efe5" officeooo:paragraph-rsid="23a113dd"/>
    </style:style>
    <style:style style:name="P260" style:family="paragraph" style:parent-style-name="Heading_20_5">
      <style:text-properties officeooo:rsid="23c804c5" officeooo:paragraph-rsid="23c97ddf"/>
    </style:style>
    <style:style style:name="P261" style:family="paragraph" style:parent-style-name="Heading_20_4">
      <style:text-properties officeooo:rsid="237eccd0" officeooo:paragraph-rsid="237eccd0"/>
    </style:style>
    <style:style style:name="P262" style:family="paragraph" style:parent-style-name="Heading_20_4">
      <style:text-properties style:text-line-through-style="none" style:text-line-through-type="none" officeooo:rsid="21f79b9f" officeooo:paragraph-rsid="21f79b9f"/>
    </style:style>
    <style:style style:name="P26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264" style:family="paragraph" style:parent-style-name="Heading_20_2">
      <style:text-properties officeooo:paragraph-rsid="21e9668e"/>
    </style:style>
    <style:style style:name="P265" style:family="paragraph" style:parent-style-name="Heading_20_2">
      <style:text-properties officeooo:rsid="21597f75" officeooo:paragraph-rsid="21e9668e"/>
    </style:style>
    <style:style style:name="P266" style:family="paragraph" style:parent-style-name="Heading_20_2">
      <style:text-properties officeooo:rsid="217f35c7" officeooo:paragraph-rsid="217f35c7"/>
    </style:style>
    <style:style style:name="P267" style:family="paragraph" style:parent-style-name="Heading_20_2">
      <style:text-properties officeooo:rsid="212cf21c" officeooo:paragraph-rsid="212cf21c"/>
    </style:style>
    <style:style style:name="P268" style:family="paragraph" style:parent-style-name="Heading_20_2">
      <style:text-properties officeooo:rsid="212b88ed" officeooo:paragraph-rsid="212b88ed"/>
    </style:style>
    <style:style style:name="P269" style:family="paragraph" style:parent-style-name="Heading_20_2">
      <style:text-properties officeooo:rsid="2128d94f" officeooo:paragraph-rsid="2128d94f"/>
    </style:style>
    <style:style style:name="P270" style:family="paragraph" style:parent-style-name="Heading_20_2">
      <style:text-properties officeooo:rsid="2415a15d" officeooo:paragraph-rsid="2415a15d"/>
    </style:style>
    <style:style style:name="P271" style:family="paragraph" style:parent-style-name="Heading_20_2">
      <style:text-properties officeooo:rsid="2415a15d" officeooo:paragraph-rsid="244802c2"/>
    </style:style>
    <style:style style:name="P272" style:family="paragraph" style:parent-style-name="Heading_20_1">
      <style:text-properties officeooo:rsid="108bcbf7" officeooo:paragraph-rsid="202197c0"/>
    </style:style>
    <style:style style:name="P273" style:family="paragraph" style:parent-style-name="Heading_20_1">
      <style:text-properties officeooo:rsid="215d4e07" officeooo:paragraph-rsid="215d4e07"/>
    </style:style>
    <style:style style:name="P274" style:family="paragraph" style:parent-style-name="Heading_20_1">
      <style:text-properties officeooo:rsid="2236b9e5" officeooo:paragraph-rsid="2236b9e5"/>
    </style:style>
    <style:style style:name="P275" style:family="paragraph" style:parent-style-name="Heading_20_1">
      <style:text-properties officeooo:rsid="21e0b25b" officeooo:paragraph-rsid="21e0b25b"/>
    </style:style>
    <style:style style:name="P276" style:family="paragraph" style:parent-style-name="Heading_20_1">
      <style:text-properties officeooo:rsid="21de3bfb" officeooo:paragraph-rsid="21de3bfb"/>
    </style:style>
    <style:style style:name="P277" style:family="paragraph" style:parent-style-name="Text_20_body" style:master-page-name="Standard">
      <style:paragraph-properties fo:text-align="end" style:justify-single-word="false" style:page-number="auto"/>
      <style:text-properties officeooo:rsid="1efe6072" officeooo:paragraph-rsid="1efe6072"/>
    </style:style>
    <style:style style:name="P278" style:family="paragraph" style:parent-style-name="Text_20_body" style:list-style-name="L1">
      <style:text-properties officeooo:rsid="2024c342" officeooo:paragraph-rsid="23f3e835"/>
    </style:style>
    <style:style style:name="P279" style:family="paragraph" style:parent-style-name="Text_20_body" style:list-style-name="L2">
      <style:text-properties fo:language="cs" fo:country="CZ" officeooo:rsid="212cf64d" officeooo:paragraph-rsid="21e9668e" style:language-asian="cs" style:country-asian="CZ"/>
    </style:style>
    <style:style style:name="P280" style:family="paragraph" style:parent-style-name="Text_20_body" style:list-style-name="L5">
      <style:text-properties fo:language="cs" fo:country="CZ" officeooo:rsid="2022d038" officeooo:paragraph-rsid="2349b8a1" style:language-asian="cs" style:country-asian="CZ"/>
    </style:style>
    <style:style style:name="P281" style:family="paragraph" style:parent-style-name="Text_20_body" style:list-style-name="L5">
      <style:text-properties fo:language="cs" fo:country="CZ" officeooo:rsid="2022d038" officeooo:paragraph-rsid="22e5d946" style:language-asian="cs" style:country-asian="CZ"/>
    </style:style>
    <style:style style:name="P282" style:family="paragraph" style:parent-style-name="Text_20_body" style:list-style-name="L5">
      <style:text-properties fo:language="cs" fo:country="CZ" officeooo:rsid="2022d038" officeooo:paragraph-rsid="22e7537f" style:language-asian="cs" style:country-asian="CZ"/>
    </style:style>
    <style:style style:name="P283" style:family="paragraph" style:parent-style-name="Text_20_body" style:list-style-name="L5">
      <style:text-properties fo:language="cs" fo:country="CZ" officeooo:rsid="2022d038" officeooo:paragraph-rsid="22e7a051" style:language-asian="cs" style:country-asian="CZ"/>
    </style:style>
    <style:style style:name="P284" style:family="paragraph" style:parent-style-name="Text_20_body" style:list-style-name="L5">
      <style:text-properties fo:language="cs" fo:country="CZ" officeooo:rsid="2022d038" officeooo:paragraph-rsid="22e50c1a" style:language-asian="cs" style:country-asian="CZ"/>
    </style:style>
    <style:style style:name="P285" style:family="paragraph" style:parent-style-name="Text_20_body" style:list-style-name="L5">
      <style:text-properties fo:language="cs" fo:country="CZ" officeooo:rsid="2022d038" officeooo:paragraph-rsid="22eaa210" style:language-asian="cs" style:country-asian="CZ"/>
    </style:style>
    <style:style style:name="P286" style:family="paragraph" style:parent-style-name="Text_20_body" style:list-style-name="L5">
      <style:text-properties fo:language="cs" fo:country="CZ" officeooo:rsid="2022d038" officeooo:paragraph-rsid="22eb0b83" style:language-asian="cs" style:country-asian="CZ"/>
    </style:style>
    <style:style style:name="P287" style:family="paragraph" style:parent-style-name="Text_20_body" style:list-style-name="L5">
      <style:text-properties fo:language="cs" fo:country="CZ" officeooo:rsid="2022d038" officeooo:paragraph-rsid="22efc542" style:language-asian="cs" style:country-asian="CZ"/>
    </style:style>
    <style:style style:name="P288" style:family="paragraph" style:parent-style-name="Text_20_body" style:list-style-name="L5">
      <style:text-properties fo:language="cs" fo:country="CZ" officeooo:rsid="2022d038" officeooo:paragraph-rsid="22f36276" style:language-asian="cs" style:country-asian="CZ"/>
    </style:style>
    <style:style style:name="P289" style:family="paragraph" style:parent-style-name="Text_20_body" style:list-style-name="L14">
      <style:text-properties fo:language="cs" fo:country="CZ" officeooo:rsid="2022d038" officeooo:paragraph-rsid="216fef7d" style:language-asian="cs" style:country-asian="CZ"/>
    </style:style>
    <style:style style:name="P290" style:family="paragraph" style:parent-style-name="Text_20_body" style:list-style-name="L17">
      <style:text-properties fo:language="cs" fo:country="CZ" officeooo:rsid="2022d038" officeooo:paragraph-rsid="21996beb" style:language-asian="cs" style:country-asian="CZ"/>
    </style:style>
    <style:style style:name="P291" style:family="paragraph" style:parent-style-name="Text_20_body" style:list-style-name="L5">
      <style:text-properties fo:language="cs" fo:country="CZ" officeooo:rsid="22f4aacb" officeooo:paragraph-rsid="22f4aacb" style:language-asian="cs" style:country-asian="CZ"/>
    </style:style>
    <style:style style:name="P292" style:family="paragraph" style:parent-style-name="Text_20_body" style:list-style-name="L5">
      <style:text-properties fo:language="cs" fo:country="CZ" officeooo:rsid="22e976b1" officeooo:paragraph-rsid="22e976b1" style:language-asian="cs" style:country-asian="CZ"/>
    </style:style>
    <style:style style:name="P293" style:family="paragraph" style:parent-style-name="Text_20_body" style:list-style-name="L5">
      <style:text-properties fo:language="cs" fo:country="CZ" officeooo:rsid="22e976b1" officeooo:paragraph-rsid="22f36276" style:language-asian="cs" style:country-asian="CZ"/>
    </style:style>
    <style:style style:name="P294" style:family="paragraph" style:parent-style-name="Text_20_body" style:list-style-name="L19">
      <style:text-properties fo:language="cs" fo:country="CZ" officeooo:rsid="22e976b1" officeooo:paragraph-rsid="23c30856" style:language-asian="cs" style:country-asian="CZ"/>
    </style:style>
    <style:style style:name="P295" style:family="paragraph" style:parent-style-name="Text_20_body" style:list-style-name="L5">
      <style:text-properties fo:language="cs" fo:country="CZ" officeooo:rsid="22e50c1a" officeooo:paragraph-rsid="22eaa210" style:language-asian="cs" style:country-asian="CZ"/>
    </style:style>
    <style:style style:name="P296" style:family="paragraph" style:parent-style-name="Text_20_body" style:list-style-name="L7">
      <style:text-properties fo:language="cs" fo:country="CZ" officeooo:rsid="21537a33" officeooo:paragraph-rsid="21537a33" style:language-asian="cs" style:country-asian="CZ"/>
    </style:style>
    <style:style style:name="P297" style:family="paragraph" style:parent-style-name="Text_20_body" style:list-style-name="L7">
      <style:text-properties fo:language="cs" fo:country="CZ" officeooo:rsid="21537a33" officeooo:paragraph-rsid="23c30856" style:language-asian="cs" style:country-asian="CZ"/>
    </style:style>
    <style:style style:name="P298" style:family="paragraph" style:parent-style-name="Text_20_body" style:list-style-name="L7">
      <style:text-properties fo:language="cs" fo:country="CZ" officeooo:rsid="2065d056" officeooo:paragraph-rsid="2065d056" style:language-asian="cs" style:country-asian="CZ"/>
    </style:style>
    <style:style style:name="P299" style:family="paragraph" style:parent-style-name="Text_20_body" style:list-style-name="L7">
      <style:text-properties fo:language="cs" fo:country="CZ" officeooo:rsid="2065d056" officeooo:paragraph-rsid="23c30856" style:language-asian="cs" style:country-asian="CZ"/>
    </style:style>
    <style:style style:name="P300" style:family="paragraph" style:parent-style-name="Text_20_body" style:list-style-name="L11">
      <style:text-properties fo:language="cs" fo:country="CZ" officeooo:rsid="216a5f13" officeooo:paragraph-rsid="216a5f13" style:language-asian="cs" style:country-asian="CZ"/>
    </style:style>
    <style:style style:name="P301" style:family="paragraph" style:parent-style-name="Text_20_body" style:list-style-name="L14">
      <style:text-properties fo:language="cs" fo:country="CZ" officeooo:rsid="216fef7d" officeooo:paragraph-rsid="216fef7d" style:language-asian="cs" style:country-asian="CZ"/>
    </style:style>
    <style:style style:name="P302" style:family="paragraph" style:parent-style-name="Text_20_body" style:list-style-name="L14">
      <style:text-properties fo:language="cs" fo:country="CZ" officeooo:rsid="216fef7d" officeooo:paragraph-rsid="23637825" style:language-asian="cs" style:country-asian="CZ"/>
    </style:style>
    <style:style style:name="P303" style:family="paragraph" style:parent-style-name="Text_20_body" style:list-style-name="L7">
      <style:text-properties fo:language="cs" fo:country="CZ" officeooo:rsid="216fef7d" officeooo:paragraph-rsid="23637825" style:language-asian="cs" style:country-asian="CZ"/>
    </style:style>
    <style:style style:name="P304"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305"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306"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307"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308"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309"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310"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311"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31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313"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314"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315"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316"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317"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318"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319"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320"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321" style:family="paragraph" style:parent-style-name="Text_20_body" style:list-style-name="L41">
      <style:text-properties fo:language="cs" fo:country="CZ" officeooo:rsid="240b9cc4" officeooo:paragraph-rsid="240b9cc4"/>
    </style:style>
    <style:style style:name="P322"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323"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324"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325"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326"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327"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328"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329"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30"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331"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332"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33"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34"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35"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36"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37"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38"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39"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40"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41"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42"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43"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44"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45"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46"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47"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48"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49"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50"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351" style:family="paragraph" style:parent-style-name="Text_20_body" style:list-style-name="L34">
      <style:text-properties style:text-line-through-style="none" style:text-line-through-type="none" officeooo:rsid="212834b8" officeooo:paragraph-rsid="212834b8"/>
    </style:style>
    <style:style style:name="P352" style:family="paragraph" style:parent-style-name="Text_20_body" style:list-style-name="L4">
      <style:text-properties officeooo:rsid="20ef5728" officeooo:paragraph-rsid="21e9668e"/>
    </style:style>
    <style:style style:name="P353" style:family="paragraph" style:parent-style-name="Text_20_body" style:list-style-name="L5"/>
    <style:style style:name="P354" style:family="paragraph" style:parent-style-name="Text_20_body" style:list-style-name="L5">
      <style:text-properties officeooo:paragraph-rsid="221e937b"/>
    </style:style>
    <style:style style:name="P355" style:family="paragraph" style:parent-style-name="Text_20_body" style:list-style-name="L5">
      <style:text-properties officeooo:rsid="215eb081" officeooo:paragraph-rsid="215eb081"/>
    </style:style>
    <style:style style:name="P356" style:family="paragraph" style:parent-style-name="Text_20_body" style:list-style-name="L5">
      <style:text-properties officeooo:rsid="21605ebf" officeooo:paragraph-rsid="21ab8207"/>
    </style:style>
    <style:style style:name="P357" style:family="paragraph" style:parent-style-name="Text_20_body" style:list-style-name="L6">
      <style:text-properties officeooo:rsid="2052d536" officeooo:paragraph-rsid="205aec31"/>
    </style:style>
    <style:style style:name="P358" style:family="paragraph" style:parent-style-name="Text_20_body" style:list-style-name="L7">
      <style:text-properties officeooo:paragraph-rsid="2332e601"/>
    </style:style>
    <style:style style:name="P359" style:family="paragraph" style:parent-style-name="Text_20_body" style:list-style-name="L7">
      <style:text-properties officeooo:paragraph-rsid="2065d056"/>
    </style:style>
    <style:style style:name="P360" style:family="paragraph" style:parent-style-name="Text_20_body" style:list-style-name="L7">
      <style:text-properties officeooo:paragraph-rsid="23c30856"/>
    </style:style>
    <style:style style:name="P361" style:family="paragraph" style:parent-style-name="Text_20_body" style:list-style-name="L7">
      <style:text-properties officeooo:paragraph-rsid="23e6ad01"/>
    </style:style>
    <style:style style:name="P362" style:family="paragraph" style:parent-style-name="Text_20_body" style:list-style-name="L7">
      <style:text-properties officeooo:rsid="20dd41c4" officeooo:paragraph-rsid="232c9c53"/>
    </style:style>
    <style:style style:name="P363" style:family="paragraph" style:parent-style-name="Text_20_body" style:list-style-name="L7">
      <style:text-properties officeooo:rsid="20dd41c4" officeooo:paragraph-rsid="21537a33"/>
    </style:style>
    <style:style style:name="P364" style:family="paragraph" style:parent-style-name="Text_20_body" style:list-style-name="L7">
      <style:text-properties officeooo:rsid="20dd41c4" officeooo:paragraph-rsid="23297522"/>
    </style:style>
    <style:style style:name="P365" style:family="paragraph" style:parent-style-name="Text_20_body" style:list-style-name="L7">
      <style:text-properties officeooo:rsid="20dd41c4" officeooo:paragraph-rsid="216ba9fc"/>
    </style:style>
    <style:style style:name="P366" style:family="paragraph" style:parent-style-name="Text_20_body" style:list-style-name="L7">
      <style:text-properties officeooo:rsid="20dd41c4" officeooo:paragraph-rsid="23c30856"/>
    </style:style>
    <style:style style:name="P367" style:family="paragraph" style:parent-style-name="Text_20_body" style:list-style-name="L7">
      <style:text-properties officeooo:rsid="21556a76" officeooo:paragraph-rsid="221e54e3"/>
    </style:style>
    <style:style style:name="P368" style:family="paragraph" style:parent-style-name="Text_20_body" style:list-style-name="L7">
      <style:text-properties officeooo:rsid="21556a76" officeooo:paragraph-rsid="23c30856"/>
    </style:style>
    <style:style style:name="P369" style:family="paragraph" style:parent-style-name="Text_20_body" style:list-style-name="L10">
      <style:text-properties officeooo:rsid="21556a76" officeooo:paragraph-rsid="231e8445"/>
    </style:style>
    <style:style style:name="P370" style:family="paragraph" style:parent-style-name="Text_20_body" style:list-style-name="L10">
      <style:text-properties officeooo:rsid="21556a76" officeooo:paragraph-rsid="232057a1"/>
    </style:style>
    <style:style style:name="P371" style:family="paragraph" style:parent-style-name="Text_20_body" style:list-style-name="L10">
      <style:text-properties officeooo:rsid="21556a76" officeooo:paragraph-rsid="232231a2"/>
    </style:style>
    <style:style style:name="P372" style:family="paragraph" style:parent-style-name="Text_20_body" style:list-style-name="L7">
      <style:text-properties officeooo:rsid="21211fb4" officeooo:paragraph-rsid="23631931"/>
    </style:style>
    <style:style style:name="P373" style:family="paragraph" style:parent-style-name="Text_20_body" style:list-style-name="L7">
      <style:text-properties officeooo:rsid="21211fb4" officeooo:paragraph-rsid="23c30856"/>
    </style:style>
    <style:style style:name="P374" style:family="paragraph" style:parent-style-name="Text_20_body" style:list-style-name="L7">
      <style:text-properties officeooo:rsid="21537a33" officeooo:paragraph-rsid="2307f958"/>
    </style:style>
    <style:style style:name="P375" style:family="paragraph" style:parent-style-name="Text_20_body" style:list-style-name="L7">
      <style:text-properties officeooo:rsid="21537a33" officeooo:paragraph-rsid="21537a33"/>
    </style:style>
    <style:style style:name="P376" style:family="paragraph" style:parent-style-name="Text_20_body" style:list-style-name="L7">
      <style:text-properties officeooo:rsid="21537a33" officeooo:paragraph-rsid="23e690ea"/>
    </style:style>
    <style:style style:name="P377" style:family="paragraph" style:parent-style-name="Text_20_body" style:list-style-name="L7">
      <style:text-properties officeooo:rsid="21537a33" officeooo:paragraph-rsid="23c30856"/>
    </style:style>
    <style:style style:name="P378" style:family="paragraph" style:parent-style-name="Text_20_body" style:list-style-name="L8">
      <style:text-properties officeooo:paragraph-rsid="21577601"/>
    </style:style>
    <style:style style:name="P379" style:family="paragraph" style:parent-style-name="Text_20_body" style:list-style-name="L7">
      <style:text-properties officeooo:rsid="21577601" officeooo:paragraph-rsid="232f7481"/>
    </style:style>
    <style:style style:name="P380" style:family="paragraph" style:parent-style-name="Text_20_body" style:list-style-name="L7">
      <style:text-properties officeooo:rsid="21577601" officeooo:paragraph-rsid="23c30856"/>
    </style:style>
    <style:style style:name="P381" style:family="paragraph" style:parent-style-name="Text_20_body" style:list-style-name="L9">
      <style:text-properties officeooo:paragraph-rsid="2331678d"/>
    </style:style>
    <style:style style:name="P382" style:family="paragraph" style:parent-style-name="Text_20_body" style:list-style-name="L10">
      <style:text-properties officeooo:paragraph-rsid="2165869a"/>
    </style:style>
    <style:style style:name="P383" style:family="paragraph" style:parent-style-name="Text_20_body" style:list-style-name="L10">
      <style:text-properties officeooo:paragraph-rsid="2332e601"/>
    </style:style>
    <style:style style:name="P384" style:family="paragraph" style:parent-style-name="Text_20_body" style:list-style-name="L10">
      <style:text-properties officeooo:rsid="216a235d" officeooo:paragraph-rsid="216a235d"/>
    </style:style>
    <style:style style:name="P385" style:family="paragraph" style:parent-style-name="Text_20_body" style:list-style-name="L11">
      <style:text-properties officeooo:paragraph-rsid="216a5f13"/>
    </style:style>
    <style:style style:name="P386" style:family="paragraph" style:parent-style-name="Text_20_body" style:list-style-name="L12">
      <style:text-properties officeooo:rsid="20cbce30" officeooo:paragraph-rsid="211d0b7d"/>
    </style:style>
    <style:style style:name="P387" style:family="paragraph" style:parent-style-name="Text_20_body" style:list-style-name="L13">
      <style:text-properties officeooo:rsid="20cbce30" officeooo:paragraph-rsid="211d0b7d"/>
    </style:style>
    <style:style style:name="P388" style:family="paragraph" style:parent-style-name="Text_20_body" style:list-style-name="L13">
      <style:text-properties officeooo:rsid="20cd3211" officeooo:paragraph-rsid="211d0b7d"/>
    </style:style>
    <style:style style:name="P389" style:family="paragraph" style:parent-style-name="Text_20_body" style:list-style-name="L13">
      <style:text-properties officeooo:rsid="20d16baa" officeooo:paragraph-rsid="211d0b7d"/>
    </style:style>
    <style:style style:name="P390" style:family="paragraph" style:parent-style-name="Text_20_body" style:list-style-name="L13">
      <style:text-properties officeooo:rsid="21d96890" officeooo:paragraph-rsid="21d96890"/>
    </style:style>
    <style:style style:name="P391" style:family="paragraph" style:parent-style-name="Text_20_body" style:list-style-name="L7">
      <style:text-properties officeooo:rsid="237ee0db" officeooo:paragraph-rsid="237ee0db"/>
    </style:style>
    <style:style style:name="P392" style:family="paragraph" style:parent-style-name="Text_20_body" style:list-style-name="L14">
      <style:text-properties officeooo:rsid="216fef7d" officeooo:paragraph-rsid="216fef7d"/>
    </style:style>
    <style:style style:name="P393" style:family="paragraph" style:parent-style-name="Text_20_body" style:list-style-name="L7">
      <style:text-properties officeooo:rsid="216fef7d" officeooo:paragraph-rsid="23625b74"/>
    </style:style>
    <style:style style:name="P394" style:family="paragraph" style:parent-style-name="Text_20_body" style:list-style-name="L15">
      <style:text-properties officeooo:rsid="21f79b9f" officeooo:paragraph-rsid="2202c6b8"/>
    </style:style>
    <style:style style:name="P395" style:family="paragraph" style:parent-style-name="Text_20_body" style:list-style-name="L15">
      <style:text-properties officeooo:rsid="21f79eda" officeooo:paragraph-rsid="21f79eda"/>
    </style:style>
    <style:style style:name="P396" style:family="paragraph" style:parent-style-name="Text_20_body" style:list-style-name="L16">
      <style:text-properties officeooo:rsid="22107167" officeooo:paragraph-rsid="22107167"/>
    </style:style>
    <style:style style:name="P397" style:family="paragraph" style:parent-style-name="Text_20_body" style:list-style-name="L17">
      <style:text-properties officeooo:paragraph-rsid="233724c6"/>
    </style:style>
    <style:style style:name="P398" style:family="paragraph" style:parent-style-name="Text_20_body" style:list-style-name="L17">
      <style:text-properties officeooo:rsid="21996beb" officeooo:paragraph-rsid="21996beb"/>
    </style:style>
    <style:style style:name="P399" style:family="paragraph" style:parent-style-name="Text_20_body" style:list-style-name="L20">
      <style:text-properties officeooo:paragraph-rsid="23c30856"/>
    </style:style>
    <style:style style:name="P400" style:family="paragraph" style:parent-style-name="Text_20_body" style:list-style-name="L21">
      <style:text-properties officeooo:paragraph-rsid="23c30856"/>
    </style:style>
    <style:style style:name="P401" style:family="paragraph" style:parent-style-name="Text_20_body" style:list-style-name="L22">
      <style:text-properties officeooo:paragraph-rsid="215d4e07"/>
    </style:style>
    <style:style style:name="P402" style:family="paragraph" style:parent-style-name="Text_20_body" style:list-style-name="L22">
      <style:text-properties officeooo:rsid="215d4e07" officeooo:paragraph-rsid="215d4e07"/>
    </style:style>
    <style:style style:name="P403" style:family="paragraph" style:parent-style-name="Text_20_body" style:list-style-name="L23">
      <style:text-properties officeooo:rsid="217f35c7" officeooo:paragraph-rsid="217f35c7"/>
    </style:style>
    <style:style style:name="P404" style:family="paragraph" style:parent-style-name="Text_20_body" style:list-style-name="L24">
      <style:text-properties officeooo:rsid="217f35c7" officeooo:paragraph-rsid="217f35c7"/>
    </style:style>
    <style:style style:name="P405" style:family="paragraph" style:parent-style-name="Text_20_body" style:list-style-name="L25">
      <style:text-properties officeooo:rsid="217f35c7" officeooo:paragraph-rsid="217f35c7"/>
    </style:style>
    <style:style style:name="P406" style:family="paragraph" style:parent-style-name="Text_20_body" style:list-style-name="L26">
      <style:text-properties officeooo:rsid="217f35c7" officeooo:paragraph-rsid="217f35c7"/>
    </style:style>
    <style:style style:name="P407" style:family="paragraph" style:parent-style-name="Text_20_body" style:list-style-name="L27">
      <style:text-properties officeooo:rsid="229f4bef" officeooo:paragraph-rsid="229f4bef"/>
    </style:style>
    <style:style style:name="P408" style:family="paragraph" style:parent-style-name="Text_20_body" style:list-style-name="L28">
      <style:text-properties officeooo:rsid="217d02ee" officeooo:paragraph-rsid="217d02ee"/>
    </style:style>
    <style:style style:name="P409" style:family="paragraph" style:parent-style-name="Text_20_body" style:list-style-name="L29">
      <style:text-properties officeooo:rsid="217cd243" officeooo:paragraph-rsid="217cd243"/>
    </style:style>
    <style:style style:name="P410" style:family="paragraph" style:parent-style-name="Text_20_body" style:list-style-name="L30">
      <style:text-properties officeooo:rsid="21806ad2" officeooo:paragraph-rsid="21806ad2"/>
    </style:style>
    <style:style style:name="P411" style:family="paragraph" style:parent-style-name="Text_20_body" style:list-style-name="L30">
      <style:text-properties officeooo:rsid="24004c24" officeooo:paragraph-rsid="24004c24"/>
    </style:style>
    <style:style style:name="P412" style:family="paragraph" style:parent-style-name="Text_20_body" style:list-style-name="L30">
      <style:text-properties officeooo:rsid="2181dc18" officeooo:paragraph-rsid="21806ad2"/>
    </style:style>
    <style:style style:name="P413" style:family="paragraph" style:parent-style-name="Text_20_body" style:list-style-name="L30">
      <style:text-properties officeooo:rsid="2181dc18" officeooo:paragraph-rsid="2181dc18"/>
    </style:style>
    <style:style style:name="P414" style:family="paragraph" style:parent-style-name="Text_20_body" style:list-style-name="L31">
      <style:text-properties officeooo:rsid="2181dc18" officeooo:paragraph-rsid="2181dc18"/>
    </style:style>
    <style:style style:name="P415" style:family="paragraph" style:parent-style-name="Text_20_body" style:list-style-name="L30">
      <style:text-properties officeooo:rsid="2186a45d" officeooo:paragraph-rsid="2186a45d"/>
    </style:style>
    <style:style style:name="P416" style:family="paragraph" style:parent-style-name="Text_20_body" style:list-style-name="L31">
      <style:text-properties officeooo:rsid="21882840" officeooo:paragraph-rsid="21882840"/>
    </style:style>
    <style:style style:name="P417" style:family="paragraph" style:parent-style-name="Text_20_body" style:list-style-name="L32">
      <style:text-properties officeooo:rsid="2128d94f" officeooo:paragraph-rsid="2128d94f"/>
    </style:style>
    <style:style style:name="P418" style:family="paragraph" style:parent-style-name="Text_20_body" style:list-style-name="L33">
      <style:text-properties officeooo:rsid="2128d94f" officeooo:paragraph-rsid="2128d94f"/>
    </style:style>
    <style:style style:name="P419" style:family="paragraph" style:parent-style-name="Text_20_body" style:list-style-name="L35">
      <style:text-properties officeooo:rsid="218cfb5a" officeooo:paragraph-rsid="218cfb5a"/>
    </style:style>
    <style:style style:name="P420" style:family="paragraph" style:parent-style-name="Text_20_body" style:list-style-name="L35">
      <style:text-properties officeooo:rsid="218eee67" officeooo:paragraph-rsid="218eee67"/>
    </style:style>
    <style:style style:name="P421" style:family="paragraph" style:parent-style-name="Text_20_body" style:list-style-name="L35">
      <style:text-properties officeooo:rsid="219226d3" officeooo:paragraph-rsid="219226d3"/>
    </style:style>
    <style:style style:name="P422" style:family="paragraph" style:parent-style-name="Text_20_body" style:list-style-name="L35">
      <style:text-properties officeooo:rsid="218f7dde" officeooo:paragraph-rsid="218f7dde"/>
    </style:style>
    <style:style style:name="P423" style:family="paragraph" style:parent-style-name="Text_20_body" style:list-style-name="L36">
      <style:text-properties officeooo:rsid="240e4950" officeooo:paragraph-rsid="2411e24c"/>
    </style:style>
    <style:style style:name="P424" style:family="paragraph" style:parent-style-name="Text_20_body" style:list-style-name="L36">
      <style:text-properties officeooo:rsid="240e4950" officeooo:paragraph-rsid="240e4950"/>
    </style:style>
    <style:style style:name="P425" style:family="paragraph" style:parent-style-name="Text_20_body" style:list-style-name="L37">
      <style:text-properties officeooo:rsid="2237b1e2" officeooo:paragraph-rsid="2237b1e2"/>
    </style:style>
    <style:style style:name="P426" style:family="paragraph" style:parent-style-name="Text_20_body" style:list-style-name="L38">
      <style:text-properties officeooo:rsid="2237b1e2" officeooo:paragraph-rsid="2237b1e2"/>
    </style:style>
    <style:style style:name="P427" style:family="paragraph" style:parent-style-name="Text_20_body" style:list-style-name="L39">
      <style:text-properties officeooo:rsid="21e40ee3" officeooo:paragraph-rsid="21e40ee3"/>
    </style:style>
    <style:style style:name="P428" style:family="paragraph" style:parent-style-name="Text_20_body" style:list-style-name="L42">
      <style:text-properties officeooo:rsid="2432a1ec" officeooo:paragraph-rsid="2444f0d8"/>
    </style:style>
    <style:style style:name="P429" style:family="paragraph" style:parent-style-name="Text_20_body">
      <style:text-properties officeooo:rsid="2152db7f" officeooo:paragraph-rsid="2455efb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fo:language="cs" fo:country="CZ"/>
    </style:style>
    <style:style style:name="T26" style:family="text">
      <style:text-properties fo:language="cs" fo:country="CZ" fo:font-style="italic" style:language-asian="cs" style:country-asian="CZ" style:font-style-asian="italic" style:font-style-complex="italic"/>
    </style:style>
    <style:style style:name="T27" style:family="text">
      <style:text-properties fo:language="cs" fo:country="CZ" fo:font-style="italic" officeooo:rsid="20759c9f" style:language-asian="cs" style:country-asian="CZ" style:font-style-asian="italic" style:font-style-complex="italic"/>
    </style:style>
    <style:style style:name="T28" style:family="text">
      <style:text-properties fo:language="cs" fo:country="CZ" fo:font-style="italic" officeooo:rsid="20a19e91" style:language-asian="cs" style:country-asian="CZ" style:font-style-asian="italic" style:font-style-complex="italic"/>
    </style:style>
    <style:style style:name="T29" style:family="text">
      <style:text-properties fo:language="cs" fo:country="CZ" fo:font-style="italic" officeooo:rsid="20a75113" style:language-asian="cs" style:country-asian="CZ" style:font-style-asian="italic" style:font-style-complex="italic"/>
    </style:style>
    <style:style style:name="T30" style:family="text">
      <style:text-properties fo:language="cs" fo:country="CZ" fo:font-style="italic" officeooo:rsid="20a56c6b" style:language-asian="cs" style:country-asian="CZ" style:font-style-asian="italic" style:font-style-complex="italic"/>
    </style:style>
    <style:style style:name="T31" style:family="text">
      <style:text-properties fo:language="cs" fo:country="CZ" fo:font-style="italic" officeooo:rsid="216ba9fc" style:language-asian="cs" style:country-asian="CZ" style:font-style-asian="italic" style:font-style-complex="italic"/>
    </style:style>
    <style:style style:name="T32" style:family="text">
      <style:text-properties fo:language="cs" fo:country="CZ" fo:font-style="italic" officeooo:rsid="21966d5f" style:language-asian="cs" style:country-asian="CZ" style:font-style-asian="italic" style:font-style-complex="italic"/>
    </style:style>
    <style:style style:name="T33" style:family="text">
      <style:text-properties fo:language="cs" fo:country="CZ" fo:font-style="italic" officeooo:rsid="21ad8828" style:language-asian="cs" style:country-asian="CZ" style:font-style-asian="italic" style:font-style-complex="italic"/>
    </style:style>
    <style:style style:name="T34" style:family="text">
      <style:text-properties fo:language="cs" fo:country="CZ" fo:font-style="italic" officeooo:rsid="20774db6" style:language-asian="cs" style:country-asian="CZ" style:font-style-asian="italic" style:font-style-complex="italic"/>
    </style:style>
    <style:style style:name="T35" style:family="text">
      <style:text-properties fo:language="cs" fo:country="CZ" fo:font-style="italic" officeooo:rsid="21b1e115" style:language-asian="cs" style:country-asian="CZ" style:font-style-asian="italic" style:font-style-complex="italic"/>
    </style:style>
    <style:style style:name="T36" style:family="text">
      <style:text-properties fo:language="cs" fo:country="CZ" fo:font-style="italic" officeooo:rsid="22197097" style:language-asian="cs" style:country-asian="CZ" style:font-style-asian="italic" style:font-style-complex="italic"/>
    </style:style>
    <style:style style:name="T37" style:family="text">
      <style:text-properties fo:language="cs" fo:country="CZ" fo:font-style="italic" officeooo:rsid="20e96c9d" style:language-asian="cs" style:country-asian="CZ" style:font-style-asian="italic" style:font-style-complex="italic"/>
    </style:style>
    <style:style style:name="T38" style:family="text">
      <style:text-properties fo:language="cs" fo:country="CZ" fo:font-style="italic" officeooo:rsid="223e7fa9" style:language-asian="cs" style:country-asian="CZ" style:font-style-asian="italic" style:font-style-complex="italic"/>
    </style:style>
    <style:style style:name="T39" style:family="text">
      <style:text-properties fo:language="cs" fo:country="CZ" fo:font-style="italic" officeooo:rsid="22404075" style:language-asian="cs" style:country-asian="CZ" style:font-style-asian="italic" style:font-style-complex="italic"/>
    </style:style>
    <style:style style:name="T40" style:family="text">
      <style:text-properties fo:language="cs" fo:country="CZ" fo:font-style="italic" officeooo:rsid="224ad8f1" style:language-asian="cs" style:country-asian="CZ" style:font-style-asian="italic" style:font-style-complex="italic"/>
    </style:style>
    <style:style style:name="T41" style:family="text">
      <style:text-properties fo:language="cs" fo:country="CZ" fo:font-style="italic" officeooo:rsid="224b196c" style:language-asian="cs" style:country-asian="CZ" style:font-style-asian="italic" style:font-style-complex="italic"/>
    </style:style>
    <style:style style:name="T42" style:family="text">
      <style:text-properties fo:language="cs" fo:country="CZ" fo:font-style="italic" officeooo:rsid="2257a472" style:language-asian="cs" style:country-asian="CZ" style:font-style-asian="italic" style:font-style-complex="italic"/>
    </style:style>
    <style:style style:name="T43" style:family="text">
      <style:text-properties fo:language="cs" fo:country="CZ" fo:font-style="italic" officeooo:rsid="16077e11" style:language-asian="cs" style:country-asian="CZ" style:font-style-asian="italic" style:font-style-complex="italic"/>
    </style:style>
    <style:style style:name="T44" style:family="text">
      <style:text-properties fo:language="cs" fo:country="CZ" fo:font-style="italic" officeooo:rsid="2264f721" style:language-asian="cs" style:country-asian="CZ" style:font-style-asian="italic" style:font-style-complex="italic"/>
    </style:style>
    <style:style style:name="T45" style:family="text">
      <style:text-properties fo:language="cs" fo:country="CZ" fo:font-style="italic" officeooo:rsid="2262950f" style:language-asian="cs" style:country-asian="CZ" style:font-style-asian="italic" style:font-style-complex="italic"/>
    </style:style>
    <style:style style:name="T46" style:family="text">
      <style:text-properties fo:language="cs" fo:country="CZ" fo:font-style="italic" officeooo:rsid="2270d6b1" style:language-asian="cs" style:country-asian="CZ" style:font-style-asian="italic" style:font-style-complex="italic"/>
    </style:style>
    <style:style style:name="T47" style:family="text">
      <style:text-properties fo:language="cs" fo:country="CZ" fo:font-style="italic" officeooo:rsid="2270e0f8" style:language-asian="cs" style:country-asian="CZ" style:font-style-asian="italic" style:font-style-complex="italic"/>
    </style:style>
    <style:style style:name="T48" style:family="text">
      <style:text-properties fo:language="cs" fo:country="CZ" fo:font-style="italic" officeooo:rsid="227187a1" style:language-asian="cs" style:country-asian="CZ" style:font-style-asian="italic" style:font-style-complex="italic"/>
    </style:style>
    <style:style style:name="T49" style:family="text">
      <style:text-properties fo:language="cs" fo:country="CZ" fo:font-style="italic" officeooo:rsid="227200b6" style:language-asian="cs" style:country-asian="CZ" style:font-style-asian="italic" style:font-style-complex="italic"/>
    </style:style>
    <style:style style:name="T50" style:family="text">
      <style:text-properties fo:language="cs" fo:country="CZ" fo:font-style="italic" officeooo:rsid="22800e48" style:language-asian="cs" style:country-asian="CZ" style:font-style-asian="italic" style:font-style-complex="italic"/>
    </style:style>
    <style:style style:name="T51" style:family="text">
      <style:text-properties fo:language="cs" fo:country="CZ" fo:font-style="italic" officeooo:rsid="2282078d" style:language-asian="cs" style:country-asian="CZ" style:font-style-asian="italic" style:font-style-complex="italic"/>
    </style:style>
    <style:style style:name="T52" style:family="text">
      <style:text-properties fo:language="cs" fo:country="CZ" fo:font-style="italic" officeooo:rsid="228a945e" style:language-asian="cs" style:country-asian="CZ" style:font-style-asian="italic" style:font-style-complex="italic"/>
    </style:style>
    <style:style style:name="T53" style:family="text">
      <style:text-properties fo:language="cs" fo:country="CZ" fo:font-style="italic" officeooo:rsid="228dc0f3" style:language-asian="cs" style:country-asian="CZ" style:font-style-asian="italic" style:font-style-complex="italic"/>
    </style:style>
    <style:style style:name="T54" style:family="text">
      <style:text-properties fo:language="cs" fo:country="CZ" fo:font-style="italic" officeooo:rsid="228eef0d" style:language-asian="cs" style:country-asian="CZ" style:font-style-asian="italic" style:font-style-complex="italic"/>
    </style:style>
    <style:style style:name="T55" style:family="text">
      <style:text-properties fo:language="cs" fo:country="CZ" fo:font-style="italic" officeooo:rsid="2297aba1" style:language-asian="cs" style:country-asian="CZ" style:font-style-asian="italic" style:font-style-complex="italic"/>
    </style:style>
    <style:style style:name="T56" style:family="text">
      <style:text-properties fo:language="cs" fo:country="CZ" fo:font-style="italic" officeooo:rsid="2297affa" style:language-asian="cs" style:country-asian="CZ" style:font-style-asian="italic" style:font-style-complex="italic"/>
    </style:style>
    <style:style style:name="T57" style:family="text">
      <style:text-properties fo:language="cs" fo:country="CZ" fo:font-style="italic" officeooo:rsid="229c2711" style:language-asian="cs" style:country-asian="CZ" style:font-style-asian="italic" style:font-style-complex="italic"/>
    </style:style>
    <style:style style:name="T58" style:family="text">
      <style:text-properties fo:language="cs" fo:country="CZ" fo:font-style="italic" officeooo:rsid="22a49575" style:language-asian="cs" style:country-asian="CZ" style:font-style-asian="italic" style:font-style-complex="italic"/>
    </style:style>
    <style:style style:name="T59" style:family="text">
      <style:text-properties fo:language="cs" fo:country="CZ" fo:font-style="italic" officeooo:rsid="2070f8c1" style:language-asian="cs" style:country-asian="CZ" style:font-style-asian="italic" style:font-style-complex="italic"/>
    </style:style>
    <style:style style:name="T60" style:family="text">
      <style:text-properties fo:language="cs" fo:country="CZ" fo:font-style="italic" officeooo:rsid="23297522" style:language-asian="cs" style:country-asian="CZ" style:font-style-asian="italic" style:font-style-complex="italic"/>
    </style:style>
    <style:style style:name="T61" style:family="text">
      <style:text-properties fo:language="cs" fo:country="CZ" fo:font-style="italic" officeooo:rsid="233a4c33" style:language-asian="cs" style:country-asian="CZ" style:font-style-asian="italic" style:font-style-complex="italic"/>
    </style:style>
    <style:style style:name="T62" style:family="text">
      <style:text-properties fo:language="cs" fo:country="CZ" fo:font-style="italic" officeooo:rsid="21bdf1e6" style:language-asian="cs" style:country-asian="CZ" style:font-style-asian="italic" style:font-style-complex="italic"/>
    </style:style>
    <style:style style:name="T63" style:family="text">
      <style:text-properties fo:language="cs" fo:country="CZ" fo:font-style="italic" officeooo:rsid="237ee0db" style:language-asian="cs" style:country-asian="CZ" style:font-style-asian="italic" style:font-style-complex="italic"/>
    </style:style>
    <style:style style:name="T64" style:family="text">
      <style:text-properties fo:language="cs" fo:country="CZ" fo:font-style="italic" officeooo:rsid="2395a884" style:language-asian="cs" style:country-asian="CZ" style:font-style-asian="italic" style:font-style-complex="italic"/>
    </style:style>
    <style:style style:name="T65" style:family="text">
      <style:text-properties fo:language="cs" fo:country="CZ" fo:font-style="italic" officeooo:rsid="2397efe5" style:language-asian="cs" style:country-asian="CZ" style:font-style-asian="italic" style:font-style-complex="italic"/>
    </style:style>
    <style:style style:name="T66" style:family="text">
      <style:text-properties fo:language="cs" fo:country="CZ" fo:font-style="italic" officeooo:rsid="239baad3" style:language-asian="cs" style:country-asian="CZ" style:font-style-asian="italic" style:font-style-complex="italic"/>
    </style:style>
    <style:style style:name="T67" style:family="text">
      <style:text-properties fo:language="cs" fo:country="CZ" fo:font-style="italic" officeooo:rsid="239f3212" style:language-asian="cs" style:country-asian="CZ" style:font-style-asian="italic" style:font-style-complex="italic"/>
    </style:style>
    <style:style style:name="T68" style:family="text">
      <style:text-properties fo:language="cs" fo:country="CZ" fo:font-style="italic" officeooo:rsid="23a66355" style:language-asian="cs" style:country-asian="CZ" style:font-style-asian="italic" style:font-style-complex="italic"/>
    </style:style>
    <style:style style:name="T69" style:family="text">
      <style:text-properties fo:language="cs" fo:country="CZ" fo:font-style="italic" officeooo:rsid="23a68aaa" style:language-asian="cs" style:country-asian="CZ" style:font-style-asian="italic" style:font-style-complex="italic"/>
    </style:style>
    <style:style style:name="T70" style:family="text">
      <style:text-properties fo:language="cs" fo:country="CZ" fo:font-style="italic" officeooo:rsid="23b742fd" style:language-asian="cs" style:country-asian="CZ" style:font-style-asian="italic" style:font-style-complex="italic"/>
    </style:style>
    <style:style style:name="T71" style:family="text">
      <style:text-properties fo:language="cs" fo:country="CZ" fo:font-style="italic" officeooo:rsid="23bc305e" style:language-asian="cs" style:country-asian="CZ" style:font-style-asian="italic" style:font-style-complex="italic"/>
    </style:style>
    <style:style style:name="T72" style:family="text">
      <style:text-properties fo:language="cs" fo:country="CZ" fo:font-style="italic" officeooo:rsid="239ee6d2" style:language-asian="cs" style:country-asian="CZ" style:font-style-asian="italic" style:font-style-complex="italic"/>
    </style:style>
    <style:style style:name="T73" style:family="text">
      <style:text-properties fo:language="cs" fo:country="CZ" fo:font-style="italic" officeooo:rsid="23cb1884" style:language-asian="cs" style:country-asian="CZ" style:font-style-asian="italic" style:font-style-complex="italic"/>
    </style:style>
    <style:style style:name="T74" style:family="text">
      <style:text-properties fo:language="cs" fo:country="CZ" fo:font-style="italic" officeooo:rsid="23c97ddf" style:language-asian="cs" style:country-asian="CZ" style:font-style-asian="italic" style:font-style-complex="italic"/>
    </style:style>
    <style:style style:name="T75" style:family="text">
      <style:text-properties fo:language="cs" fo:country="CZ" fo:font-style="italic" officeooo:rsid="23cc4087" style:language-asian="cs" style:country-asian="CZ" style:font-style-asian="italic" style:font-style-complex="italic"/>
    </style:style>
    <style:style style:name="T76" style:family="text">
      <style:text-properties fo:language="cs" fo:country="CZ" fo:font-style="italic" officeooo:rsid="23d24716" style:language-asian="cs" style:country-asian="CZ" style:font-style-asian="italic" style:font-style-complex="italic"/>
    </style:style>
    <style:style style:name="T77" style:family="text">
      <style:text-properties fo:language="cs" fo:country="CZ" fo:font-style="italic" officeooo:rsid="23e9cc18" style:language-asian="cs" style:country-asian="CZ" style:font-style-asian="italic" style:font-style-complex="italic"/>
    </style:style>
    <style:style style:name="T78" style:family="text">
      <style:text-properties fo:language="cs" fo:country="CZ" fo:font-style="italic" officeooo:rsid="11354dcd" style:font-style-asian="italic" style:font-style-complex="italic"/>
    </style:style>
    <style:style style:name="T79" style:family="text">
      <style:text-properties fo:language="cs" fo:country="CZ" fo:font-style="normal" style:language-asian="cs" style:country-asian="CZ" style:font-style-asian="normal" style:font-style-complex="normal"/>
    </style:style>
    <style:style style:name="T80" style:family="text">
      <style:text-properties fo:language="cs" fo:country="CZ" fo:font-style="normal" officeooo:rsid="2157048b" style:language-asian="cs" style:country-asian="CZ" style:font-style-asian="normal" style:font-style-complex="normal"/>
    </style:style>
    <style:style style:name="T81" style:family="text">
      <style:text-properties fo:language="cs" fo:country="CZ" fo:font-style="normal" officeooo:rsid="2195aae2" style:language-asian="cs" style:country-asian="CZ" style:font-style-asian="normal" style:font-style-complex="normal"/>
    </style:style>
    <style:style style:name="T82" style:family="text">
      <style:text-properties fo:language="cs" fo:country="CZ" fo:font-style="normal" officeooo:rsid="2195b040" style:language-asian="cs" style:country-asian="CZ" style:font-style-asian="normal" style:font-style-complex="normal"/>
    </style:style>
    <style:style style:name="T83" style:family="text">
      <style:text-properties fo:language="cs" fo:country="CZ" fo:font-style="normal" officeooo:rsid="20e96c9d" style:language-asian="cs" style:country-asian="CZ" style:font-style-asian="normal" style:font-style-complex="normal"/>
    </style:style>
    <style:style style:name="T84" style:family="text">
      <style:text-properties fo:language="cs" fo:country="CZ" fo:font-style="normal" officeooo:rsid="2231cc63" style:language-asian="cs" style:country-asian="CZ" style:font-style-asian="normal" style:font-style-complex="normal"/>
    </style:style>
    <style:style style:name="T85" style:family="text">
      <style:text-properties fo:language="cs" fo:country="CZ" fo:font-style="normal" officeooo:rsid="16077e11" style:language-asian="cs" style:country-asian="CZ" style:font-style-asian="normal" style:font-style-complex="normal"/>
    </style:style>
    <style:style style:name="T86" style:family="text">
      <style:text-properties fo:language="cs" fo:country="CZ" fo:font-style="normal" officeooo:rsid="1445805e" style:language-asian="cs" style:country-asian="CZ" style:font-style-asian="normal" style:font-style-complex="normal"/>
    </style:style>
    <style:style style:name="T87" style:family="text">
      <style:text-properties fo:language="cs" fo:country="CZ" fo:font-style="normal" officeooo:rsid="15fcf686" style:language-asian="cs" style:country-asian="CZ" style:font-style-asian="normal" style:font-style-complex="normal"/>
    </style:style>
    <style:style style:name="T88" style:family="text">
      <style:text-properties fo:language="cs" fo:country="CZ" fo:font-style="normal" officeooo:rsid="1612c537" style:language-asian="cs" style:country-asian="CZ" style:font-style-asian="normal" style:font-style-complex="normal"/>
    </style:style>
    <style:style style:name="T89" style:family="text">
      <style:text-properties fo:language="cs" fo:country="CZ" fo:font-style="normal" officeooo:rsid="2262950f" style:language-asian="cs" style:country-asian="CZ" style:font-style-asian="normal" style:font-style-complex="normal"/>
    </style:style>
    <style:style style:name="T90" style:family="text">
      <style:text-properties fo:language="cs" fo:country="CZ" fo:font-style="normal" officeooo:rsid="2264f721" style:language-asian="cs" style:country-asian="CZ" style:font-style-asian="normal" style:font-style-complex="normal"/>
    </style:style>
    <style:style style:name="T91" style:family="text">
      <style:text-properties fo:language="cs" fo:country="CZ" fo:font-style="normal" officeooo:rsid="2265ef66" style:language-asian="cs" style:country-asian="CZ" style:font-style-asian="normal" style:font-style-complex="normal"/>
    </style:style>
    <style:style style:name="T92" style:family="text">
      <style:text-properties fo:language="cs" fo:country="CZ" fo:font-style="normal" officeooo:rsid="22e5d946" style:language-asian="cs" style:country-asian="CZ" style:font-style-asian="normal" style:font-style-complex="normal"/>
    </style:style>
    <style:style style:name="T93" style:family="text">
      <style:text-properties fo:language="cs" fo:country="CZ" fo:font-style="normal" officeooo:rsid="2065d056" style:language-asian="cs" style:country-asian="CZ" style:font-style-asian="normal" style:font-style-complex="normal"/>
    </style:style>
    <style:style style:name="T94" style:family="text">
      <style:text-properties fo:language="cs" fo:country="CZ" fo:font-style="normal" officeooo:rsid="22fc745d" style:language-asian="cs" style:country-asian="CZ" style:font-style-asian="normal" style:font-style-complex="normal"/>
    </style:style>
    <style:style style:name="T95" style:family="text">
      <style:text-properties fo:language="cs" fo:country="CZ" fo:font-style="normal" officeooo:rsid="21537a33" style:language-asian="cs" style:country-asian="CZ" style:font-style-asian="normal" style:font-style-complex="normal"/>
    </style:style>
    <style:style style:name="T96" style:family="text">
      <style:text-properties fo:language="cs" fo:country="CZ" fo:font-style="normal" officeooo:rsid="230ba10e" style:language-asian="cs" style:country-asian="CZ" style:font-style-asian="normal" style:font-style-complex="normal"/>
    </style:style>
    <style:style style:name="T97" style:family="text">
      <style:text-properties fo:language="cs" fo:country="CZ" fo:font-style="normal" officeooo:rsid="232dc870" style:language-asian="cs" style:country-asian="CZ" style:font-style-asian="normal" style:font-style-complex="normal"/>
    </style:style>
    <style:style style:name="T98" style:family="text">
      <style:text-properties fo:language="cs" fo:country="CZ" fo:font-style="normal" officeooo:rsid="216ba9fc" style:language-asian="cs" style:country-asian="CZ" style:font-style-asian="normal" style:font-style-complex="normal"/>
    </style:style>
    <style:style style:name="T99" style:family="text">
      <style:text-properties fo:language="cs" fo:country="CZ" fo:font-style="normal" officeooo:rsid="2351a1c2" style:language-asian="cs" style:country-asian="CZ" style:font-style-asian="normal" style:font-style-complex="normal"/>
    </style:style>
    <style:style style:name="T100" style:family="text">
      <style:text-properties fo:language="cs" fo:country="CZ" fo:font-style="normal" officeooo:rsid="235399e7" style:language-asian="cs" style:country-asian="CZ" style:font-style-asian="normal" style:font-style-complex="normal"/>
    </style:style>
    <style:style style:name="T101" style:family="text">
      <style:text-properties fo:language="cs" fo:country="CZ" fo:font-style="normal" officeooo:rsid="235a9de7" style:language-asian="cs" style:country-asian="CZ" style:font-style-asian="normal" style:font-style-complex="normal"/>
    </style:style>
    <style:style style:name="T102" style:family="text">
      <style:text-properties fo:language="cs" fo:country="CZ" fo:font-style="normal" officeooo:rsid="219805d8" style:language-asian="cs" style:country-asian="CZ" style:font-style-asian="normal" style:font-style-complex="normal"/>
    </style:style>
    <style:style style:name="T103" style:family="text">
      <style:text-properties fo:language="cs" fo:country="CZ" fo:font-style="normal" officeooo:rsid="21e767d4" style:language-asian="cs" style:country-asian="CZ" style:font-style-asian="normal" style:font-style-complex="normal"/>
    </style:style>
    <style:style style:name="T104" style:family="text">
      <style:text-properties fo:language="cs" fo:country="CZ" fo:font-style="normal" officeooo:rsid="237987a4" style:language-asian="cs" style:country-asian="CZ" style:font-style-asian="normal" style:font-style-complex="normal"/>
    </style:style>
    <style:style style:name="T105" style:family="text">
      <style:text-properties fo:language="cs" fo:country="CZ" fo:font-style="normal" officeooo:rsid="2197e806" style:language-asian="cs" style:country-asian="CZ" style:font-style-asian="normal" style:font-style-complex="normal"/>
    </style:style>
    <style:style style:name="T106" style:family="text">
      <style:text-properties fo:language="cs" fo:country="CZ" fo:font-style="normal" officeooo:rsid="2395a884" style:language-asian="cs" style:country-asian="CZ" style:font-style-asian="normal" style:font-style-complex="normal"/>
    </style:style>
    <style:style style:name="T107" style:family="text">
      <style:text-properties fo:language="cs" fo:country="CZ" fo:font-style="normal" officeooo:rsid="23963425" style:language-asian="cs" style:country-asian="CZ" style:font-style-asian="normal" style:font-style-complex="normal"/>
    </style:style>
    <style:style style:name="T108" style:family="text">
      <style:text-properties fo:language="cs" fo:country="CZ" fo:font-style="normal" officeooo:rsid="239baad3" style:language-asian="cs" style:country-asian="CZ" style:font-style-asian="normal" style:font-style-complex="normal"/>
    </style:style>
    <style:style style:name="T109" style:family="text">
      <style:text-properties fo:language="cs" fo:country="CZ" fo:font-style="normal" officeooo:rsid="239d5616" style:language-asian="cs" style:country-asian="CZ" style:font-style-asian="normal" style:font-style-complex="normal"/>
    </style:style>
    <style:style style:name="T110" style:family="text">
      <style:text-properties fo:language="cs" fo:country="CZ" fo:font-style="normal" officeooo:rsid="239d9eb9" style:language-asian="cs" style:country-asian="CZ" style:font-style-asian="normal" style:font-style-complex="normal"/>
    </style:style>
    <style:style style:name="T111" style:family="text">
      <style:text-properties fo:language="cs" fo:country="CZ" fo:font-style="normal" officeooo:rsid="239ee6d2" style:language-asian="cs" style:country-asian="CZ" style:font-style-asian="normal" style:font-style-complex="normal"/>
    </style:style>
    <style:style style:name="T112" style:family="text">
      <style:text-properties fo:language="cs" fo:country="CZ" fo:font-style="normal" officeooo:rsid="2397efe5" style:language-asian="cs" style:country-asian="CZ" style:font-style-asian="normal" style:font-style-complex="normal"/>
    </style:style>
    <style:style style:name="T113" style:family="text">
      <style:text-properties fo:language="cs" fo:country="CZ" fo:font-style="normal" officeooo:rsid="239ee9e8" style:language-asian="cs" style:country-asian="CZ" style:font-style-asian="normal" style:font-style-complex="normal"/>
    </style:style>
    <style:style style:name="T114" style:family="text">
      <style:text-properties fo:language="cs" fo:country="CZ" fo:font-style="normal" officeooo:rsid="239f3212" style:language-asian="cs" style:country-asian="CZ" style:font-style-asian="normal" style:font-style-complex="normal"/>
    </style:style>
    <style:style style:name="T115" style:family="text">
      <style:text-properties fo:language="cs" fo:country="CZ" fo:font-style="normal" officeooo:rsid="23a5525d" style:language-asian="cs" style:country-asian="CZ" style:font-style-asian="normal" style:font-style-complex="normal"/>
    </style:style>
    <style:style style:name="T116" style:family="text">
      <style:text-properties fo:language="cs" fo:country="CZ" fo:font-style="normal" officeooo:rsid="23a66355" style:language-asian="cs" style:country-asian="CZ" style:font-style-asian="normal" style:font-style-complex="normal"/>
    </style:style>
    <style:style style:name="T117" style:family="text">
      <style:text-properties fo:language="cs" fo:country="CZ" fo:font-style="normal" officeooo:rsid="23a68aaa" style:language-asian="cs" style:country-asian="CZ" style:font-style-asian="normal" style:font-style-complex="normal"/>
    </style:style>
    <style:style style:name="T118" style:family="text">
      <style:text-properties fo:language="cs" fo:country="CZ" fo:font-style="normal" officeooo:rsid="23acc3e5" style:language-asian="cs" style:country-asian="CZ" style:font-style-asian="normal" style:font-style-complex="normal"/>
    </style:style>
    <style:style style:name="T119" style:family="text">
      <style:text-properties fo:language="cs" fo:country="CZ" fo:font-style="normal" officeooo:rsid="23aecfed" style:language-asian="cs" style:country-asian="CZ" style:font-style-asian="normal" style:font-style-complex="normal"/>
    </style:style>
    <style:style style:name="T120" style:family="text">
      <style:text-properties fo:language="cs" fo:country="CZ" fo:font-style="normal" officeooo:rsid="23b28370" style:language-asian="cs" style:country-asian="CZ" style:font-style-asian="normal" style:font-style-complex="normal"/>
    </style:style>
    <style:style style:name="T121" style:family="text">
      <style:text-properties fo:language="cs" fo:country="CZ" fo:font-style="normal" officeooo:rsid="23b4563e" style:language-asian="cs" style:country-asian="CZ" style:font-style-asian="normal" style:font-style-complex="normal"/>
    </style:style>
    <style:style style:name="T122" style:family="text">
      <style:text-properties fo:language="cs" fo:country="CZ" fo:font-style="normal" officeooo:rsid="23b61cad" style:language-asian="cs" style:country-asian="CZ" style:font-style-asian="normal" style:font-style-complex="normal"/>
    </style:style>
    <style:style style:name="T123" style:family="text">
      <style:text-properties fo:language="cs" fo:country="CZ" fo:font-style="normal" officeooo:rsid="23b742fd" style:language-asian="cs" style:country-asian="CZ" style:font-style-asian="normal" style:font-style-complex="normal"/>
    </style:style>
    <style:style style:name="T124" style:family="text">
      <style:text-properties fo:language="cs" fo:country="CZ" fo:font-style="normal" officeooo:rsid="23b95478" style:language-asian="cs" style:country-asian="CZ" style:font-style-asian="normal" style:font-style-complex="normal"/>
    </style:style>
    <style:style style:name="T125" style:family="text">
      <style:text-properties fo:language="cs" fo:country="CZ" fo:font-style="normal" officeooo:rsid="23ba6ab9" style:language-asian="cs" style:country-asian="CZ" style:font-style-asian="normal" style:font-style-complex="normal"/>
    </style:style>
    <style:style style:name="T126" style:family="text">
      <style:text-properties fo:language="cs" fo:country="CZ" fo:font-style="normal" officeooo:rsid="23bc305e" style:language-asian="cs" style:country-asian="CZ" style:font-style-asian="normal" style:font-style-complex="normal"/>
    </style:style>
    <style:style style:name="T127" style:family="text">
      <style:text-properties fo:language="cs" fo:country="CZ" fo:font-style="normal" officeooo:rsid="23be1e85" style:language-asian="cs" style:country-asian="CZ" style:font-style-asian="normal" style:font-style-complex="normal"/>
    </style:style>
    <style:style style:name="T128" style:family="text">
      <style:text-properties fo:language="cs" fo:country="CZ" fo:font-style="normal" officeooo:rsid="23be7e05" style:language-asian="cs" style:country-asian="CZ" style:font-style-asian="normal" style:font-style-complex="normal"/>
    </style:style>
    <style:style style:name="T129" style:family="text">
      <style:text-properties fo:language="cs" fo:country="CZ" fo:font-style="normal" officeooo:rsid="23c07497" style:language-asian="cs" style:country-asian="CZ" style:font-style-asian="normal" style:font-style-complex="normal"/>
    </style:style>
    <style:style style:name="T130" style:family="text">
      <style:text-properties fo:language="cs" fo:country="CZ" fo:font-style="normal" officeooo:rsid="23c21e07" style:language-asian="cs" style:country-asian="CZ" style:font-style-asian="normal" style:font-style-complex="normal"/>
    </style:style>
    <style:style style:name="T131" style:family="text">
      <style:text-properties fo:language="cs" fo:country="CZ" fo:font-style="normal" officeooo:rsid="23c804c5" style:language-asian="cs" style:country-asian="CZ" style:font-style-asian="normal" style:font-style-complex="normal"/>
    </style:style>
    <style:style style:name="T132" style:family="text">
      <style:text-properties fo:language="cs" fo:country="CZ" fo:font-style="normal" officeooo:rsid="23c97ddf" style:language-asian="cs" style:country-asian="CZ" style:font-style-asian="normal" style:font-style-complex="normal"/>
    </style:style>
    <style:style style:name="T133" style:family="text">
      <style:text-properties fo:language="cs" fo:country="CZ" fo:font-style="normal" officeooo:rsid="23cb1884" style:language-asian="cs" style:country-asian="CZ" style:font-style-asian="normal" style:font-style-complex="normal"/>
    </style:style>
    <style:style style:name="T134" style:family="text">
      <style:text-properties fo:language="cs" fo:country="CZ" fo:font-style="normal" officeooo:rsid="23cc4087" style:language-asian="cs" style:country-asian="CZ" style:font-style-asian="normal" style:font-style-complex="normal"/>
    </style:style>
    <style:style style:name="T135" style:family="text">
      <style:text-properties fo:language="cs" fo:country="CZ" fo:font-style="normal" officeooo:rsid="23cd9f0a" style:language-asian="cs" style:country-asian="CZ" style:font-style-asian="normal" style:font-style-complex="normal"/>
    </style:style>
    <style:style style:name="T136" style:family="text">
      <style:text-properties fo:language="cs" fo:country="CZ" fo:font-style="normal" officeooo:rsid="23ce8c77" style:language-asian="cs" style:country-asian="CZ" style:font-style-asian="normal" style:font-style-complex="normal"/>
    </style:style>
    <style:style style:name="T137" style:family="text">
      <style:text-properties fo:language="cs" fo:country="CZ" fo:font-style="normal" officeooo:rsid="23cf6590" style:language-asian="cs" style:country-asian="CZ" style:font-style-asian="normal" style:font-style-complex="normal"/>
    </style:style>
    <style:style style:name="T138" style:family="text">
      <style:text-properties fo:language="cs" fo:country="CZ" fo:font-style="normal" officeooo:rsid="23cfd7be" style:language-asian="cs" style:country-asian="CZ" style:font-style-asian="normal" style:font-style-complex="normal"/>
    </style:style>
    <style:style style:name="T139" style:family="text">
      <style:text-properties fo:language="cs" fo:country="CZ" fo:font-style="normal" officeooo:rsid="23d0e82c" style:language-asian="cs" style:country-asian="CZ" style:font-style-asian="normal" style:font-style-complex="normal"/>
    </style:style>
    <style:style style:name="T140" style:family="text">
      <style:text-properties fo:language="cs" fo:country="CZ" fo:font-style="normal" officeooo:rsid="23d24716" style:language-asian="cs" style:country-asian="CZ" style:font-style-asian="normal" style:font-style-complex="normal"/>
    </style:style>
    <style:style style:name="T141" style:family="text">
      <style:text-properties fo:language="cs" fo:country="CZ" fo:font-style="normal" officeooo:rsid="23d41b6c" style:language-asian="cs" style:country-asian="CZ" style:font-style-asian="normal" style:font-style-complex="normal"/>
    </style:style>
    <style:style style:name="T142" style:family="text">
      <style:text-properties fo:language="cs" fo:country="CZ" fo:font-style="normal" officeooo:rsid="23d523ff" style:language-asian="cs" style:country-asian="CZ" style:font-style-asian="normal" style:font-style-complex="normal"/>
    </style:style>
    <style:style style:name="T143" style:family="text">
      <style:text-properties fo:language="cs" fo:country="CZ" fo:font-style="normal" officeooo:rsid="23d5646f" style:language-asian="cs" style:country-asian="CZ" style:font-style-asian="normal" style:font-style-complex="normal"/>
    </style:style>
    <style:style style:name="T144" style:family="text">
      <style:text-properties fo:language="cs" fo:country="CZ" fo:font-style="normal" officeooo:rsid="23d8d5f9" style:language-asian="cs" style:country-asian="CZ" style:font-style-asian="normal" style:font-style-complex="normal"/>
    </style:style>
    <style:style style:name="T145" style:family="text">
      <style:text-properties fo:language="cs" fo:country="CZ" fo:font-style="normal" officeooo:rsid="23d917ad" style:language-asian="cs" style:country-asian="CZ" style:font-style-asian="normal" style:font-style-complex="normal"/>
    </style:style>
    <style:style style:name="T146" style:family="text">
      <style:text-properties fo:language="cs" fo:country="CZ" fo:font-style="normal" officeooo:rsid="23d97dc5" style:language-asian="cs" style:country-asian="CZ" style:font-style-asian="normal" style:font-style-complex="normal"/>
    </style:style>
    <style:style style:name="T147" style:family="text">
      <style:text-properties fo:language="cs" fo:country="CZ" fo:font-style="normal" officeooo:rsid="23d9858a" style:language-asian="cs" style:country-asian="CZ" style:font-style-asian="normal" style:font-style-complex="normal"/>
    </style:style>
    <style:style style:name="T148" style:family="text">
      <style:text-properties fo:language="cs" fo:country="CZ" fo:font-style="normal" officeooo:rsid="23dd2eaa" style:language-asian="cs" style:country-asian="CZ" style:font-style-asian="normal" style:font-style-complex="normal"/>
    </style:style>
    <style:style style:name="T149" style:family="text">
      <style:text-properties fo:language="cs" fo:country="CZ" fo:font-style="normal" officeooo:rsid="207e1207" style:language-asian="cs" style:country-asian="CZ" style:font-style-asian="normal" style:font-style-complex="normal"/>
    </style:style>
    <style:style style:name="T150" style:family="text">
      <style:text-properties fo:language="cs" fo:country="CZ" fo:font-style="normal" officeooo:rsid="208751d0" style:language-asian="cs" style:country-asian="CZ" style:font-style-asian="normal" style:font-style-complex="normal"/>
    </style:style>
    <style:style style:name="T151" style:family="text">
      <style:text-properties fo:language="cs" fo:country="CZ" fo:font-style="normal" officeooo:rsid="207fb675" style:language-asian="cs" style:country-asian="CZ" style:font-style-asian="normal" style:font-style-complex="normal"/>
    </style:style>
    <style:style style:name="T152" style:family="text">
      <style:text-properties fo:language="cs" fo:country="CZ" fo:font-style="normal" officeooo:rsid="23ded328" style:language-asian="cs" style:country-asian="CZ" style:font-style-asian="normal" style:font-style-complex="normal"/>
    </style:style>
    <style:style style:name="T153" style:family="text">
      <style:text-properties fo:language="cs" fo:country="CZ" fo:font-style="normal" officeooo:rsid="23e02bac" style:language-asian="cs" style:country-asian="CZ" style:font-style-asian="normal" style:font-style-complex="normal"/>
    </style:style>
    <style:style style:name="T154" style:family="text">
      <style:text-properties fo:language="cs" fo:country="CZ" fo:font-style="normal" officeooo:rsid="23e9cc18" style:language-asian="cs" style:country-asian="CZ" style:font-style-asian="normal" style:font-style-complex="normal"/>
    </style:style>
    <style:style style:name="T155" style:family="text">
      <style:text-properties fo:language="cs" fo:country="CZ" fo:font-style="normal" officeooo:rsid="23efea3c" style:language-asian="cs" style:country-asian="CZ" style:font-style-asian="normal" style:font-style-complex="normal"/>
    </style:style>
    <style:style style:name="T156" style:family="text">
      <style:text-properties fo:language="cs" fo:country="CZ" style:language-asian="cs" style:country-asian="CZ"/>
    </style:style>
    <style:style style:name="T157" style:family="text">
      <style:text-properties fo:language="cs" fo:country="CZ" officeooo:rsid="20228d7e" style:language-asian="cs" style:country-asian="CZ"/>
    </style:style>
    <style:style style:name="T158" style:family="text">
      <style:text-properties fo:language="cs" fo:country="CZ" officeooo:rsid="2022d038" style:language-asian="cs" style:country-asian="CZ"/>
    </style:style>
    <style:style style:name="T159" style:family="text">
      <style:text-properties fo:language="cs" fo:country="CZ" officeooo:rsid="202364ac" style:language-asian="cs" style:country-asian="CZ"/>
    </style:style>
    <style:style style:name="T160" style:family="text">
      <style:text-properties fo:language="cs" fo:country="CZ" officeooo:rsid="20267c2c" style:language-asian="cs" style:country-asian="CZ"/>
    </style:style>
    <style:style style:name="T161" style:family="text">
      <style:text-properties fo:language="cs" fo:country="CZ" officeooo:rsid="202b1bc4" style:language-asian="cs" style:country-asian="CZ"/>
    </style:style>
    <style:style style:name="T162" style:family="text">
      <style:text-properties fo:language="cs" fo:country="CZ" officeooo:rsid="202b31b7" style:language-asian="cs" style:country-asian="CZ"/>
    </style:style>
    <style:style style:name="T163" style:family="text">
      <style:text-properties fo:language="cs" fo:country="CZ" officeooo:rsid="202c217c" style:language-asian="cs" style:country-asian="CZ"/>
    </style:style>
    <style:style style:name="T164" style:family="text">
      <style:text-properties fo:language="cs" fo:country="CZ" officeooo:rsid="202ffbff" style:language-asian="cs" style:country-asian="CZ"/>
    </style:style>
    <style:style style:name="T165" style:family="text">
      <style:text-properties fo:language="cs" fo:country="CZ" officeooo:rsid="203187de" style:language-asian="cs" style:country-asian="CZ"/>
    </style:style>
    <style:style style:name="T166" style:family="text">
      <style:text-properties fo:language="cs" fo:country="CZ" officeooo:rsid="2033ec3f" style:language-asian="cs" style:country-asian="CZ"/>
    </style:style>
    <style:style style:name="T167" style:family="text">
      <style:text-properties fo:language="cs" fo:country="CZ" officeooo:rsid="203781ed" style:language-asian="cs" style:country-asian="CZ"/>
    </style:style>
    <style:style style:name="T168" style:family="text">
      <style:text-properties fo:language="cs" fo:country="CZ" officeooo:rsid="2038b19c" style:language-asian="cs" style:country-asian="CZ"/>
    </style:style>
    <style:style style:name="T169" style:family="text">
      <style:text-properties fo:language="cs" fo:country="CZ" officeooo:rsid="2065d056" style:language-asian="cs" style:country-asian="CZ"/>
    </style:style>
    <style:style style:name="T170" style:family="text">
      <style:text-properties fo:language="cs" fo:country="CZ" officeooo:rsid="206d0113" style:language-asian="cs" style:country-asian="CZ"/>
    </style:style>
    <style:style style:name="T171" style:family="text">
      <style:text-properties fo:language="cs" fo:country="CZ" officeooo:rsid="2070f8c1" style:language-asian="cs" style:country-asian="CZ"/>
    </style:style>
    <style:style style:name="T172" style:family="text">
      <style:text-properties fo:language="cs" fo:country="CZ" officeooo:rsid="206f2028" style:language-asian="cs" style:country-asian="CZ"/>
    </style:style>
    <style:style style:name="T173" style:family="text">
      <style:text-properties fo:language="cs" fo:country="CZ" officeooo:rsid="20759c9f" style:language-asian="cs" style:country-asian="CZ"/>
    </style:style>
    <style:style style:name="T174" style:family="text">
      <style:text-properties fo:language="cs" fo:country="CZ" officeooo:rsid="20834f4f" style:language-asian="cs" style:country-asian="CZ"/>
    </style:style>
    <style:style style:name="T175" style:family="text">
      <style:text-properties fo:language="cs" fo:country="CZ" officeooo:rsid="20a3122c" style:language-asian="cs" style:country-asian="CZ"/>
    </style:style>
    <style:style style:name="T176" style:family="text">
      <style:text-properties fo:language="cs" fo:country="CZ" officeooo:rsid="20a3c511" style:language-asian="cs" style:country-asian="CZ"/>
    </style:style>
    <style:style style:name="T177" style:family="text">
      <style:text-properties fo:language="cs" fo:country="CZ" officeooo:rsid="20a56c6b" style:language-asian="cs" style:country-asian="CZ"/>
    </style:style>
    <style:style style:name="T178" style:family="text">
      <style:text-properties fo:language="cs" fo:country="CZ" officeooo:rsid="20a75113" style:language-asian="cs" style:country-asian="CZ"/>
    </style:style>
    <style:style style:name="T179" style:family="text">
      <style:text-properties fo:language="cs" fo:country="CZ" officeooo:rsid="20aac5d0" style:language-asian="cs" style:country-asian="CZ"/>
    </style:style>
    <style:style style:name="T180" style:family="text">
      <style:text-properties fo:language="cs" fo:country="CZ" officeooo:rsid="20ace839" style:language-asian="cs" style:country-asian="CZ"/>
    </style:style>
    <style:style style:name="T181" style:family="text">
      <style:text-properties fo:language="cs" fo:country="CZ" officeooo:rsid="2122963b" style:language-asian="cs" style:country-asian="CZ"/>
    </style:style>
    <style:style style:name="T182" style:family="text">
      <style:text-properties fo:language="cs" fo:country="CZ" officeooo:rsid="207b8e54" style:language-asian="cs" style:country-asian="CZ"/>
    </style:style>
    <style:style style:name="T183" style:family="text">
      <style:text-properties fo:language="cs" fo:country="CZ" officeooo:rsid="21537a33" style:language-asian="cs" style:country-asian="CZ"/>
    </style:style>
    <style:style style:name="T184" style:family="text">
      <style:text-properties fo:language="cs" fo:country="CZ" officeooo:rsid="215a0579" style:language-asian="cs" style:country-asian="CZ"/>
    </style:style>
    <style:style style:name="T185" style:family="text">
      <style:text-properties fo:language="cs" fo:country="CZ" officeooo:rsid="2165869a" style:language-asian="cs" style:country-asian="CZ"/>
    </style:style>
    <style:style style:name="T186" style:family="text">
      <style:text-properties fo:language="cs" fo:country="CZ" officeooo:rsid="21667c9e" style:language-asian="cs" style:country-asian="CZ"/>
    </style:style>
    <style:style style:name="T187" style:family="text">
      <style:text-properties fo:language="cs" fo:country="CZ" officeooo:rsid="216a5f13" style:language-asian="cs" style:country-asian="CZ"/>
    </style:style>
    <style:style style:name="T188" style:family="text">
      <style:text-properties fo:language="cs" fo:country="CZ" officeooo:rsid="21716f32" style:language-asian="cs" style:country-asian="CZ"/>
    </style:style>
    <style:style style:name="T189" style:family="text">
      <style:text-properties fo:language="cs" fo:country="CZ" officeooo:rsid="2194fb18" style:language-asian="cs" style:country-asian="CZ"/>
    </style:style>
    <style:style style:name="T190" style:family="text">
      <style:text-properties fo:language="cs" fo:country="CZ" officeooo:rsid="21966d5f" style:language-asian="cs" style:country-asian="CZ"/>
    </style:style>
    <style:style style:name="T191" style:family="text">
      <style:text-properties fo:language="cs" fo:country="CZ" officeooo:rsid="2196dca8" style:language-asian="cs" style:country-asian="CZ"/>
    </style:style>
    <style:style style:name="T192" style:family="text">
      <style:text-properties fo:language="cs" fo:country="CZ" officeooo:rsid="219aa5af" style:language-asian="cs" style:country-asian="CZ"/>
    </style:style>
    <style:style style:name="T193" style:family="text">
      <style:text-properties fo:language="cs" fo:country="CZ" officeooo:rsid="21ab8207" style:language-asian="cs" style:country-asian="CZ"/>
    </style:style>
    <style:style style:name="T194" style:family="text">
      <style:text-properties fo:language="cs" fo:country="CZ" officeooo:rsid="21b78951" style:language-asian="cs" style:country-asian="CZ"/>
    </style:style>
    <style:style style:name="T195" style:family="text">
      <style:text-properties fo:language="cs" fo:country="CZ" officeooo:rsid="21b97db2" style:language-asian="cs" style:country-asian="CZ"/>
    </style:style>
    <style:style style:name="T196" style:family="text">
      <style:text-properties fo:language="cs" fo:country="CZ" officeooo:rsid="21b1e115" style:language-asian="cs" style:country-asian="CZ"/>
    </style:style>
    <style:style style:name="T197" style:family="text">
      <style:text-properties fo:language="cs" fo:country="CZ" officeooo:rsid="21c502f0" style:language-asian="cs" style:country-asian="CZ"/>
    </style:style>
    <style:style style:name="T198" style:family="text">
      <style:text-properties fo:language="cs" fo:country="CZ" officeooo:rsid="21ca4657" style:language-asian="cs" style:country-asian="CZ"/>
    </style:style>
    <style:style style:name="T199" style:family="text">
      <style:text-properties fo:language="cs" fo:country="CZ" officeooo:rsid="21ca843b" style:language-asian="cs" style:country-asian="CZ"/>
    </style:style>
    <style:style style:name="T200" style:family="text">
      <style:text-properties fo:language="cs" fo:country="CZ" officeooo:rsid="21cc25a8" style:language-asian="cs" style:country-asian="CZ"/>
    </style:style>
    <style:style style:name="T201" style:family="text">
      <style:text-properties fo:language="cs" fo:country="CZ" officeooo:rsid="21cc6043" style:language-asian="cs" style:country-asian="CZ"/>
    </style:style>
    <style:style style:name="T202" style:family="text">
      <style:text-properties fo:language="cs" fo:country="CZ" officeooo:rsid="21d0ba1e" style:language-asian="cs" style:country-asian="CZ"/>
    </style:style>
    <style:style style:name="T203" style:family="text">
      <style:text-properties fo:language="cs" fo:country="CZ" officeooo:rsid="21d106c2" style:language-asian="cs" style:country-asian="CZ"/>
    </style:style>
    <style:style style:name="T204" style:family="text">
      <style:text-properties fo:language="cs" fo:country="CZ" officeooo:rsid="21d1cb1f" style:language-asian="cs" style:country-asian="CZ"/>
    </style:style>
    <style:style style:name="T205" style:family="text">
      <style:text-properties fo:language="cs" fo:country="CZ" officeooo:rsid="21d3385f" style:language-asian="cs" style:country-asian="CZ"/>
    </style:style>
    <style:style style:name="T206" style:family="text">
      <style:text-properties fo:language="cs" fo:country="CZ" officeooo:rsid="21d3dbb1" style:language-asian="cs" style:country-asian="CZ"/>
    </style:style>
    <style:style style:name="T207" style:family="text">
      <style:text-properties fo:language="cs" fo:country="CZ" officeooo:rsid="22069267" style:language-asian="cs" style:country-asian="CZ"/>
    </style:style>
    <style:style style:name="T208" style:family="text">
      <style:text-properties fo:language="cs" fo:country="CZ" officeooo:rsid="2209386b" style:language-asian="cs" style:country-asian="CZ"/>
    </style:style>
    <style:style style:name="T209" style:family="text">
      <style:text-properties fo:language="cs" fo:country="CZ" officeooo:rsid="220f5aec" style:language-asian="cs" style:country-asian="CZ"/>
    </style:style>
    <style:style style:name="T210" style:family="text">
      <style:text-properties fo:language="cs" fo:country="CZ" officeooo:rsid="2212f493" style:language-asian="cs" style:country-asian="CZ"/>
    </style:style>
    <style:style style:name="T211" style:family="text">
      <style:text-properties fo:language="cs" fo:country="CZ" officeooo:rsid="22147956" style:language-asian="cs" style:country-asian="CZ"/>
    </style:style>
    <style:style style:name="T212" style:family="text">
      <style:text-properties fo:language="cs" fo:country="CZ" officeooo:rsid="2215a714" style:language-asian="cs" style:country-asian="CZ"/>
    </style:style>
    <style:style style:name="T213" style:family="text">
      <style:text-properties fo:language="cs" fo:country="CZ" officeooo:rsid="221657ce" style:language-asian="cs" style:country-asian="CZ"/>
    </style:style>
    <style:style style:name="T214" style:family="text">
      <style:text-properties fo:language="cs" fo:country="CZ" officeooo:rsid="22197097" style:language-asian="cs" style:country-asian="CZ"/>
    </style:style>
    <style:style style:name="T215" style:family="text">
      <style:text-properties fo:language="cs" fo:country="CZ" officeooo:rsid="221a0527" style:language-asian="cs" style:country-asian="CZ"/>
    </style:style>
    <style:style style:name="T216" style:family="text">
      <style:text-properties fo:language="cs" fo:country="CZ" officeooo:rsid="221e54e3" style:language-asian="cs" style:country-asian="CZ"/>
    </style:style>
    <style:style style:name="T217" style:family="text">
      <style:text-properties fo:language="cs" fo:country="CZ" officeooo:rsid="221e937b" style:language-asian="cs" style:country-asian="CZ"/>
    </style:style>
    <style:style style:name="T218" style:family="text">
      <style:text-properties fo:language="cs" fo:country="CZ" officeooo:rsid="2229be1f" style:language-asian="cs" style:country-asian="CZ"/>
    </style:style>
    <style:style style:name="T219" style:family="text">
      <style:text-properties fo:language="cs" fo:country="CZ" officeooo:rsid="223126e4" style:language-asian="cs" style:country-asian="CZ"/>
    </style:style>
    <style:style style:name="T220" style:family="text">
      <style:text-properties fo:language="cs" fo:country="CZ" officeooo:rsid="22334148" style:language-asian="cs" style:country-asian="CZ"/>
    </style:style>
    <style:style style:name="T221" style:family="text">
      <style:text-properties fo:language="cs" fo:country="CZ" officeooo:rsid="223e7fa9" style:language-asian="cs" style:country-asian="CZ"/>
    </style:style>
    <style:style style:name="T222" style:family="text">
      <style:text-properties fo:language="cs" fo:country="CZ" officeooo:rsid="22404075" style:language-asian="cs" style:country-asian="CZ"/>
    </style:style>
    <style:style style:name="T223" style:family="text">
      <style:text-properties fo:language="cs" fo:country="CZ" officeooo:rsid="2242ceb5" style:language-asian="cs" style:country-asian="CZ"/>
    </style:style>
    <style:style style:name="T224" style:family="text">
      <style:text-properties fo:language="cs" fo:country="CZ" officeooo:rsid="22447983" style:language-asian="cs" style:country-asian="CZ"/>
    </style:style>
    <style:style style:name="T225" style:family="text">
      <style:text-properties fo:language="cs" fo:country="CZ" officeooo:rsid="224a5cc5" style:language-asian="cs" style:country-asian="CZ"/>
    </style:style>
    <style:style style:name="T226" style:family="text">
      <style:text-properties fo:language="cs" fo:country="CZ" officeooo:rsid="224b196c" style:language-asian="cs" style:country-asian="CZ"/>
    </style:style>
    <style:style style:name="T227" style:family="text">
      <style:text-properties fo:language="cs" fo:country="CZ" officeooo:rsid="224c7800" style:language-asian="cs" style:country-asian="CZ"/>
    </style:style>
    <style:style style:name="T228" style:family="text">
      <style:text-properties fo:language="cs" fo:country="CZ" officeooo:rsid="224de8a4" style:language-asian="cs" style:country-asian="CZ"/>
    </style:style>
    <style:style style:name="T229" style:family="text">
      <style:text-properties fo:language="cs" fo:country="CZ" officeooo:rsid="224f2e6b" style:language-asian="cs" style:country-asian="CZ"/>
    </style:style>
    <style:style style:name="T230" style:family="text">
      <style:text-properties fo:language="cs" fo:country="CZ" officeooo:rsid="224faa8c" style:language-asian="cs" style:country-asian="CZ"/>
    </style:style>
    <style:style style:name="T231" style:family="text">
      <style:text-properties fo:language="cs" fo:country="CZ" officeooo:rsid="2250e708" style:language-asian="cs" style:country-asian="CZ"/>
    </style:style>
    <style:style style:name="T232" style:family="text">
      <style:text-properties fo:language="cs" fo:country="CZ" officeooo:rsid="2255106c" style:language-asian="cs" style:country-asian="CZ"/>
    </style:style>
    <style:style style:name="T233" style:family="text">
      <style:text-properties fo:language="cs" fo:country="CZ" officeooo:rsid="2257a472" style:language-asian="cs" style:country-asian="CZ"/>
    </style:style>
    <style:style style:name="T234" style:family="text">
      <style:text-properties fo:language="cs" fo:country="CZ" officeooo:rsid="22593a1f" style:language-asian="cs" style:country-asian="CZ"/>
    </style:style>
    <style:style style:name="T235" style:family="text">
      <style:text-properties fo:language="cs" fo:country="CZ" officeooo:rsid="2262950f" style:language-asian="cs" style:country-asian="CZ"/>
    </style:style>
    <style:style style:name="T236" style:family="text">
      <style:text-properties fo:language="cs" fo:country="CZ" officeooo:rsid="2270d6b1" style:language-asian="cs" style:country-asian="CZ"/>
    </style:style>
    <style:style style:name="T237" style:family="text">
      <style:text-properties fo:language="cs" fo:country="CZ" officeooo:rsid="2270e0f8" style:language-asian="cs" style:country-asian="CZ"/>
    </style:style>
    <style:style style:name="T238" style:family="text">
      <style:text-properties fo:language="cs" fo:country="CZ" officeooo:rsid="227187a1" style:language-asian="cs" style:country-asian="CZ"/>
    </style:style>
    <style:style style:name="T239" style:family="text">
      <style:text-properties fo:language="cs" fo:country="CZ" officeooo:rsid="227200b6" style:language-asian="cs" style:country-asian="CZ"/>
    </style:style>
    <style:style style:name="T240" style:family="text">
      <style:text-properties fo:language="cs" fo:country="CZ" officeooo:rsid="22727396" style:language-asian="cs" style:country-asian="CZ"/>
    </style:style>
    <style:style style:name="T241" style:family="text">
      <style:text-properties fo:language="cs" fo:country="CZ" officeooo:rsid="227303f0" style:language-asian="cs" style:country-asian="CZ"/>
    </style:style>
    <style:style style:name="T242" style:family="text">
      <style:text-properties fo:language="cs" fo:country="CZ" officeooo:rsid="22735bcd" style:language-asian="cs" style:country-asian="CZ"/>
    </style:style>
    <style:style style:name="T243" style:family="text">
      <style:text-properties fo:language="cs" fo:country="CZ" officeooo:rsid="2274e3d9" style:language-asian="cs" style:country-asian="CZ"/>
    </style:style>
    <style:style style:name="T244" style:family="text">
      <style:text-properties fo:language="cs" fo:country="CZ" officeooo:rsid="227aef80" style:language-asian="cs" style:country-asian="CZ"/>
    </style:style>
    <style:style style:name="T245" style:family="text">
      <style:text-properties fo:language="cs" fo:country="CZ" officeooo:rsid="227f3f4c" style:language-asian="cs" style:country-asian="CZ"/>
    </style:style>
    <style:style style:name="T246" style:family="text">
      <style:text-properties fo:language="cs" fo:country="CZ" officeooo:rsid="22800e48" style:language-asian="cs" style:country-asian="CZ"/>
    </style:style>
    <style:style style:name="T247" style:family="text">
      <style:text-properties fo:language="cs" fo:country="CZ" officeooo:rsid="2282078d" style:language-asian="cs" style:country-asian="CZ"/>
    </style:style>
    <style:style style:name="T248" style:family="text">
      <style:text-properties fo:language="cs" fo:country="CZ" officeooo:rsid="2283fdc0" style:language-asian="cs" style:country-asian="CZ"/>
    </style:style>
    <style:style style:name="T249" style:family="text">
      <style:text-properties fo:language="cs" fo:country="CZ" officeooo:rsid="2284bf97" style:language-asian="cs" style:country-asian="CZ"/>
    </style:style>
    <style:style style:name="T250" style:family="text">
      <style:text-properties fo:language="cs" fo:country="CZ" officeooo:rsid="2285b6a1" style:language-asian="cs" style:country-asian="CZ"/>
    </style:style>
    <style:style style:name="T251" style:family="text">
      <style:text-properties fo:language="cs" fo:country="CZ" officeooo:rsid="228809ae" style:language-asian="cs" style:country-asian="CZ"/>
    </style:style>
    <style:style style:name="T252" style:family="text">
      <style:text-properties fo:language="cs" fo:country="CZ" officeooo:rsid="161b024d" style:language-asian="cs" style:country-asian="CZ"/>
    </style:style>
    <style:style style:name="T253" style:family="text">
      <style:text-properties fo:language="cs" fo:country="CZ" officeooo:rsid="228a0369" style:language-asian="cs" style:country-asian="CZ"/>
    </style:style>
    <style:style style:name="T254" style:family="text">
      <style:text-properties fo:language="cs" fo:country="CZ" officeooo:rsid="228a2f29" style:language-asian="cs" style:country-asian="CZ"/>
    </style:style>
    <style:style style:name="T255" style:family="text">
      <style:text-properties fo:language="cs" fo:country="CZ" officeooo:rsid="228a945e" style:language-asian="cs" style:country-asian="CZ"/>
    </style:style>
    <style:style style:name="T256" style:family="text">
      <style:text-properties fo:language="cs" fo:country="CZ" officeooo:rsid="228dc0f3" style:language-asian="cs" style:country-asian="CZ"/>
    </style:style>
    <style:style style:name="T257" style:family="text">
      <style:text-properties fo:language="cs" fo:country="CZ" officeooo:rsid="22908664" style:language-asian="cs" style:country-asian="CZ"/>
    </style:style>
    <style:style style:name="T258" style:family="text">
      <style:text-properties fo:language="cs" fo:country="CZ" officeooo:rsid="22925ac4" style:language-asian="cs" style:country-asian="CZ"/>
    </style:style>
    <style:style style:name="T259" style:family="text">
      <style:text-properties fo:language="cs" fo:country="CZ" officeooo:rsid="2293f1b1" style:language-asian="cs" style:country-asian="CZ"/>
    </style:style>
    <style:style style:name="T260" style:family="text">
      <style:text-properties fo:language="cs" fo:country="CZ" officeooo:rsid="2297aba1" style:language-asian="cs" style:country-asian="CZ"/>
    </style:style>
    <style:style style:name="T261" style:family="text">
      <style:text-properties fo:language="cs" fo:country="CZ" officeooo:rsid="2297affa" style:language-asian="cs" style:country-asian="CZ"/>
    </style:style>
    <style:style style:name="T262" style:family="text">
      <style:text-properties fo:language="cs" fo:country="CZ" officeooo:rsid="2299a298" style:language-asian="cs" style:country-asian="CZ"/>
    </style:style>
    <style:style style:name="T263" style:family="text">
      <style:text-properties fo:language="cs" fo:country="CZ" officeooo:rsid="229c2711" style:language-asian="cs" style:country-asian="CZ"/>
    </style:style>
    <style:style style:name="T264" style:family="text">
      <style:text-properties fo:language="cs" fo:country="CZ" officeooo:rsid="22a49575" style:language-asian="cs" style:country-asian="CZ"/>
    </style:style>
    <style:style style:name="T265" style:family="text">
      <style:text-properties fo:language="cs" fo:country="CZ" officeooo:rsid="22ae25cb" style:language-asian="cs" style:country-asian="CZ"/>
    </style:style>
    <style:style style:name="T266" style:family="text">
      <style:text-properties fo:language="cs" fo:country="CZ" officeooo:rsid="22b022b7" style:language-asian="cs" style:country-asian="CZ"/>
    </style:style>
    <style:style style:name="T267" style:family="text">
      <style:text-properties fo:language="cs" fo:country="CZ" officeooo:rsid="22b20bb0" style:language-asian="cs" style:country-asian="CZ"/>
    </style:style>
    <style:style style:name="T268" style:family="text">
      <style:text-properties fo:language="cs" fo:country="CZ" officeooo:rsid="22ba960b" style:language-asian="cs" style:country-asian="CZ"/>
    </style:style>
    <style:style style:name="T269" style:family="text">
      <style:text-properties fo:language="cs" fo:country="CZ" officeooo:rsid="22c1f3e0" style:language-asian="cs" style:country-asian="CZ"/>
    </style:style>
    <style:style style:name="T270" style:family="text">
      <style:text-properties fo:language="cs" fo:country="CZ" officeooo:rsid="22d09261" style:language-asian="cs" style:country-asian="CZ"/>
    </style:style>
    <style:style style:name="T271" style:family="text">
      <style:text-properties fo:language="cs" fo:country="CZ" officeooo:rsid="22e5d946" style:language-asian="cs" style:country-asian="CZ"/>
    </style:style>
    <style:style style:name="T272" style:family="text">
      <style:text-properties fo:language="cs" fo:country="CZ" officeooo:rsid="22e7a051" style:language-asian="cs" style:country-asian="CZ"/>
    </style:style>
    <style:style style:name="T273" style:family="text">
      <style:text-properties fo:language="cs" fo:country="CZ" officeooo:rsid="22ec9b08" style:language-asian="cs" style:country-asian="CZ"/>
    </style:style>
    <style:style style:name="T274" style:family="text">
      <style:text-properties fo:language="cs" fo:country="CZ" officeooo:rsid="22f1962f" style:language-asian="cs" style:country-asian="CZ"/>
    </style:style>
    <style:style style:name="T275" style:family="text">
      <style:text-properties fo:language="cs" fo:country="CZ" officeooo:rsid="21a77545" style:language-asian="cs" style:country-asian="CZ"/>
    </style:style>
    <style:style style:name="T276" style:family="text">
      <style:text-properties fo:language="cs" fo:country="CZ" officeooo:rsid="2059a202" style:language-asian="cs" style:country-asian="CZ"/>
    </style:style>
    <style:style style:name="T277" style:family="text">
      <style:text-properties fo:language="cs" fo:country="CZ" officeooo:rsid="22f92fef" style:language-asian="cs" style:country-asian="CZ"/>
    </style:style>
    <style:style style:name="T278" style:family="text">
      <style:text-properties fo:language="cs" fo:country="CZ" officeooo:rsid="22fd6eed" style:language-asian="cs" style:country-asian="CZ"/>
    </style:style>
    <style:style style:name="T279" style:family="text">
      <style:text-properties fo:language="cs" fo:country="CZ" officeooo:rsid="22fe0d01" style:language-asian="cs" style:country-asian="CZ"/>
    </style:style>
    <style:style style:name="T280" style:family="text">
      <style:text-properties fo:language="cs" fo:country="CZ" officeooo:rsid="2302436a" style:language-asian="cs" style:country-asian="CZ"/>
    </style:style>
    <style:style style:name="T281" style:family="text">
      <style:text-properties fo:language="cs" fo:country="CZ" officeooo:rsid="2304ad9b" style:language-asian="cs" style:country-asian="CZ"/>
    </style:style>
    <style:style style:name="T282" style:family="text">
      <style:text-properties fo:language="cs" fo:country="CZ" officeooo:rsid="230ba10e" style:language-asian="cs" style:country-asian="CZ"/>
    </style:style>
    <style:style style:name="T283" style:family="text">
      <style:text-properties fo:language="cs" fo:country="CZ" officeooo:rsid="23287c8b" style:language-asian="cs" style:country-asian="CZ"/>
    </style:style>
    <style:style style:name="T284" style:family="text">
      <style:text-properties fo:language="cs" fo:country="CZ" officeooo:rsid="23297522" style:language-asian="cs" style:country-asian="CZ"/>
    </style:style>
    <style:style style:name="T285" style:family="text">
      <style:text-properties fo:language="cs" fo:country="CZ" officeooo:rsid="232dc870" style:language-asian="cs" style:country-asian="CZ"/>
    </style:style>
    <style:style style:name="T286" style:family="text">
      <style:text-properties fo:language="cs" fo:country="CZ" officeooo:rsid="2337b7cb" style:language-asian="cs" style:country-asian="CZ"/>
    </style:style>
    <style:style style:name="T287" style:family="text">
      <style:text-properties fo:language="cs" fo:country="CZ" officeooo:rsid="233899bf" style:language-asian="cs" style:country-asian="CZ"/>
    </style:style>
    <style:style style:name="T288" style:family="text">
      <style:text-properties fo:language="cs" fo:country="CZ" officeooo:rsid="233a4c33" style:language-asian="cs" style:country-asian="CZ"/>
    </style:style>
    <style:style style:name="T289" style:family="text">
      <style:text-properties fo:language="cs" fo:country="CZ" officeooo:rsid="233bf6f9" style:language-asian="cs" style:country-asian="CZ"/>
    </style:style>
    <style:style style:name="T290" style:family="text">
      <style:text-properties fo:language="cs" fo:country="CZ" officeooo:rsid="233de38f" style:language-asian="cs" style:country-asian="CZ"/>
    </style:style>
    <style:style style:name="T291" style:family="text">
      <style:text-properties fo:language="cs" fo:country="CZ" officeooo:rsid="233e2e2f" style:language-asian="cs" style:country-asian="CZ"/>
    </style:style>
    <style:style style:name="T292" style:family="text">
      <style:text-properties fo:language="cs" fo:country="CZ" officeooo:rsid="233ef26f" style:language-asian="cs" style:country-asian="CZ"/>
    </style:style>
    <style:style style:name="T293" style:family="text">
      <style:text-properties fo:language="cs" fo:country="CZ" officeooo:rsid="2340d566" style:language-asian="cs" style:country-asian="CZ"/>
    </style:style>
    <style:style style:name="T294" style:family="text">
      <style:text-properties fo:language="cs" fo:country="CZ" officeooo:rsid="2342c918" style:language-asian="cs" style:country-asian="CZ"/>
    </style:style>
    <style:style style:name="T295" style:family="text">
      <style:text-properties fo:language="cs" fo:country="CZ" officeooo:rsid="2349a476" style:language-asian="cs" style:country-asian="CZ"/>
    </style:style>
    <style:style style:name="T296" style:family="text">
      <style:text-properties fo:language="cs" fo:country="CZ" officeooo:rsid="234ed141" style:language-asian="cs" style:country-asian="CZ"/>
    </style:style>
    <style:style style:name="T297" style:family="text">
      <style:text-properties fo:language="cs" fo:country="CZ" officeooo:rsid="2350b240" style:language-asian="cs" style:country-asian="CZ"/>
    </style:style>
    <style:style style:name="T298" style:family="text">
      <style:text-properties fo:language="cs" fo:country="CZ" officeooo:rsid="2351a1c2" style:language-asian="cs" style:country-asian="CZ"/>
    </style:style>
    <style:style style:name="T299" style:family="text">
      <style:text-properties fo:language="cs" fo:country="CZ" officeooo:rsid="235399e7" style:language-asian="cs" style:country-asian="CZ"/>
    </style:style>
    <style:style style:name="T300" style:family="text">
      <style:text-properties fo:language="cs" fo:country="CZ" officeooo:rsid="2354ebb9" style:language-asian="cs" style:country-asian="CZ"/>
    </style:style>
    <style:style style:name="T301" style:family="text">
      <style:text-properties fo:language="cs" fo:country="CZ" officeooo:rsid="2358e570" style:language-asian="cs" style:country-asian="CZ"/>
    </style:style>
    <style:style style:name="T302" style:family="text">
      <style:text-properties fo:language="cs" fo:country="CZ" officeooo:rsid="235ad2ff" style:language-asian="cs" style:country-asian="CZ"/>
    </style:style>
    <style:style style:name="T303" style:family="text">
      <style:text-properties fo:language="cs" fo:country="CZ" officeooo:rsid="235d5154" style:language-asian="cs" style:country-asian="CZ"/>
    </style:style>
    <style:style style:name="T304" style:family="text">
      <style:text-properties fo:language="cs" fo:country="CZ" officeooo:rsid="236348de" style:language-asian="cs" style:country-asian="CZ"/>
    </style:style>
    <style:style style:name="T305" style:family="text">
      <style:text-properties fo:language="cs" fo:country="CZ" officeooo:rsid="23637825" style:language-asian="cs" style:country-asian="CZ"/>
    </style:style>
    <style:style style:name="T306" style:family="text">
      <style:text-properties fo:language="cs" fo:country="CZ" officeooo:rsid="23640718" style:language-asian="cs" style:country-asian="CZ"/>
    </style:style>
    <style:style style:name="T307" style:family="text">
      <style:text-properties fo:language="cs" fo:country="CZ" officeooo:rsid="21c21dcb" style:language-asian="cs" style:country-asian="CZ"/>
    </style:style>
    <style:style style:name="T308" style:family="text">
      <style:text-properties fo:language="cs" fo:country="CZ" officeooo:rsid="21bdf1e6" style:language-asian="cs" style:country-asian="CZ"/>
    </style:style>
    <style:style style:name="T309" style:family="text">
      <style:text-properties fo:language="cs" fo:country="CZ" officeooo:rsid="2370a0a3" style:language-asian="cs" style:country-asian="CZ"/>
    </style:style>
    <style:style style:name="T310" style:family="text">
      <style:text-properties fo:language="cs" fo:country="CZ" officeooo:rsid="23711f9a" style:language-asian="cs" style:country-asian="CZ"/>
    </style:style>
    <style:style style:name="T311" style:family="text">
      <style:text-properties fo:language="cs" fo:country="CZ" officeooo:rsid="23751612" style:language-asian="cs" style:country-asian="CZ"/>
    </style:style>
    <style:style style:name="T312" style:family="text">
      <style:text-properties fo:language="cs" fo:country="CZ" officeooo:rsid="237987a4" style:language-asian="cs" style:country-asian="CZ"/>
    </style:style>
    <style:style style:name="T313" style:family="text">
      <style:text-properties fo:language="cs" fo:country="CZ" officeooo:rsid="237e2cb7" style:language-asian="cs" style:country-asian="CZ"/>
    </style:style>
    <style:style style:name="T314" style:family="text">
      <style:text-properties fo:language="cs" fo:country="CZ" officeooo:rsid="23c614f4" style:language-asian="cs" style:country-asian="CZ"/>
    </style:style>
    <style:style style:name="T315" style:family="text">
      <style:text-properties fo:language="cs" fo:country="CZ" officeooo:rsid="23e20368" style:language-asian="cs" style:country-asian="CZ"/>
    </style:style>
    <style:style style:name="T316" style:family="text">
      <style:text-properties fo:language="cs" fo:country="CZ" officeooo:rsid="23e38e31" style:language-asian="cs" style:country-asian="CZ"/>
    </style:style>
    <style:style style:name="T317" style:family="text">
      <style:text-properties fo:language="cs" fo:country="CZ" officeooo:rsid="23e5863d" style:language-asian="cs" style:country-asian="CZ"/>
    </style:style>
    <style:style style:name="T318" style:family="text">
      <style:text-properties fo:language="cs" fo:country="CZ" officeooo:rsid="207d25a9" style:language-asian="cs" style:country-asian="CZ"/>
    </style:style>
    <style:style style:name="T319" style:family="text">
      <style:text-properties fo:language="cs" fo:country="CZ" officeooo:rsid="23f092d1" style:language-asian="cs" style:country-asian="CZ"/>
    </style:style>
    <style:style style:name="T320" style:family="text">
      <style:text-properties fo:language="cs" fo:country="CZ" officeooo:rsid="2451a4bf" style:language-asian="cs" style:country-asian="CZ"/>
    </style:style>
    <style:style style:name="T321" style:family="text">
      <style:text-properties fo:language="cs" fo:country="CZ" officeooo:rsid="2451cc85" style:language-asian="cs" style:country-asian="CZ"/>
    </style:style>
    <style:style style:name="T322" style:family="text">
      <style:text-properties fo:language="cs" fo:country="CZ" officeooo:rsid="206bafad" style:language-asian="cs" style:country-asian="CZ"/>
    </style:style>
    <style:style style:name="T323" style:family="text">
      <style:text-properties fo:language="cs" fo:country="CZ" officeooo:rsid="2454e91c" style:language-asian="cs" style:country-asian="CZ"/>
    </style:style>
    <style:style style:name="T324" style:family="text">
      <style:text-properties fo:language="cs" fo:country="CZ" officeooo:rsid="2452f1d3" style:language-asian="cs" style:country-asian="CZ"/>
    </style:style>
    <style:style style:name="T325" style:family="text">
      <style:text-properties fo:language="cs" fo:country="CZ" officeooo:rsid="2455efb8" style:language-asian="cs" style:country-asian="CZ"/>
    </style:style>
    <style:style style:name="T326" style:family="text">
      <style:text-properties fo:language="cs" fo:country="CZ" officeooo:rsid="24576df1" style:language-asian="cs" style:country-asian="CZ"/>
    </style:style>
    <style:style style:name="T327" style:family="text">
      <style:text-properties fo:language="cs" fo:country="CZ" officeooo:rsid="11354dcd"/>
    </style:style>
    <style:style style:name="T328" style:family="text">
      <style:text-properties fo:language="cs" fo:country="CZ" officeooo:rsid="12a7fb9d"/>
    </style:style>
    <style:style style:name="T329" style:family="text">
      <style:text-properties fo:language="cs" fo:country="CZ" officeooo:rsid="117240dd"/>
    </style:style>
    <style:style style:name="T330" style:family="text">
      <style:text-properties fo:language="cs" fo:country="CZ" officeooo:rsid="119bf22f"/>
    </style:style>
    <style:style style:name="T331" style:family="text">
      <style:text-properties fo:language="cs" fo:country="CZ" officeooo:rsid="11326cea"/>
    </style:style>
    <style:style style:name="T332" style:family="text">
      <style:text-properties fo:language="cs" fo:country="CZ" officeooo:rsid="11729fe3"/>
    </style:style>
    <style:style style:name="T333" style:family="text">
      <style:text-properties fo:language="cs" fo:country="CZ" officeooo:rsid="1172f2c2"/>
    </style:style>
    <style:style style:name="T334" style:family="text">
      <style:text-properties fo:language="cs" fo:country="CZ" officeooo:rsid="119dffd6"/>
    </style:style>
    <style:style style:name="T335" style:family="text">
      <style:text-properties fo:language="cs" fo:country="CZ" officeooo:rsid="21de3bfb"/>
    </style:style>
    <style:style style:name="T336" style:family="text">
      <style:text-properties fo:language="cs" fo:country="CZ" officeooo:rsid="20e96c9d"/>
    </style:style>
    <style:style style:name="T337" style:family="text">
      <style:text-properties fo:language="cs" fo:country="CZ" officeooo:rsid="20e18c0c"/>
    </style:style>
    <style:style style:name="T338" style:family="text">
      <style:text-properties fo:font-style="italic" style:font-style-asian="italic" style:font-style-complex="italic"/>
    </style:style>
    <style:style style:name="T339" style:family="text">
      <style:text-properties fo:font-style="italic" officeooo:rsid="2068fff3" style:font-style-asian="italic" style:font-style-complex="italic"/>
    </style:style>
    <style:style style:name="T340" style:family="text">
      <style:text-properties fo:font-style="italic" officeooo:rsid="20768cfb" style:font-style-asian="italic" style:font-style-complex="italic"/>
    </style:style>
    <style:style style:name="T341" style:family="text">
      <style:text-properties fo:font-style="italic" officeooo:rsid="20889469" style:font-style-asian="italic" style:font-style-complex="italic"/>
    </style:style>
    <style:style style:name="T342" style:family="text">
      <style:text-properties fo:font-style="italic" officeooo:rsid="20a19e91" style:font-style-asian="italic" style:font-style-complex="italic"/>
    </style:style>
    <style:style style:name="T343" style:family="text">
      <style:text-properties fo:font-style="italic" officeooo:rsid="20f7086f" style:font-style-asian="italic" style:font-style-complex="italic"/>
    </style:style>
    <style:style style:name="T344" style:family="text">
      <style:text-properties fo:font-style="italic" officeooo:rsid="20774db6" style:font-style-asian="italic" style:font-style-complex="italic"/>
    </style:style>
    <style:style style:name="T345" style:family="text">
      <style:text-properties fo:font-style="italic" officeooo:rsid="21b430db" style:font-style-asian="italic" style:font-style-complex="italic"/>
    </style:style>
    <style:style style:name="T346" style:family="text">
      <style:text-properties fo:font-style="italic" officeooo:rsid="21b1e115" style:font-style-asian="italic" style:font-style-complex="italic"/>
    </style:style>
    <style:style style:name="T347" style:family="text">
      <style:text-properties fo:font-style="italic" officeooo:rsid="21ad8828" style:font-style-asian="italic" style:font-style-complex="italic"/>
    </style:style>
    <style:style style:name="T348" style:family="text">
      <style:text-properties fo:font-style="italic" officeooo:rsid="2209a5d2" style:font-style-asian="italic" style:font-style-complex="italic"/>
    </style:style>
    <style:style style:name="T349" style:family="text">
      <style:text-properties fo:font-style="italic" officeooo:rsid="2264f721" style:font-style-asian="italic" style:font-style-complex="italic"/>
    </style:style>
    <style:style style:name="T350" style:family="text">
      <style:text-properties fo:font-style="italic" officeooo:rsid="2298b5b6" style:font-style-asian="italic" style:font-style-complex="italic"/>
    </style:style>
    <style:style style:name="T351" style:family="text">
      <style:text-properties fo:font-style="italic" officeooo:rsid="21adb664" style:font-style-asian="italic" style:font-style-complex="italic"/>
    </style:style>
    <style:style style:name="T352" style:family="text">
      <style:text-properties fo:font-style="italic" officeooo:rsid="22bd1088" style:font-style-asian="italic" style:font-style-complex="italic"/>
    </style:style>
    <style:style style:name="T353" style:family="text">
      <style:text-properties fo:font-style="italic" officeooo:rsid="22ac30f8" style:font-style-asian="italic" style:font-style-complex="italic"/>
    </style:style>
    <style:style style:name="T354" style:family="text">
      <style:text-properties fo:font-style="italic" officeooo:rsid="22a871c9" style:font-style-asian="italic" style:font-style-complex="italic"/>
    </style:style>
    <style:style style:name="T355" style:family="text">
      <style:text-properties fo:font-style="italic" officeooo:rsid="22c85621" style:font-style-asian="italic" style:font-style-complex="italic"/>
    </style:style>
    <style:style style:name="T356" style:family="text">
      <style:text-properties fo:font-style="italic" officeooo:rsid="22c8d110" style:font-style-asian="italic" style:font-style-complex="italic"/>
    </style:style>
    <style:style style:name="T357" style:family="text">
      <style:text-properties fo:font-style="italic" officeooo:rsid="23ac06b8" style:font-style-asian="italic" style:font-style-complex="italic"/>
    </style:style>
    <style:style style:name="T358" style:family="text">
      <style:text-properties fo:font-style="italic" officeooo:rsid="23b0ce43" style:font-style-asian="italic" style:font-style-complex="italic"/>
    </style:style>
    <style:style style:name="T359" style:family="text">
      <style:text-properties fo:font-style="italic" officeooo:rsid="23981548" style:font-style-asian="italic" style:font-style-complex="italic"/>
    </style:style>
    <style:style style:name="T360" style:family="text">
      <style:text-properties fo:font-style="italic" officeooo:rsid="24393486" style:font-style-asian="italic" style:font-style-complex="italic"/>
    </style:style>
    <style:style style:name="T361" style:family="text">
      <style:text-properties fo:font-style="normal" style:font-style-asian="normal" style:font-style-complex="normal"/>
    </style:style>
    <style:style style:name="T362" style:family="text">
      <style:text-properties fo:font-style="normal" officeooo:rsid="2231cc63" style:font-style-asian="normal" style:font-style-complex="normal"/>
    </style:style>
    <style:style style:name="T363" style:family="text">
      <style:text-properties fo:font-style="normal" style:text-underline-style="none" style:font-style-asian="normal" style:font-style-complex="normal"/>
    </style:style>
    <style:style style:name="T364" style:family="text">
      <style:text-properties fo:font-style="normal" style:text-underline-style="none" officeooo:rsid="22f7ad49" style:font-style-asian="normal" style:font-style-complex="normal"/>
    </style:style>
    <style:style style:name="T365" style:family="text">
      <style:text-properties officeooo:rsid="201d0560"/>
    </style:style>
    <style:style style:name="T366" style:family="text">
      <style:text-properties officeooo:rsid="20270e3e"/>
    </style:style>
    <style:style style:name="T367" style:family="text">
      <style:text-properties officeooo:rsid="2027dbf6"/>
    </style:style>
    <style:style style:name="T368" style:family="text">
      <style:text-properties officeooo:rsid="20298579"/>
    </style:style>
    <style:style style:name="T369" style:family="text">
      <style:text-properties officeooo:rsid="203a73cb"/>
    </style:style>
    <style:style style:name="T370" style:family="text">
      <style:text-properties officeooo:rsid="205345cd"/>
    </style:style>
    <style:style style:name="T371" style:family="text">
      <style:text-properties officeooo:rsid="2058902b"/>
    </style:style>
    <style:style style:name="T372" style:family="text">
      <style:text-properties officeooo:rsid="205cb6a1"/>
    </style:style>
    <style:style style:name="T373" style:family="text">
      <style:text-properties officeooo:rsid="2065587c"/>
    </style:style>
    <style:style style:name="T374" style:family="text">
      <style:text-properties officeooo:rsid="2068fff3"/>
    </style:style>
    <style:style style:name="T375" style:family="text">
      <style:text-properties officeooo:rsid="206acc77"/>
    </style:style>
    <style:style style:name="T376" style:family="text">
      <style:text-properties officeooo:rsid="20768cfb"/>
    </style:style>
    <style:style style:name="T377" style:family="text">
      <style:text-properties officeooo:rsid="207a19a7"/>
    </style:style>
    <style:style style:name="T378" style:family="text">
      <style:text-properties officeooo:rsid="207e1207"/>
    </style:style>
    <style:style style:name="T379" style:family="text">
      <style:text-properties officeooo:rsid="208751d0"/>
    </style:style>
    <style:style style:name="T380" style:family="text">
      <style:text-properties officeooo:rsid="20889469"/>
    </style:style>
    <style:style style:name="T381" style:family="text">
      <style:text-properties officeooo:rsid="209a6c6f"/>
    </style:style>
    <style:style style:name="T382" style:family="text">
      <style:text-properties officeooo:rsid="20a19e91"/>
    </style:style>
    <style:style style:name="T383" style:family="text">
      <style:text-properties fo:font-size="9.5pt" fo:letter-spacing="0.009cm" fo:language="cs" fo:country="CZ" style:font-size-asian="9.5pt" style:language-asian="cs" style:country-asian="CZ"/>
    </style:style>
    <style:style style:name="T384" style:family="text">
      <style:text-properties fo:font-size="9.5pt" fo:letter-spacing="0.009cm" fo:language="cs" fo:country="CZ" officeooo:rsid="20aac5d0" style:font-size-asian="9.5pt" style:language-asian="cs" style:country-asian="CZ"/>
    </style:style>
    <style:style style:name="T385" style:family="text">
      <style:text-properties fo:font-size="9.5pt" fo:letter-spacing="0.009cm" fo:language="cs" fo:country="CZ" officeooo:rsid="20ace839" style:font-size-asian="9.5pt" style:language-asian="cs" style:country-asian="CZ"/>
    </style:style>
    <style:style style:name="T386" style:family="text">
      <style:text-properties fo:font-size="9.5pt" fo:letter-spacing="0.009cm" fo:language="cs" fo:country="CZ" officeooo:rsid="20a56c6b" style:font-size-asian="9.5pt" style:language-asian="cs" style:country-asian="CZ"/>
    </style:style>
    <style:style style:name="T387" style:family="text">
      <style:text-properties fo:font-size="9.5pt" fo:letter-spacing="0.009cm" fo:language="cs" fo:country="CZ" officeooo:rsid="20a75113" style:font-size-asian="9.5pt" style:language-asian="cs" style:country-asian="CZ"/>
    </style:style>
    <style:style style:name="T388" style:family="text">
      <style:text-properties fo:font-size="9.5pt" fo:letter-spacing="0.009cm" fo:language="cs" fo:country="CZ" officeooo:rsid="20ae2d0a" style:font-size-asian="9.5pt" style:language-asian="cs" style:country-asian="CZ"/>
    </style:style>
    <style:style style:name="T389" style:family="text">
      <style:text-properties fo:font-size="9.5pt" fo:letter-spacing="0.009cm" fo:language="cs" fo:country="CZ" officeooo:rsid="20af97d2" style:font-size-asian="9.5pt" style:language-asian="cs" style:country-asian="CZ"/>
    </style:style>
    <style:style style:name="T390" style:family="text">
      <style:text-properties fo:font-size="9.5pt" fo:letter-spacing="0.009cm" fo:language="cs" fo:country="CZ" officeooo:rsid="20b19335" style:font-size-asian="9.5pt" style:language-asian="cs" style:country-asian="CZ"/>
    </style:style>
    <style:style style:name="T391" style:family="text">
      <style:text-properties fo:font-size="9.5pt" fo:letter-spacing="0.009cm" fo:language="cs" fo:country="CZ" officeooo:rsid="20b709c7" style:font-size-asian="9.5pt" style:language-asian="cs" style:country-asian="CZ"/>
    </style:style>
    <style:style style:name="T392" style:family="text">
      <style:text-properties fo:font-size="9.5pt" fo:letter-spacing="0.009cm" fo:language="cs" fo:country="CZ" officeooo:rsid="20b85116" style:font-size-asian="9.5pt" style:language-asian="cs" style:country-asian="CZ"/>
    </style:style>
    <style:style style:name="T393" style:family="text">
      <style:text-properties fo:font-size="9.5pt" fo:letter-spacing="0.009cm" fo:language="cs" fo:country="CZ" officeooo:rsid="20c1c0ac" style:font-size-asian="9.5pt" style:language-asian="cs" style:country-asian="CZ"/>
    </style:style>
    <style:style style:name="T394" style:family="text">
      <style:text-properties fo:font-size="9.5pt" fo:letter-spacing="0.009cm" fo:language="cs" fo:country="CZ" officeooo:rsid="20c7ab34" style:font-size-asian="9.5pt" style:language-asian="cs" style:country-asian="CZ"/>
    </style:style>
    <style:style style:name="T395" style:family="text">
      <style:text-properties fo:font-size="9.5pt" fo:letter-spacing="0.009cm" fo:language="cs" fo:country="CZ" officeooo:rsid="20c7e044" style:font-size-asian="9.5pt" style:language-asian="cs" style:country-asian="CZ"/>
    </style:style>
    <style:style style:name="T396" style:family="text">
      <style:text-properties fo:font-size="9.5pt" fo:letter-spacing="0.009cm" fo:language="cs" fo:country="CZ" officeooo:rsid="20ca50b1" style:font-size-asian="9.5pt" style:language-asian="cs" style:country-asian="CZ"/>
    </style:style>
    <style:style style:name="T397" style:family="text">
      <style:text-properties fo:font-size="9.5pt" fo:letter-spacing="0.009cm" fo:language="cs" fo:country="CZ" officeooo:rsid="20caf294" style:font-size-asian="9.5pt" style:language-asian="cs" style:country-asian="CZ"/>
    </style:style>
    <style:style style:name="T398" style:family="text">
      <style:text-properties fo:font-size="9.5pt" fo:letter-spacing="0.009cm" fo:language="cs" fo:country="CZ" officeooo:rsid="21fc73fc" style:font-size-asian="9.5pt" style:language-asian="cs" style:country-asian="CZ"/>
    </style:style>
    <style:style style:name="T399" style:family="text">
      <style:text-properties fo:font-size="9.5pt" fo:letter-spacing="0.009cm" fo:language="cs" fo:country="CZ" officeooo:rsid="223e7fa9" style:font-size-asian="9.5pt" style:language-asian="cs" style:country-asian="CZ"/>
    </style:style>
    <style:style style:name="T400" style:family="text">
      <style:text-properties fo:font-size="9.5pt" fo:letter-spacing="0.009cm" fo:language="cs" fo:country="CZ" officeooo:rsid="22462321" style:font-size-asian="9.5pt" style:language-asian="cs" style:country-asian="CZ"/>
    </style:style>
    <style:style style:name="T401" style:family="text">
      <style:text-properties fo:font-size="9.5pt" fo:letter-spacing="0.009cm" fo:language="cs" fo:country="CZ" officeooo:rsid="2366bc69" style:font-size-asian="9.5pt" style:language-asian="cs" style:country-asian="CZ"/>
    </style:style>
    <style:style style:name="T402" style:family="text">
      <style:text-properties fo:font-size="9.5pt" fo:letter-spacing="0.009cm" fo:language="cs" fo:country="CZ" officeooo:rsid="236a0e98" style:font-size-asian="9.5pt" style:language-asian="cs" style:country-asian="CZ"/>
    </style:style>
    <style:style style:name="T40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04"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0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0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09" style:family="text">
      <style:text-properties fo:font-size="9.5pt" fo:letter-spacing="0.009cm" fo:language="en" fo:country="US" officeooo:rsid="20b19335" style:font-size-asian="9.5pt" style:language-asian="cs" style:country-asian="CZ"/>
    </style:style>
    <style:style style:name="T410" style:family="text">
      <style:text-properties fo:font-size="9.5pt" fo:language="cs" fo:country="CZ" style:font-size-asian="9.5pt" style:language-asian="cs" style:country-asian="CZ"/>
    </style:style>
    <style:style style:name="T411" style:family="text">
      <style:text-properties fo:font-size="9.5pt" fo:language="cs" fo:country="CZ" officeooo:rsid="227d5938" style:font-size-asian="9.5pt" style:language-asian="cs" style:country-asian="CZ"/>
    </style:style>
    <style:style style:name="T412" style:family="text">
      <style:text-properties fo:language="en" fo:country="US" officeooo:rsid="20e18c0c"/>
    </style:style>
    <style:style style:name="T413" style:family="text">
      <style:text-properties fo:language="en" fo:country="US" officeooo:rsid="20f1f757"/>
    </style:style>
    <style:style style:name="T414" style:family="text">
      <style:text-properties officeooo:rsid="20f7086f"/>
    </style:style>
    <style:style style:name="T415" style:family="text">
      <style:text-properties officeooo:rsid="2112f312"/>
    </style:style>
    <style:style style:name="T416" style:family="text">
      <style:text-properties officeooo:rsid="211e75b5"/>
    </style:style>
    <style:style style:name="T417" style:family="text">
      <style:text-properties officeooo:rsid="212a64e3"/>
    </style:style>
    <style:style style:name="T418" style:family="text">
      <style:text-properties officeooo:rsid="212cf64d"/>
    </style:style>
    <style:style style:name="T419" style:family="text">
      <style:text-properties officeooo:rsid="2130bbfa"/>
    </style:style>
    <style:style style:name="T420" style:family="text">
      <style:text-properties officeooo:rsid="213d0be9"/>
    </style:style>
    <style:style style:name="T421" style:family="text">
      <style:text-properties officeooo:rsid="2145b31d"/>
    </style:style>
    <style:style style:name="T422" style:family="text">
      <style:text-properties officeooo:rsid="21464600"/>
    </style:style>
    <style:style style:name="T423" style:family="text">
      <style:text-properties officeooo:rsid="214ce48d"/>
    </style:style>
    <style:style style:name="T424" style:family="text">
      <style:text-properties officeooo:rsid="2163e5a4"/>
    </style:style>
    <style:style style:name="T425" style:family="text">
      <style:text-properties officeooo:rsid="2164a9a6"/>
    </style:style>
    <style:style style:name="T426" style:family="text">
      <style:text-properties officeooo:rsid="217d02ee"/>
    </style:style>
    <style:style style:name="T427" style:family="text">
      <style:text-properties officeooo:rsid="2184f07a"/>
    </style:style>
    <style:style style:name="T428" style:family="text">
      <style:text-properties officeooo:rsid="218524ad"/>
    </style:style>
    <style:style style:name="T429" style:family="text">
      <style:text-properties officeooo:rsid="218aa52e"/>
    </style:style>
    <style:style style:name="T430" style:family="text">
      <style:text-properties officeooo:rsid="218ba0c0"/>
    </style:style>
    <style:style style:name="T431" style:family="text">
      <style:text-properties officeooo:rsid="218eee67"/>
    </style:style>
    <style:style style:name="T432" style:family="text">
      <style:text-properties officeooo:rsid="21906387"/>
    </style:style>
    <style:style style:name="T433" style:family="text">
      <style:text-properties officeooo:rsid="2195b040"/>
    </style:style>
    <style:style style:name="T434" style:family="text">
      <style:text-properties officeooo:rsid="2197e806"/>
    </style:style>
    <style:style style:name="T435" style:family="text">
      <style:text-properties officeooo:rsid="2198b31a"/>
    </style:style>
    <style:style style:name="T436" style:family="text">
      <style:text-properties officeooo:rsid="21996beb"/>
    </style:style>
    <style:style style:name="T437" style:family="text">
      <style:text-properties officeooo:rsid="21a922d0"/>
    </style:style>
    <style:style style:name="T438" style:family="text">
      <style:text-properties officeooo:rsid="21adb664"/>
    </style:style>
    <style:style style:name="T439" style:family="text">
      <style:text-properties officeooo:rsid="21b04fb0"/>
    </style:style>
    <style:style style:name="T440" style:family="text">
      <style:text-properties officeooo:rsid="21b1e115"/>
    </style:style>
    <style:style style:name="T441" style:family="text">
      <style:text-properties officeooo:rsid="21b3d0c4"/>
    </style:style>
    <style:style style:name="T442" style:family="text">
      <style:text-properties officeooo:rsid="21b6cacf"/>
    </style:style>
    <style:style style:name="T443" style:family="text">
      <style:text-properties officeooo:rsid="21b97db2"/>
    </style:style>
    <style:style style:name="T444" style:family="text">
      <style:text-properties officeooo:rsid="21d6f3b6"/>
    </style:style>
    <style:style style:name="T445" style:family="text">
      <style:text-properties officeooo:rsid="21d77dca"/>
    </style:style>
    <style:style style:name="T446" style:family="text">
      <style:text-properties officeooo:rsid="21d784b3"/>
    </style:style>
    <style:style style:name="T447" style:family="text">
      <style:text-properties officeooo:rsid="21d9cbd9"/>
    </style:style>
    <style:style style:name="T448" style:family="text">
      <style:text-properties officeooo:rsid="21e28bc8"/>
    </style:style>
    <style:style style:name="T449" style:family="text">
      <style:text-properties officeooo:rsid="21e40ee3"/>
    </style:style>
    <style:style style:name="T450" style:family="text">
      <style:text-properties officeooo:rsid="21e88bb8"/>
    </style:style>
    <style:style style:name="T451" style:family="text">
      <style:text-properties officeooo:rsid="21e9668e"/>
    </style:style>
    <style:style style:name="T452" style:family="text">
      <style:text-properties officeooo:rsid="2209a5d2"/>
    </style:style>
    <style:style style:name="T453" style:family="text">
      <style:text-properties officeooo:rsid="220b2653"/>
    </style:style>
    <style:style style:name="T454" style:family="text">
      <style:text-properties officeooo:rsid="220d11cf"/>
    </style:style>
    <style:style style:name="T455" style:family="text">
      <style:text-properties officeooo:rsid="220e90a3"/>
    </style:style>
    <style:style style:name="T456" style:family="text">
      <style:text-properties officeooo:rsid="221e3299"/>
    </style:style>
    <style:style style:name="T457" style:family="text">
      <style:text-properties officeooo:rsid="21316e66"/>
    </style:style>
    <style:style style:name="T458" style:family="text">
      <style:text-properties officeooo:rsid="20f1f757"/>
    </style:style>
    <style:style style:name="T459" style:family="text">
      <style:text-properties officeooo:rsid="21084381"/>
    </style:style>
    <style:style style:name="T460" style:family="text">
      <style:text-properties officeooo:rsid="2237b1e2"/>
    </style:style>
    <style:style style:name="T461" style:family="text">
      <style:text-properties officeooo:rsid="2238d29b"/>
    </style:style>
    <style:style style:name="T462" style:family="text">
      <style:text-properties officeooo:rsid="223bb682"/>
    </style:style>
    <style:style style:name="T463" style:family="text">
      <style:text-properties officeooo:rsid="22439781"/>
    </style:style>
    <style:style style:name="T464" style:family="text">
      <style:text-properties officeooo:rsid="22447983"/>
    </style:style>
    <style:style style:name="T465" style:family="text">
      <style:text-properties officeooo:rsid="224eb86c"/>
    </style:style>
    <style:style style:name="T466" style:family="text">
      <style:text-properties officeooo:rsid="2264f721"/>
    </style:style>
    <style:style style:name="T467" style:family="text">
      <style:text-properties officeooo:rsid="2267e6f5"/>
    </style:style>
    <style:style style:name="T468" style:family="text">
      <style:text-properties officeooo:rsid="228a945e"/>
    </style:style>
    <style:style style:name="T469" style:family="text">
      <style:text-properties officeooo:rsid="2298b5b6"/>
    </style:style>
    <style:style style:name="T470" style:family="text">
      <style:text-properties officeooo:rsid="229b2d63"/>
    </style:style>
    <style:style style:name="T471" style:family="text">
      <style:text-properties officeooo:rsid="229d0d91"/>
    </style:style>
    <style:style style:name="T472" style:family="text">
      <style:text-properties officeooo:rsid="22a758fa"/>
    </style:style>
    <style:style style:name="T473" style:family="text">
      <style:text-properties officeooo:rsid="22ac7656"/>
    </style:style>
    <style:style style:name="T474" style:family="text">
      <style:text-properties officeooo:rsid="22b85964"/>
    </style:style>
    <style:style style:name="T475" style:family="text">
      <style:text-properties officeooo:rsid="22ba25be"/>
    </style:style>
    <style:style style:name="T476" style:family="text">
      <style:text-properties officeooo:rsid="22ba960b"/>
    </style:style>
    <style:style style:name="T477" style:family="text">
      <style:text-properties officeooo:rsid="22bd1088"/>
    </style:style>
    <style:style style:name="T478" style:family="text">
      <style:text-properties officeooo:rsid="22c10484"/>
    </style:style>
    <style:style style:name="T479" style:family="text">
      <style:text-properties officeooo:rsid="22c43c3b"/>
    </style:style>
    <style:style style:name="T480" style:family="text">
      <style:text-properties officeooo:rsid="22c58244"/>
    </style:style>
    <style:style style:name="T481" style:family="text">
      <style:text-properties officeooo:rsid="22d30b1a"/>
    </style:style>
    <style:style style:name="T482" style:family="text">
      <style:text-properties officeooo:rsid="204f4e25"/>
    </style:style>
    <style:style style:name="T483" style:family="text">
      <style:text-properties officeooo:rsid="22d854a9"/>
    </style:style>
    <style:style style:name="T484" style:family="text">
      <style:text-properties officeooo:rsid="22dd5c36"/>
    </style:style>
    <style:style style:name="T485" style:family="text">
      <style:text-properties officeooo:rsid="22defc71"/>
    </style:style>
    <style:style style:name="T486" style:family="text">
      <style:text-properties officeooo:rsid="22df6b66"/>
    </style:style>
    <style:style style:name="T487" style:family="text">
      <style:text-properties officeooo:rsid="22df90f7"/>
    </style:style>
    <style:style style:name="T488" style:family="text">
      <style:text-properties officeooo:rsid="22e50c1a"/>
    </style:style>
    <style:style style:name="T489" style:family="text">
      <style:text-properties officeooo:rsid="2022d038"/>
    </style:style>
    <style:style style:name="T490" style:family="text">
      <style:text-properties officeooo:rsid="22e5bb83"/>
    </style:style>
    <style:style style:name="T491" style:family="text">
      <style:text-properties officeooo:rsid="22e7537f"/>
    </style:style>
    <style:style style:name="T492" style:family="text">
      <style:text-properties officeooo:rsid="22f5da9a"/>
    </style:style>
    <style:style style:name="T493" style:family="text">
      <style:text-properties officeooo:rsid="2304ad9b"/>
    </style:style>
    <style:style style:name="T494" style:family="text">
      <style:text-properties officeooo:rsid="2305469b"/>
    </style:style>
    <style:style style:name="T495" style:family="text">
      <style:text-properties officeooo:rsid="2305659e"/>
    </style:style>
    <style:style style:name="T496" style:family="text">
      <style:text-properties officeooo:rsid="232f7481"/>
    </style:style>
    <style:style style:name="T497" style:family="text">
      <style:text-properties officeooo:rsid="2331678d"/>
    </style:style>
    <style:style style:name="T498" style:family="text">
      <style:text-properties officeooo:rsid="2332d987"/>
    </style:style>
    <style:style style:name="T499" style:family="text">
      <style:text-properties officeooo:rsid="2332e601"/>
    </style:style>
    <style:style style:name="T500" style:family="text">
      <style:text-properties officeooo:rsid="23445e51"/>
    </style:style>
    <style:style style:name="T501" style:family="text">
      <style:text-properties officeooo:rsid="234629dc"/>
    </style:style>
    <style:style style:name="T502" style:family="text">
      <style:text-properties officeooo:rsid="234722bb"/>
    </style:style>
    <style:style style:name="T503" style:family="text">
      <style:text-properties officeooo:rsid="23484d0e"/>
    </style:style>
    <style:style style:name="T504" style:family="text">
      <style:text-properties officeooo:rsid="2349a476"/>
    </style:style>
    <style:style style:name="T505" style:family="text">
      <style:text-properties officeooo:rsid="2349b8a1"/>
    </style:style>
    <style:style style:name="T506" style:family="text">
      <style:text-properties officeooo:rsid="234a7ac3"/>
    </style:style>
    <style:style style:name="T507" style:family="text">
      <style:text-properties officeooo:rsid="234c1eda"/>
    </style:style>
    <style:style style:name="T508" style:family="text">
      <style:text-properties officeooo:rsid="234c7f7d"/>
    </style:style>
    <style:style style:name="T509" style:family="text">
      <style:text-properties officeooo:rsid="234e0d17"/>
    </style:style>
    <style:style style:name="T510" style:family="text">
      <style:text-properties officeooo:rsid="235399e7"/>
    </style:style>
    <style:style style:name="T511" style:family="text">
      <style:text-properties officeooo:rsid="2356c6ea"/>
    </style:style>
    <style:style style:name="T512" style:family="text">
      <style:text-properties officeooo:rsid="23585241"/>
    </style:style>
    <style:style style:name="T513" style:family="text">
      <style:text-properties officeooo:rsid="2358e570"/>
    </style:style>
    <style:style style:name="T514" style:family="text">
      <style:text-properties officeooo:rsid="235b4c7d"/>
    </style:style>
    <style:style style:name="T515" style:family="text">
      <style:text-properties officeooo:rsid="23637825"/>
    </style:style>
    <style:style style:name="T516" style:family="text">
      <style:text-properties officeooo:rsid="236484a9"/>
    </style:style>
    <style:style style:name="T517" style:family="text">
      <style:text-properties officeooo:rsid="236c8ad4"/>
    </style:style>
    <style:style style:name="T518" style:family="text">
      <style:text-properties officeooo:rsid="2295c09f"/>
    </style:style>
    <style:style style:name="T519" style:family="text">
      <style:text-properties officeooo:rsid="22a655ef"/>
    </style:style>
    <style:style style:name="T520" style:family="text">
      <style:text-properties officeooo:rsid="21c8752c"/>
    </style:style>
    <style:style style:name="T521" style:family="text">
      <style:text-properties officeooo:rsid="236db2ab"/>
    </style:style>
    <style:style style:name="T522" style:family="text">
      <style:text-properties officeooo:rsid="22cc5d09"/>
    </style:style>
    <style:style style:name="T523" style:family="text">
      <style:text-properties officeooo:rsid="22c85621"/>
    </style:style>
    <style:style style:name="T524" style:family="text">
      <style:text-properties officeooo:rsid="22c8d110"/>
    </style:style>
    <style:style style:name="T525" style:family="text">
      <style:text-properties officeooo:rsid="22a871c9"/>
    </style:style>
    <style:style style:name="T526" style:family="text">
      <style:text-properties officeooo:rsid="23751612"/>
    </style:style>
    <style:style style:name="T527" style:family="text">
      <style:text-properties officeooo:rsid="2376cc3a"/>
    </style:style>
    <style:style style:name="T528" style:family="text">
      <style:text-properties officeooo:rsid="2376f410"/>
    </style:style>
    <style:style style:name="T529" style:family="text">
      <style:text-properties officeooo:rsid="237987a4"/>
    </style:style>
    <style:style style:name="T530" style:family="text">
      <style:text-properties officeooo:rsid="2386816f"/>
    </style:style>
    <style:style style:name="T531" style:family="text">
      <style:text-properties officeooo:rsid="238c0f02"/>
    </style:style>
    <style:style style:name="T532" style:family="text">
      <style:text-properties officeooo:rsid="238d7811"/>
    </style:style>
    <style:style style:name="T533" style:family="text">
      <style:text-properties officeooo:rsid="23ac06b8"/>
    </style:style>
    <style:style style:name="T534" style:family="text">
      <style:text-properties officeooo:rsid="23adf46b"/>
    </style:style>
    <style:style style:name="T535" style:family="text">
      <style:text-properties officeooo:rsid="23b0ce43"/>
    </style:style>
    <style:style style:name="T536" style:family="text">
      <style:text-properties officeooo:rsid="23c07497"/>
    </style:style>
    <style:style style:name="T537" style:family="text">
      <style:text-properties officeooo:rsid="23c30856"/>
    </style:style>
    <style:style style:name="T538" style:family="text">
      <style:text-properties officeooo:rsid="23e1443b"/>
    </style:style>
    <style:style style:name="T539" style:family="text">
      <style:text-properties officeooo:rsid="23ec6efa"/>
    </style:style>
    <style:style style:name="T540" style:family="text">
      <style:text-properties officeooo:rsid="23f092d1"/>
    </style:style>
    <style:style style:name="T541" style:family="text">
      <style:text-properties fo:font-variant="normal" fo:text-transform="none" fo:color="#333333" style:font-name="CharisSILW" fo:font-size="9pt" fo:letter-spacing="normal" fo:font-style="normal" fo:font-weight="normal"/>
    </style:style>
    <style:style style:name="T542" style:family="text">
      <style:text-properties officeooo:rsid="23f0f3fd"/>
    </style:style>
    <style:style style:name="T543" style:family="text">
      <style:text-properties officeooo:rsid="23f77a5b"/>
    </style:style>
    <style:style style:name="T544" style:family="text">
      <style:text-properties officeooo:rsid="23f93266"/>
    </style:style>
    <style:style style:name="T545" style:family="text">
      <style:text-properties officeooo:rsid="23f9895c"/>
    </style:style>
    <style:style style:name="T546" style:family="text">
      <style:text-properties officeooo:rsid="23fb23e7"/>
    </style:style>
    <style:style style:name="T547" style:family="text">
      <style:text-properties officeooo:rsid="23fd7ae0"/>
    </style:style>
    <style:style style:name="T548" style:family="text">
      <style:text-properties officeooo:rsid="23fe8e8b"/>
    </style:style>
    <style:style style:name="T549" style:family="text">
      <style:text-properties officeooo:rsid="2401a31e"/>
    </style:style>
    <style:style style:name="T550" style:family="text">
      <style:text-properties officeooo:rsid="24071e4b"/>
    </style:style>
    <style:style style:name="T551" style:family="text">
      <style:text-properties officeooo:rsid="240b1c6e"/>
    </style:style>
    <style:style style:name="T552" style:family="text">
      <style:text-properties officeooo:rsid="24102bdb"/>
    </style:style>
    <style:style style:name="T553" style:family="text">
      <style:text-properties officeooo:rsid="24138f8e"/>
    </style:style>
    <style:style style:name="T554" style:family="text">
      <style:text-properties officeooo:rsid="24158005"/>
    </style:style>
    <style:style style:name="T555" style:family="text">
      <style:text-properties officeooo:rsid="2415a15d"/>
    </style:style>
    <style:style style:name="T556" style:family="text">
      <style:text-properties officeooo:rsid="2427981b"/>
    </style:style>
    <style:style style:name="T557" style:family="text">
      <style:text-properties officeooo:rsid="2427ec22"/>
    </style:style>
    <style:style style:name="T558" style:family="text">
      <style:text-properties officeooo:rsid="24291992"/>
    </style:style>
    <style:style style:name="T559" style:family="text">
      <style:text-properties officeooo:rsid="24304c85"/>
    </style:style>
    <style:style style:name="T560" style:family="text">
      <style:text-properties officeooo:rsid="2432a1ec"/>
    </style:style>
    <style:style style:name="T561" style:family="text">
      <style:text-properties officeooo:rsid="2436a92f"/>
    </style:style>
    <style:style style:name="T562" style:family="text">
      <style:text-properties officeooo:rsid="24393486"/>
    </style:style>
    <style:style style:name="T563" style:family="text">
      <style:text-properties officeooo:rsid="243a354b"/>
    </style:style>
    <style:style style:name="T564" style:family="text">
      <style:text-properties officeooo:rsid="243e32f5"/>
    </style:style>
    <style:style style:name="T565" style:family="text">
      <style:text-properties officeooo:rsid="243e4498"/>
    </style:style>
    <style:style style:name="T566" style:family="text">
      <style:text-properties officeooo:rsid="2442f892"/>
    </style:style>
    <style:style style:name="T567" style:family="text">
      <style:text-properties officeooo:rsid="2445badc"/>
    </style:style>
    <style:style style:name="T568" style:family="text">
      <style:text-properties officeooo:rsid="2447010a"/>
    </style:style>
    <style:style style:name="T569" style:family="text">
      <style:text-properties officeooo:rsid="244b657c"/>
    </style:style>
    <style:style style:name="T570" style:family="text">
      <style:text-properties officeooo:rsid="2451a4bf"/>
    </style:style>
    <style:style style:name="T571" style:family="text">
      <style:text-properties officeooo:rsid="2459ac89"/>
    </style:style>
    <style:style style:name="T572" style:family="text">
      <style:text-properties fo:font-weight="bold" style:font-weight-asian="bold" style:font-weight-complex="bold"/>
    </style:style>
    <style:style style:name="T573" style:family="text">
      <style:text-properties fo:font-weight="bold" officeooo:rsid="2459ac8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
      <text:p text:style-name="P137"/>
      <text:p text:style-name="P4"/>
      <text:p text:style-name="Text_20_body"/>
      <text:p text:style-name="Text_20_body"/>
      <text:p text:style-name="P207">Dračák</text:p>
      <text:p text:style-name="P202"/>
      <text:p text:style-name="P202"/>
      <text:p text:style-name="P208">podle staré školy</text:p>
      <text:p text:style-name="P203"/>
      <text:p text:style-name="P204">(koncept pravidel)</text:p>
      <text:p text:style-name="P203"/>
      <text:p text:style-name="P203"/>
      <text:p text:style-name="P203"/>
      <text:p text:style-name="P203"/>
      <text:p text:style-name="P203"/>
      <text:p text:style-name="P205">Společenská hra na prožívání příběhů</text:p>
      <text:p text:style-name="P205"/>
      <text:p text:style-name="P206"/>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4"><text:a xlink:type="simple" xlink:href="#__RefHeading___Toc21875_1991418811" text:style-name="Internet_20_link" text:visited-style-name="Internet_20_link">Tvoje postava</text:a><text:tab/>4</text:p>
          <text:p text:style-name="P215"><text:a xlink:type="simple" xlink:href="#__RefHeading___Toc21879_1991418811" text:style-name="Internet_20_link" text:visited-style-name="Internet_20_link">Rasy</text:a><text:tab/>4</text:p>
          <text:p text:style-name="P215"><text:a xlink:type="simple" xlink:href="#__RefHeading___Toc21881_1991418811" text:style-name="Internet_20_link" text:visited-style-name="Internet_20_link">Povolání tvé postavy</text:a><text:tab/>6</text:p>
          <text:p text:style-name="P215"><text:a xlink:type="simple" xlink:href="#__RefHeading___Toc36196_611713307" text:style-name="Internet_20_link" text:visited-style-name="Internet_20_link">Vlastnosti</text:a><text:tab/>6</text:p>
          <text:p text:style-name="P215"><text:a xlink:type="simple" xlink:href="#__RefHeading___Toc36198_611713307" text:style-name="Internet_20_link" text:visited-style-name="Internet_20_link">Počet životů</text:a><text:tab/>7</text:p>
          <text:p text:style-name="P215"><text:a xlink:type="simple" xlink:href="#__RefHeading___Toc1648_4210766435" text:style-name="Internet_20_link" text:visited-style-name="Internet_20_link">Kouzla, recepty a schopnosti</text:a><text:tab/>7</text:p>
          <text:p text:style-name="P215"><text:a xlink:type="simple" xlink:href="#__RefHeading___Toc17048_4210766435" text:style-name="Internet_20_link" text:visited-style-name="Internet_20_link">Dovednosti</text:a><text:tab/>7</text:p>
          <text:p text:style-name="P214"><text:a xlink:type="simple" xlink:href="#__RefHeading___Toc36200_611713307" text:style-name="Internet_20_link" text:visited-style-name="Internet_20_link">Povolání</text:a><text:tab/>10</text:p>
          <text:p text:style-name="P215"><text:a xlink:type="simple" xlink:href="#__RefHeading___Toc6999_1015327784" text:style-name="Internet_20_link" text:visited-style-name="Internet_20_link">Válečník</text:a><text:tab/>10</text:p>
          <text:p text:style-name="P215"><text:a xlink:type="simple" xlink:href="#__RefHeading___Toc7001_1015327784" text:style-name="Internet_20_link" text:visited-style-name="Internet_20_link">Hraničář</text:a><text:tab/>12</text:p>
          <text:p text:style-name="P215"><text:a xlink:type="simple" xlink:href="#__RefHeading___Toc7003_1015327784" text:style-name="Internet_20_link" text:visited-style-name="Internet_20_link">Alchymista</text:a><text:tab/>17</text:p>
          <text:p text:style-name="P215"><text:a xlink:type="simple" xlink:href="#__RefHeading___Toc7005_1015327784" text:style-name="Internet_20_link" text:visited-style-name="Internet_20_link">Kouzelník</text:a><text:tab/>22</text:p>
          <text:p text:style-name="P215"><text:a xlink:type="simple" xlink:href="#__RefHeading___Toc7007_1015327784" text:style-name="Internet_20_link" text:visited-style-name="Internet_20_link">Zloděj</text:a><text:tab/>35</text:p>
          <text:p text:style-name="P215"><text:a xlink:type="simple" xlink:href="#__RefHeading___Toc7009_1015327784" text:style-name="Internet_20_link" text:visited-style-name="Internet_20_link">Druid</text:a><text:tab/>38</text:p>
          <text:p text:style-name="P214"><text:a xlink:type="simple" xlink:href="#__RefHeading___Toc1650_4210766435" text:style-name="Internet_20_link" text:visited-style-name="Internet_20_link">Zranění a léčba</text:a><text:tab/>44</text:p>
          <text:p text:style-name="P214"><text:a xlink:type="simple" xlink:href="#__RefHeading___Toc17052_4210766435" text:style-name="Internet_20_link" text:visited-style-name="Internet_20_link">Magické předměty</text:a><text:tab/>45</text:p>
          <text:p text:style-name="P214"><text:a xlink:type="simple" xlink:href="#__RefHeading___Toc1652_4210766435" text:style-name="Internet_20_link" text:visited-style-name="Internet_20_link">Boj a jiná nebezpečí</text:a><text:tab/>46</text:p>
          <text:p text:style-name="P215"><text:a xlink:type="simple" xlink:href="#__RefHeading___Toc17054_4210766435" text:style-name="Internet_20_link" text:visited-style-name="Internet_20_link">Vzdálenost</text:a><text:tab/>46</text:p>
          <text:p text:style-name="P215"><text:a xlink:type="simple" xlink:href="#__RefHeading___Toc4067_1870267181" text:style-name="Internet_20_link" text:visited-style-name="Internet_20_link">Rychlost</text:a><text:tab/>46</text:p>
          <text:p text:style-name="P215"><text:a xlink:type="simple" xlink:href="#__RefHeading___Toc1654_4210766435" text:style-name="Internet_20_link" text:visited-style-name="Internet_20_link">Kola</text:a><text:tab/>47</text:p>
          <text:p text:style-name="P215"><text:a xlink:type="simple" xlink:href="#__RefHeading___Toc1656_4210766435" text:style-name="Internet_20_link" text:visited-style-name="Internet_20_link">Záměry</text:a><text:tab/>47</text:p>
          <text:p text:style-name="P215"><text:a xlink:type="simple" xlink:href="#__RefHeading___Toc1658_4210766435" text:style-name="Internet_20_link" text:visited-style-name="Internet_20_link">Hody</text:a><text:tab/>48</text:p>
          <text:p text:style-name="P215"><text:a xlink:type="simple" xlink:href="#__RefHeading___Toc1660_4210766435" text:style-name="Internet_20_link" text:visited-style-name="Internet_20_link">Výhody a nevýhody</text:a><text:tab/>49</text:p>
          <text:p text:style-name="P215"><text:a xlink:type="simple" xlink:href="#__RefHeading___Toc1662_4210766435" text:style-name="Internet_20_link" text:visited-style-name="Internet_20_link">Pasti a jedy</text:a><text:tab/>50</text:p>
          <text:p text:style-name="P215"><text:a xlink:type="simple" xlink:href="#__RefHeading___Toc17056_4210766435" text:style-name="Internet_20_link" text:visited-style-name="Internet_20_link">Zbraně, zbroje a štíty</text:a><text:tab/>50</text:p>
          <text:p text:style-name="P215"><text:a xlink:type="simple" xlink:href="#__RefHeading___Toc17058_4210766435" text:style-name="Internet_20_link" text:visited-style-name="Internet_20_link">Hlášení útoku</text:a><text:tab/>51</text:p>
          <text:p text:style-name="P214"><text:a xlink:type="simple" xlink:href="#__RefHeading___Toc36202_611713307" text:style-name="Internet_20_link" text:visited-style-name="Internet_20_link">Hledání, skrývání a plížení</text:a><text:tab/>52</text:p>
          <text:p text:style-name="P215"><text:a xlink:type="simple" xlink:href="#__RefHeading___Toc36204_611713307" text:style-name="Internet_20_link" text:visited-style-name="Internet_20_link">Hledání</text:a><text:tab/>52</text:p>
          <text:p text:style-name="P215"><text:a xlink:type="simple" xlink:href="#__RefHeading___Toc36206_611713307" text:style-name="Internet_20_link" text:visited-style-name="Internet_20_link">Postřeh a plížení</text:a><text:tab/>52</text:p>
          <text:p text:style-name="P214"><text:a xlink:type="simple" xlink:href="#__RefHeading___Toc12113_526618153" text:style-name="Internet_20_link" text:visited-style-name="Internet_20_link">Zvyšování vlastností</text:a><text:tab/>53</text:p>
          <text:p text:style-name="P214"><text:a xlink:type="simple" xlink:href="#__RefHeading___Toc12115_526618153" text:style-name="Internet_20_link" text:visited-style-name="Internet_20_link">Náhodný hod</text:a><text:tab/>54</text:p>
        </text:index-body>
      </text:table-of-content>
      <text:p text:style-name="P209"/>
      <text:p text:style-name="P3"/>
      <text:p text:style-name="P3"/>
      <text:p text:style-name="P3"/>
      <text:p text:style-name="P2"><text:soft-page-break/>Verze 0.<text:span text:style-name="T539">5</text:span></text:p>
      <text:p text:style-name="P209">Poděkování</text:p>
      <text:p text:style-name="Example">Tato příručka <text:span text:style-name="T365">je silně inspirovaná titulem</text:span> Dračí Doupě vydan<text:span text:style-name="T42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11">Nápady a připomínkami přispěli:</text:p>
      <text:p text:style-name="P212">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72"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216" text:outline-level="3">Člověk</text:h>
      <text:p text:style-name="Text_20_body"><text:span text:style-name="T157">VELIKOST: 6<text:line-break/></text:span><text:span text:style-name="T156">VLASTNOSTI: Síla 1-3, Finesa 1-3, Duše 1-3 </text:span><text:span text:style-name="T158"><text:line-break/></text:span><text:span text:style-name="T159">SCHOPNOST: Všestrannost</text:span></text:p>
      <text:p text:style-name="P210">Všestrannost</text:p>
      <text:p text:style-name="P162">Jako člověk si můžeš <text:span text:style-name="T484">vybrat jednu z následujících schopností, i když nemáš příslušné povolání:</text:span></text:p>
      <text:list xml:id="list2300252341" text:style-name="L1">
        <text:list-item>
          <text:p text:style-name="P278"><text:span text:style-name="T485">Od válečníka: </text:span><text:span text:style-name="T338">Zastrašení, Útok na dva cíle, Ochránce</text:span></text:p>
        </text:list-item>
        <text:list-item>
          <text:p text:style-name="P278"><text:span text:style-name="T485">Od hraničáře: </text:span><text:span text:style-name="T338">Pouto se zvířetem, Mluvení se zvířaty</text:span></text:p>
        </text:list-item>
        <text:list-item>
          <text:p text:style-name="P278"><text:span text:style-name="T485">Od zloděje: </text:span><text:span text:style-name="T338">Získání důvěry, Bezpečný dopad, Obří skoky, Chytání střel</text:span></text:p>
        </text:list-item>
      </text:list>
      <text:h text:style-name="Heading_20_4" text:outline-level="4">Barbar</text:h>
      <text:p text:style-name="P5"><text:span text:style-name="T157">VELIKOST: 6<text:line-break/>VLASTNOSTI: Síla 2-3, Finesa 1-3, Duše 1-3</text:span><text:span text:style-name="T158"><text:line-break/></text:span><text:span text:style-name="T159">SCHOPNOST: Všestrannost (stejně jako ostatní lidé)</text:span></text:p>
      <text:h text:style-name="P216" text:outline-level="3">Hobit</text:h>
      <text:p text:style-name="P6"><text:span text:style-name="T157">VELIKOST: </text:span><text:span text:style-name="T160">5</text:span><text:span text:style-name="T157"><text:line-break/>VLASTNOSTI: </text:span><text:span text:style-name="T162">Síla 1-2, Finesa 2-3, Duše 1-3</text:span><text:span text:style-name="T158"><text:line-break/></text:span><text:span text:style-name="T159">SCHOPNOST: </text:span><text:span text:style-name="T160">Vytříbená chuť a čich</text:span></text:p>
      <text:p text:style-name="Example_20_Header"><text:soft-page-break/>Vytříbená chuť a čich</text:p>
      <text:p text:style-name="P7">Hobiti mají citlivější chuť a čich než příslušníci ostatních ras. Jsou <text:span text:style-name="T366">to </text:span>díky tomu známí labužníci a velcí znalci různých nápojů, pokrmů a jiných poživatin, ale dává jim to výhodu i na dobrodružných výpravách: Neumí sice stopovat tak dobře jako psi, ale dokáží <text:span text:style-name="T367">například</text:span> čich<text:span text:style-name="T367">em poznat převlečenou osobu</text:span> a pouhým ochutnáním odhalí přítomnost jedů <text:span text:style-name="T368">nebo jiných nežádoucích přísad</text:span>.</text:p>
      <text:h text:style-name="P217" text:outline-level="3">Kudůk</text:h>
      <text:p text:style-name="P8"><text:span text:style-name="T157">VELIKOST: </text:span><text:span text:style-name="T160">5</text:span><text:span text:style-name="T157"><text:line-break/>VLASTNOSTI: </text:span><text:span text:style-name="T163">Síla 1-2, Finesa 2-3, Duše 1-3</text:span><text:span text:style-name="T158"><text:line-break/></text:span><text:span text:style-name="T159">SCHOPNOST: </text:span><text:span text:style-name="T160">Vytříbená chuť a čich </text:span><text:span text:style-name="T161">(jako hobit)</text:span></text:p>
      <text:h text:style-name="P218" text:outline-level="3">Elf</text:h>
      <text:p text:style-name="P9"><text:span text:style-name="T157">VELIKOST: </text:span><text:span text:style-name="T164">6</text:span><text:span text:style-name="T157"><text:line-break/>VLASTNOSTI: Síla 1-2, Finesa 2-3, Duše 2-3</text:span><text:span text:style-name="T163"><text:line-break/></text:span><text:span text:style-name="T159">SCHOPNOST: </text:span><text:span text:style-name="T166">Ostrý zrak</text:span></text:p>
      <text:p text:style-name="Example_20_Header"><text:span text:style-name="T165">O</text:span><text:span text:style-name="T156">strý zrak</text:span></text:p>
      <text:p text:style-name="P10"><text:span text:style-name="T156">Elfové mají ostřejší a citlivější zrak než ostatní rasy. Vidí dobře i za šera (ale ne v naprosté tmě) a rozeznají detaily </text:span><text:span text:style-name="T167">i </text:span><text:span text:style-name="T156">na v</text:span><text:span text:style-name="T167">elkou</text:span><text:span text:style-name="T156"> vzdálenost.</text:span></text:p>
      <text:h text:style-name="P218" text:outline-level="3">Trpaslík</text:h>
      <text:p text:style-name="P11"><text:span text:style-name="T157">VELIKOST: </text:span><text:span text:style-name="T164">6</text:span><text:span text:style-name="T157"><text:line-break/>VLASTNOSTI: Síla 2-3, Finesa 1-2, Duše 1-3</text:span><text:span text:style-name="T163"><text:line-break/></text:span><text:span text:style-name="T159">SCHOPNOST: </text:span><text:span text:style-name="T168">Infravidění</text:span></text:p>
      <text:p text:style-name="Example_20_Header"><text:soft-page-break/>Infravidění</text:p>
      <text:p text:style-name="P12">Trpaslíci dokáží rozeznat teplejší předměty od studenějších. <text:span text:style-name="T369">I v naprosté tmě tedy například uvidí teplokrevné tvory. Nedokáží ale rozeznat barvy ani detaily, nevidí skrz překážky a pokud má v podzemí všechno stejnou teplotu, musí tápat stejně jako všichni ostatní.</text:span></text:p>
      <text:h text:style-name="P218" text:outline-level="3">Kroll</text:h>
      <text:p text:style-name="P14">VELIKOST: 7<text:line-break/>VLASTNOSTI: Síla 3, Finesa 1-2, Duše 1-2<text:line-break/>SCHOPNOST: Ultrasluch</text:p>
      <text:p text:style-name="Example_20_Header">Ultrasluch</text:p>
      <text:p text:style-name="P13">Krol<text:span text:style-name="T42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40">Válečník, hraničář, kouzelník, alchymista nebo zloděj.</text:p>
      <text:h text:style-name="P264" text:outline-level="2"><text:bookmark-start text:name="__RefHeading___Toc36196_611713307"/>Vlastnosti<text:bookmark-end text:name="__RefHeading___Toc36196_611713307"/></text:h>
      <text:p text:style-name="P138"><text:span text:style-name="Emphasis"><text:span text:style-name="T361">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450">č</text:span></text:span><text:span text:style-name="Emphasis">á</text:span><text:span text:style-name="Emphasis"><text:span text:style-name="T45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65" text:outline-level="2"><text:bookmark-start text:name="__RefHeading___Toc36198_611713307"/>Počet životů<text:bookmark-end text:name="__RefHeading___Toc36198_611713307"/></text:h>
      <text:p text:style-name="P139">Tvůj počet životů je roven součtu Velikosti (podle rasy) a Síly.</text:p>
      <text:h text:style-name="P264" text:outline-level="2"><text:bookmark-start text:name="__RefHeading___Toc1648_4210766435"/>Kouzla, <text:span text:style-name="T418">recepty a</text:span> schopnosti<text:bookmark-end text:name="__RefHeading___Toc1648_4210766435"/></text:h>
      <text:p text:style-name="P15">Každá rasa má jednu zvláštní schopnost – tu získáš automaticky výběrem této rasy. <text:span text:style-name="T421">Ostatní kouzla, recepty a schopnosti získáš v rámci svého povolání</text:span>: V jeho popisu najdeš, co se kdy můžeš naučit.</text:p>
      <text:h text:style-name="P264" text:outline-level="2"><text:bookmark-start text:name="__RefHeading___Toc17048_4210766435"/>Dovednosti<text:bookmark-end text:name="__RefHeading___Toc17048_4210766435"/></text:h>
      <text:p text:style-name="P130">Každá dovednost má tři stupně: Z<text:span text:style-name="T500">ákladní</text:span>, pokročilý a mistrovský.</text:p>
      <text:list xml:id="list3927966332" text:style-name="L2">
        <text:list-item>
          <text:p text:style-name="P279">Na prvních <text:span text:style-name="T486">dvou</text:span> úrovních se <text:span text:style-name="T486">učíš základy</text:span> <text:span text:style-name="T419">dovedností</text:span>.</text:p>
        </text:list-item>
        <text:list-item>
          <text:p text:style-name="P279">Na úrovních <text:span text:style-name="T486">3</text:span>-<text:span text:style-name="T486">6</text:span> se můžeš <text:span text:style-name="T501">základní dovednosti vylepšovat na pokročilé.</text:span></text:p>
        </text:list-item>
        <text:list-item>
          <text:p text:style-name="P279">Od <text:span text:style-name="T487">sedmé</text:span> úrovně výš se můžeš <text:span text:style-name="T419">pokročilé dovednosti vylepšovat na mistrovské</text:span>.</text:p>
        </text:list-item>
      </text:list>
      <text:p text:style-name="P104"><text:soft-page-break/><text:span text:style-name="T1">Stupeň dovednosti určuje, co dokážeš, </text:span><text:span text:style-name="T21">případně co znáš</text:span><text:span text:style-name="T1">:</text:span></text:p>
      <text:list xml:id="list4038060833" text:style-name="L3">
        <text:list-item>
          <text:p text:style-name="P322">Se <text:span text:style-name="T502">základní</text:span> znalostí <text:span text:style-name="T338">Otevírání zámků</text:span> například dokážeš otevřít jen jednoduché <text:span text:style-name="T503">z</text:span>ámky. K otevření <text:span text:style-name="T503">složitého zámku potřebuješ pokročilou dovednost a k otevření</text:span> mistrovského zámku mistrovskou.</text:p>
        </text:list-item>
      </text:list>
      <text:p text:style-name="P107">Kdy se můžeš učit jaké dovednosti najdeš v popisu svého povolání.</text:p>
      <text:h text:style-name="P219" text:outline-level="3">Znalosti povolání</text:h>
      <text:p text:style-name="P108">Každé povolání <text:span text:style-name="T422">také</text:span> představuje balíček znalostí, <text:span text:style-name="T422">které nezmiňujeme zvlášť jako dovednost</text:span>: Válečník se vyzná ve zbraních, kouzelník <text:span text:style-name="T419">pozná různá kouzla, alchymista zná různé magické suroviny, ze kterých pak vyrábí kouzelné předměty, atd.</text:span></text:p>
      <text:list xml:id="list3740950858" text:style-name="L4">
        <text:list-item>
          <text:p text:style-name="P352"><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219" text:outline-level="3"><text:span text:style-name="T456">Seznam</text:span> <text:span text:style-name="T415">dovedností</text:span></text:h>
      <text:p text:style-name="P103">Když se v popisu svého povolání dočteš, že si můžeš vybrat nějakou dovednost, znamená to některou z následujících:</text:p>
      <text:p text:style-name="List_20_of_20_Items">Cizí jazyk <text:span text:style-name="T457">(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458">ý </text:span>jazyk<text:span text:style-name="T459"> (každý je samostatná dovednost)</text:span></text:p>
      <text:p text:style-name="List_20_of_20_Items"><text:span text:style-name="T25">Š</text:span>plhání</text:p>
      <text:p text:style-name="List_20_of_20_Items"><text:span text:style-name="T336">Výroba a o</text:span><text:span text:style-name="T412">dstra</text:span><text:span text:style-name="T337">ňování</text:span> pastí</text:p>
      <text:p text:style-name="List_20_of_20_Items">Znalost jedů</text:p>
      <text:h text:style-name="Heading_20_1" text:outline-level="1"><text:bookmark-start text:name="__RefHeading___Toc36200_611713307"/><text:span text:style-name="T451">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1"><text:span text:style-name="T174">1. </text:span><text:span text:style-name="T158">úroveň</text:span></text:p>
      <text:list xml:id="list2399589718" text:style-name="L5">
        <text:list-item>
          <text:p text:style-name="P354"><text:span text:style-name="T271">Umíš </text:span><text:span text:style-name="T288">základy</text:span><text:span text:style-name="T217"> </text:span><text:span text:style-name="T63">O</text:span><text:span text:style-name="T37">šetřov</text:span><text:span text:style-name="T61">ání</text:span><text:span text:style-name="T37"> zranění</text:span><text:span text:style-name="T83"> </text:span><text:span text:style-name="T92">(ošetřením vrátíš 2 životy).</text:span></text:p>
        </text:list-item>
        <text:list-item>
          <text:p text:style-name="P355"><text:span text:style-name="T313">Umíš základy dvou dalších dovedností podle svého výběru</text:span><text:span text:style-name="T220">.</text:span></text:p>
        </text:list-item>
        <text:list-item>
          <text:p text:style-name="P356"><text:span text:style-name="T158">Vyber si jednu z</text:span><text:span text:style-name="T273">e </text:span><text:span text:style-name="T295">základních</text:span><text:span text:style-name="T158"> </text:span><text:span text:style-name="T193">válečnických</text:span><text:span text:style-name="T158"> schopností.</text:span></text:p>
        </text:list-item>
        <text:list-item>
          <text:p text:style-name="P353">Můžeš si připoutat jeden magický předmět, který <text:span text:style-name="T498">získáš</text:span> na výpravách za dobrodružstvím.</text:p>
        </text:list-item>
      </text:list>
      <text:p text:style-name="P110"><text:span text:style-name="T184">2</text:span><text:span text:style-name="T174">. </text:span><text:span text:style-name="T158">úroveň</text:span></text:p>
      <text:list xml:id="list115552598173531" text:continue-numbering="true" text:style-name="L5">
        <text:list-item>
          <text:p text:style-name="P280">Vyber si jednu ze <text:span text:style-name="T504">základních</text:span> válečnických schopností.</text:p>
        </text:list-item>
        <text:list-item>
          <text:p text:style-name="P281"><text:span text:style-name="T488">Nauč se</text:span> jednu dovednost.</text:p>
        </text:list-item>
        <text:list-item>
          <text:p text:style-name="P291"><text:span text:style-name="T489">M</text:span>ůžeš si připoutat <text:span text:style-name="T492">celkem</text:span> dva magické předměty.</text:p>
        </text:list-item>
      </text:list>
      <text:p text:style-name="P110"><text:span text:style-name="T184">3</text:span><text:span text:style-name="T174">. </text:span><text:span text:style-name="T158">úroveň</text:span></text:p>
      <text:list xml:id="list115552509240038" text:continue-numbering="true" text:style-name="L5">
        <text:list-item>
          <text:p text:style-name="P292">Zvyš si jednu vlastnost (rozdíl mezi tvou nejvyšší a nejnižší může být nejvýše 3).</text:p>
        </text:list-item>
        <text:list-item>
          <text:p text:style-name="P282"><text:span text:style-name="T488">Nauč se základy</text:span><text:span text:style-name="T158"> jedn</text:span><text:span text:style-name="T505">é</text:span><text:span text:style-name="T158"> dovednost</text:span><text:span text:style-name="T505">i</text:span><text:span text:style-name="T158"> </text:span><text:span text:style-name="T491">nebo si zvyš jednu dovednost na pokročilou.</text:span></text:p>
        </text:list-item>
      </text:list>
      <text:p text:style-name="P110"><text:span text:style-name="T184">4</text:span><text:span text:style-name="T174">. </text:span><text:span text:style-name="T158">úroveň</text:span></text:p>
      <text:list xml:id="list115552840794201" text:continue-numbering="true" text:style-name="L5">
        <text:list-item>
          <text:p text:style-name="P283">Vyber si jednu ze <text:span text:style-name="T506">základních</text:span> nebo pokročilých válečnických schopností.</text:p>
        </text:list-item>
        <text:list-item>
          <text:p text:style-name="P284"><text:soft-page-break/>Zvyš si jednu dovednost na pokročilou.</text:p>
        </text:list-item>
        <text:list-item>
          <text:p text:style-name="P291"><text:span text:style-name="T489">M</text:span>ůžeš si připoutat <text:span text:style-name="T492">celkem</text:span> tři magické předměty.</text:p>
        </text:list-item>
      </text:list>
      <text:p text:style-name="P110"><text:span text:style-name="T184">5</text:span><text:span text:style-name="T174">. </text:span><text:span text:style-name="T158">úroveň</text:span></text:p>
      <text:list xml:id="list115553737542604" text:continue-numbering="true" text:style-name="L5">
        <text:list-item>
          <text:p text:style-name="P285">Zvyš si jednu vlastnost (rozdíl mezi tvou nejvyšší a nejnižší může být nejvýše 3).</text:p>
        </text:list-item>
        <text:list-item>
          <text:p text:style-name="P286"><text:span text:style-name="T488">Nauč se základy</text:span> jedn<text:span text:style-name="T507">é</text:span> dovednost<text:span text:style-name="T507">i</text:span> <text:span text:style-name="T491">nebo si zvyš jednu dovednost na pokročilou.</text:span></text:p>
        </text:list-item>
      </text:list>
      <text:p text:style-name="P112"><text:span text:style-name="T272">6</text:span><text:span text:style-name="T174">. </text:span><text:span text:style-name="T158">úroveň</text:span></text:p>
      <text:list xml:id="list115552831780443" text:continue-numbering="true" text:style-name="L5">
        <text:list-item>
          <text:p text:style-name="P287">Vyber si jednu ze <text:span text:style-name="T508">základních</text:span> nebo pokročilých válečnických schopností.</text:p>
        </text:list-item>
        <text:list-item>
          <text:p text:style-name="P295"><text:span text:style-name="T489">Z</text:span>vyš si <text:span text:style-name="T490">jednu</text:span> dovednost na pokročil<text:span text:style-name="T509">ou</text:span>.</text:p>
        </text:list-item>
        <text:list-item>
          <text:p text:style-name="P291"><text:span text:style-name="T489">M</text:span>ůžeš si připoutat <text:span text:style-name="T492">celkem</text:span> čtyři magické předměty.</text:p>
        </text:list-item>
      </text:list>
      <text:h text:style-name="Heading_20_3" text:outline-level="3"><text:span text:style-name="T274">Z</text:span><text:span text:style-name="T294">ákladní</text:span><text:span text:style-name="T274"> v</text:span><text:span text:style-name="T186">álečnické s</text:span><text:span text:style-name="T156">chopnosti</text:span></text:h>
      <text:h text:style-name="Heading_20_5" text:outline-level="5">Zastrašení</text:h>
      <text:p text:style-name="P161">Zastrašení musíš vždy <text:span text:style-name="T483">něčím</text:span> spustit: Rozpůlit jednoho z nepřátel, zasadit protivníkovi těžkou ránu, dostat ho do nevýhodné situace, nebo mu třeba připomenout, kolik takových jako on jsi už zabil.<text:line-break/><text:tab/>Zastrašovat můžeš v<text:span text:style-name="T48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22" text:outline-level="5"><text:soft-page-break/>Sehranost</text:h>
      <text:p text:style-name="P38">Vyžaduje alespoň týden společného tréninku a potom průběžné udržování (sem tam si zatrénovat).<text:line-break/><text:tab/><text:span text:style-name="T424">Kdykoliv</text:span> bojuje<text:span text:style-name="T424">š</text:span> bok po boku <text:span text:style-name="T372">někoho, s kým jsi sehraný</text:span>, <text:span text:style-name="T370">můžeš si v každém kole vybrat:</text:span></text:p>
      <text:list xml:id="list2185882992" text:style-name="L6">
        <text:list-item>
          <text:p text:style-name="P357">Dá<text:span text:style-name="T424">š</text:span> výhodu <text:span text:style-name="T370">tomuto spolubojovníkovi</text:span>.</text:p>
        </text:list-item>
        <text:list-item>
          <text:p text:style-name="P357"><text:span text:style-name="T425">Nebo získáš výhodu sám</text:span>.</text:p>
        </text:list-item>
      </text:list>
      <text:h text:style-name="P223" text:outline-level="5">Ochránce</text:h>
      <text:p text:style-name="P131">Můžeš protivníkovi zabránit v útoku, i když není v nevýhodě.</text:p>
      <text:h text:style-name="Heading_20_5" text:outline-level="5">Velení</text:h>
      <text:p text:style-name="P163">V každém kole můžeš dát povel jedné postavě. Pokud tě poslechne, započítá si výhodu. <text:span text:style-name="T437">Povel musí dávat smysl.</text:span> Tato výhoda se nesčítá s výhodou za <text:span text:style-name="T338">sehranost</text:span>.</text:p>
      <text:h text:style-name="Heading_20_3" text:outline-level="3"><text:span text:style-name="T274">Pokročilé v</text:span><text:span text:style-name="T186">álečnické s</text:span><text:span text:style-name="T156">chopnosti</text:span></text:h>
      <text:h text:style-name="P224" text:outline-level="5">Útok na <text:span text:style-name="T371">dva cíle</text:span></text:h>
      <text:p text:style-name="P164"><text:span text:style-name="T275">Postih je jen -1. </text:span><text:span text:style-name="T27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174">1. </text:span><text:span text:style-name="T156">úroveň</text:span></text:p>
      <text:list xml:id="list4251154726" text:style-name="L7">
        <text:list-item>
          <text:p text:style-name="P362"><text:span text:style-name="T183">U</text:span><text:span text:style-name="T156">míš získávat magenergii meditací </text:span><text:span text:style-name="T281">(</text:span><text:span text:style-name="T284">po deseti minutách </text:span><text:span text:style-name="T60">soustředění</text:span><text:span text:style-name="T284"> se ti</text:span><text:span text:style-name="T283"> doplní </text:span><text:span text:style-name="T286">na maximum</text:span><text:span text:style-name="T281">)</text:span><text:span text:style-name="T156">.</text:span></text:p>
        </text:list-item>
        <text:list-item>
          <text:p text:style-name="P367"><text:span text:style-name="T156">Umíš </text:span><text:span text:style-name="T289">základy</text:span><text:span text:style-name="T156"> </text:span><text:span text:style-name="T277">následující</text:span><text:span text:style-name="T289">ch</text:span><text:span text:style-name="T156"> dovednost</text:span><text:span text:style-name="T289">í</text:span><text:span text:style-name="T216">:</text:span></text:p>
          <text:list>
            <text:list-item>
              <text:p text:style-name="P304"><text:soft-page-break/>Orientace a přežití v divočině</text:p>
            </text:list-item>
            <text:list-item>
              <text:p text:style-name="P329">Ošetřování zranění<text:span text:style-name="T363"> </text:span><text:span text:style-name="T364">(ošetřením vrátíš 2 žt)</text:span></text:p>
            </text:list-item>
            <text:list-item>
              <text:p text:style-name="P329">Lov a stopování</text:p>
            </text:list-item>
            <text:list-item>
              <text:p text:style-name="P337">Jednu další dovednost podle svého výběru</text:p>
            </text:list-item>
          </text:list>
        </text:list-item>
        <text:list-item>
          <text:p text:style-name="P363"><text:span text:style-name="T183">Umíš sesílat jedno </text:span><text:span text:style-name="T296">ze základních kouzel</text:span><text:span text:style-name="T183"> podle svého výběru</text:span><text:span text:style-name="T156">.</text:span></text:p>
          <text:list>
            <text:list-item>
              <text:p text:style-name="P372"><text:span text:style-name="T172">K </text:span><text:span text:style-name="T182">hraničářským kouzlům se nepočítá postih za zbroj.</text:span></text:p>
            </text:list-item>
          </text:list>
        </text:list-item>
        <text:list-item>
          <text:p text:style-name="P374"><text:span text:style-name="T156">Vyber si </text:span><text:span text:style-name="T298">jedno ze základních kouzel</text:span><text:span text:style-name="T156"> nebo</text:span><text:span text:style-name="T79"> </text:span><text:span text:style-name="T99">jednu ze základních schopností</text:span><text:span text:style-name="T156">.</text:span></text:p>
        </text:list-item>
        <text:list-item>
          <text:p text:style-name="P358">Můžeš si připoutat jeden magický předmět, který <text:span text:style-name="T498">získáš</text:span> na výpravách za dobrodružstvím.</text:p>
        </text:list-item>
      </text:list>
      <text:p text:style-name="P16">2. úroveň</text:p>
      <text:list xml:id="list115551687428663" text:continue-numbering="true" text:style-name="L7">
        <text:list-item>
          <text:p text:style-name="P375"><text:span text:style-name="T156">Vyber si jedno </text:span><text:span text:style-name="T299">ze základních kouzel </text:span><text:span text:style-name="T100">nebo jednu ze základních schopností</text:span><text:span text:style-name="T156">.</text:span></text:p>
        </text:list-item>
        <text:list-item>
          <text:p text:style-name="P296">Můžeš si připoutat celkem dva magické předměty.</text:p>
        </text:list-item>
        <text:list-item>
          <text:p text:style-name="P296">Nauč se <text:span text:style-name="T510">základy jedné dovednosti</text:span>.</text:p>
        </text:list-item>
      </text:list>
      <text:p text:style-name="P18">3. úroveň</text:p>
      <text:list xml:id="list115551842827621" text:continue-list="list115552831780443" text:style-name="L5">
        <text:list-item>
          <text:p text:style-name="P293">Zvyš si jednu vlastnost (rozdíl mezi tvou nejvyšší a nejnižší může být nejvýše 3).</text:p>
        </text:list-item>
      </text:list>
      <text:list xml:id="list2385832367" text:style-name="L8">
        <text:list-item>
          <text:p text:style-name="P378"><text:span text:style-name="T183">Vyber si </text:span><text:span text:style-name="T285">jedno</text:span><text:span text:style-name="T183"> kouzlo </text:span><text:span text:style-name="T282">nebo schopnost </text:span><text:span text:style-name="T285">ze </text:span><text:span text:style-name="T300">základních</text:span><text:span text:style-name="T285"> nebo pokročilých</text:span><text:span text:style-name="T183">.</text:span></text:p>
        </text:list-item>
      </text:list>
      <text:list xml:id="list115553341182643" text:continue-list="list115551687428663" text:style-name="L7">
        <text:list-item>
          <text:p text:style-name="P306">Nauč se <text:span text:style-name="T511">základy jedné dovednosti</text:span> nebo si zvyš jednu dovednost na pokročil<text:span text:style-name="T511">ou</text:span>.</text:p>
        </text:list-item>
      </text:list>
      <text:p text:style-name="P18">4. úroveň</text:p>
      <text:list xml:id="list115552701477794" text:continue-numbering="true" text:style-name="L7">
        <text:list-item>
          <text:p text:style-name="P359"><text:soft-page-break/><text:span text:style-name="T282">N</text:span><text:span text:style-name="T169">auč </text:span><text:span text:style-name="T282">se</text:span><text:span text:style-name="T169"> jednu z mimosmyslových schopností </text:span><text:span text:style-name="T171">(</text:span><text:span text:style-name="T59">telekinezi</text:span><text:span text:style-name="T171">, </text:span><text:span text:style-name="T59">pyrokinezi</text:span><text:span text:style-name="T171"> nebo </text:span><text:span text:style-name="T59">telepatii</text:span><text:span text:style-name="T171">)</text:span><text:span text:style-name="T169">.</text:span></text:p>
        </text:list-item>
        <text:list-item>
          <text:p text:style-name="P298">Můžeš si připoutat celkem tři magické předměty.</text:p>
        </text:list-item>
        <text:list-item>
          <text:p text:style-name="P298">Zvyš si jednu dovednost na pokročil<text:span text:style-name="T512">ou</text:span>.</text:p>
        </text:list-item>
      </text:list>
      <text:p text:style-name="P157"><text:span text:style-name="T169">5. </text:span><text:span text:style-name="T156">úroveň</text:span></text:p>
      <text:list xml:id="list115551749883635" text:continue-list="list115551842827621" text:style-name="L5">
        <text:list-item>
          <text:p text:style-name="P293">Zvyš si jednu vlastnost (rozdíl mezi tvou nejvyšší a nejnižší může být nejvýše 3).</text:p>
        </text:list-item>
      </text:list>
      <text:list xml:id="list115553722850120" text:continue-list="list115552701477794" text:style-name="L7">
        <text:list-item>
          <text:p text:style-name="P379"><text:span text:style-name="T183">Vyber si </text:span><text:span text:style-name="T285">jedno</text:span><text:span text:style-name="T183"> kouzlo </text:span><text:span text:style-name="T282">nebo schopnost </text:span><text:span text:style-name="T285">ze </text:span><text:span text:style-name="T301">základních</text:span><text:span text:style-name="T285"> nebo pokročilých</text:span><text:span text:style-name="T183">.</text:span></text:p>
        </text:list-item>
        <text:list-item>
          <text:p text:style-name="P307">Nauč se <text:span text:style-name="T513">základy jedné</text:span> dovednost<text:span text:style-name="T513">i</text:span> nebo si zvyš jednu dovednost na pokročil<text:span text:style-name="T496">ou</text:span>.</text:p>
        </text:list-item>
      </text:list>
      <text:p text:style-name="P158"><text:span text:style-name="T94">6</text:span><text:span text:style-name="T93">. </text:span><text:span text:style-name="T80">úroveň</text:span></text:p>
      <text:list xml:id="list2811605474" text:style-name="L9">
        <text:list-item>
          <text:p text:style-name="P309">Můžeš si připoutat celkem čtyři magické předměty.</text:p>
        </text:list-item>
        <text:list-item>
          <text:p text:style-name="P381"><text:span text:style-name="T95">Vyber si </text:span><text:span text:style-name="T97">jedno</text:span><text:span text:style-name="T95"> kouzlo </text:span><text:span text:style-name="T96">nebo schopnost </text:span><text:span text:style-name="T97">ze </text:span><text:span text:style-name="T101">základních</text:span><text:span text:style-name="T97"> nebo pokročilých</text:span><text:span text:style-name="T95">.</text:span></text:p>
        </text:list-item>
        <text:list-item>
          <text:p text:style-name="P313">Zvyš si jednu dovednost na pokročil<text:span text:style-name="T497">ou</text:span>.</text:p>
        </text:list-item>
      </text:list>
      <text:h text:style-name="Heading_20_3" text:outline-level="3"><text:span text:style-name="T278">Z</text:span><text:span text:style-name="T293">ákladní</text:span><text:span text:style-name="T278"> </text:span><text:span text:style-name="T279">hraničářské</text:span><text:span text:style-name="T278"> s</text:span><text:span text:style-name="T156">chopnosti</text:span></text:h>
      <text:h text:style-name="P225" text:outline-level="5">Zvířecí společník</text:h>
      <text:p text:style-name="P429"><text:span text:style-name="T32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323">jednoho zvířecího společníka. ‚</text:span><text:span text:style-name="T320">Hodnota </text:span><text:span text:style-name="T322">Nebezpečnost</text:span><text:span text:style-name="T320">i</text:span><text:span text:style-name="T322"> zvířete může být </text:span><text:span text:style-name="T325">nejvýše</text:span><text:span text:style-name="T322"> rovna tvé úrovni. </text:span><text:span text:style-name="T326">M</text:span><text:span text:style-name="T322">ůže </text:span><text:span text:style-name="T326">to</text:span><text:span text:style-name="T322"> ale </text:span><text:span text:style-name="T326">být</text:span><text:span text:style-name="T322"> mládě –</text:span><text:span text:style-name="T326"> pak </text:span><text:span text:style-name="T322">mu </text:span><text:span text:style-name="T321">N</text:span><text:span text:style-name="T322">ebezpečnost postupně poroste </text:span><text:span text:style-name="T170">s tím, jak se ti bude zvyšovat úroveň</text:span><text:span text:style-name="T322">.</text:span><text:span text:style-name="T323"> </text:span><text:span text:style-name="T156">Vyber si, které zvíře tě provází </text:span><text:span text:style-name="T324">na začátku hry</text:span><text:span text:style-name="T156">.</text:span></text:p>
      <text:h text:style-name="Heading_20_5" text:outline-level="5">Mluvení se zvířaty</text:h>
      <text:p text:style-name="P28">Zvíře dokáže „mluvit“ jen o tom, čemu samo rozumí. <text:span text:style-name="T570">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9"><text:span text:style-name="T338">Dosah:</text:span> <text:span text:style-name="T494">krátká vzdálenost</text:span></text:p>
      <text:p text:style-name="P39"><text:span text:style-name="T374">Pomocí </text:span><text:span text:style-name="T339">soustředění</text:span> <text:span text:style-name="T374">můžeš pomalu </text:span>hýbat předměty, <text:span text:style-name="T493">jako kdybys měl Sílu rovnou tvé Duši</text:span>.</text:p>
      <text:h text:style-name="P229" text:outline-level="5">Pyrokineze</text:h>
      <text:p text:style-name="P40"><text:span text:style-name="T338">Dosah:</text:span> <text:span text:style-name="T494">krátká vzdálenost</text:span></text:p>
      <text:p text:style-name="P41"><text:span text:style-name="T374">Dokážeš zapálit oheň pomocí </text:span><text:span text:style-name="T339">soustředění</text:span>. Živé tvory <text:span text:style-name="T374">pyrokineze</text:span> přímo nezraňuje, následný oheň je <text:span text:style-name="T495">ale</text:span> zranit může.</text:p>
      <text:h text:style-name="P230" text:outline-level="5">Tele<text:span text:style-name="T373">patie</text:span></text:h>
      <text:p text:style-name="P40"><text:span text:style-name="T338">Dosah:</text:span> <text:span text:style-name="T494">krátká vzdálenost</text:span></text:p>
      <text:p text:style-name="P100"><text:span text:style-name="T374">Po dobu </text:span><text:span text:style-name="T339">soustředění</text:span><text:span text:style-name="T374"> můžeš </text:span>s někým „mluvit“ v myšlenkách. Bez znalosti jazyka si nebudete rozum<text:span text:style-name="T374">ě</text:span>t. <text:span text:style-name="T375">Cíl se může po navázání spojení vzdálit z dosahu.</text:span></text:p>
      <text:h text:style-name="Heading_20_3" text:outline-level="3"><text:soft-page-break/><text:span text:style-name="T302">Základní</text:span><text:span text:style-name="T280"> h</text:span><text:span text:style-name="T181">raničářská k</text:span><text:span text:style-name="T156">ouzla</text:span></text:h>
      <text:h text:style-name="Heading_20_5" text:outline-level="5">Uzdrav zranění</text:h>
      <text:p text:style-name="P42"><text:span text:style-name="T33">Magenergie</text:span><text:span text:style-name="T34">:</text:span> 3 magy<text:line-break/><text:span text:style-name="T338">Dosah:</text:span> kontaktní<text:line-break/><text:span text:style-name="T343">Sesílání:</text:span><text:span text:style-name="T414"> 1 minuta (mimo boj)</text:span></text:p>
      <text:p text:style-name="P71">Vyléčí <text:span text:style-name="T378">(</text:span>Duše <text:span text:style-name="T379">hraničáře + k6)</text:span> životů. <text:span text:style-name="T153">Další léčivé kouzlo (ať už ho sešle druid, kněz či hraničář)</text:span><text:span text:style-name="T151"> účinkuje na stejný cíl až poté, co se doléčí do plných životů.</text:span></text:p>
      <text:h text:style-name="P231" text:outline-level="5">Zpomalení jedu</text:h>
      <text:p text:style-name="P166"><text:span text:style-name="T33">Magenergie</text:span><text:span text:style-name="T26">:</text:span><text:span text:style-name="T361"> 1 mag<text:line-break/></text:span><text:span text:style-name="T340">Dosah:</text:span><text:span text:style-name="T376"> </text:span>d<text:span text:style-name="T376">otyk</text:span></text:p>
      <text:p text:style-name="P165">Kouzlo prodlouží latenci jedu <text:span text:style-name="T377">v cíli</text:span> o 1 den.</text:p>
      <text:h text:style-name="P232" text:outline-level="5">Najdi pachovou stopu</text:h>
      <text:p text:style-name="P167"><text:span text:style-name="T33">Magenergie</text:span><text:span text:style-name="T34">:</text:span> 1 mag</text:p>
      <text:p text:style-name="P167">Po dobu <text:span text:style-name="T338">soustředění</text:span> dokážeš stopovat čichem jako pes.</text:p>
      <text:h text:style-name="Heading_20_3" text:outline-level="3"><text:span text:style-name="T280">Pokročilá h</text:span><text:span text:style-name="T181">raničářská k</text:span><text:span text:style-name="T156">ouzla</text:span></text:h>
      <text:h text:style-name="P233" text:outline-level="5">Uzdrav nemocného</text:h>
      <text:p text:style-name="P64"><text:span text:style-name="T33">Magenergie</text:span><text:span text:style-name="T34">:</text:span> 3 magy<text:line-break/><text:span text:style-name="T338">Dosah:</text:span> kontaktní<text:line-break/><text:span text:style-name="T341">Sesílání:</text:span><text:span text:style-name="T380"> 10 minut</text:span></text:p>
      <text:p text:style-name="P29">Vyléčí většinu běžných (nemagických) nemocí. Smrtelné nemoci pouze zmírní natolik, že pacient přežije.</text:p>
      <text:h text:style-name="Heading_20_5" text:outline-level="5">Uklidni bestii</text:h>
      <text:p text:style-name="P72"><text:span text:style-name="T33">Magenergie</text:span><text:span text:style-name="T34">:</text:span> 2 magy<text:line-break/><text:span text:style-name="T338">Dosah:</text:span> krátký</text:p>
      <text:p text:style-name="P73"><text:soft-page-break/>Kouzlo zklidní obyčejné, nemagické zvíře natolik, že ztratí chuť útočit. Pokud je ale něco znovu rozdráždí, účinek pomine.</text:p>
      <text:h text:style-name="P232" text:outline-level="5"><text:span text:style-name="T172">N</text:span><text:span text:style-name="T156">ajdi zvíře</text:span></text:h>
      <text:p text:style-name="P166"><text:span text:style-name="T33">Magenergie</text:span><text:span text:style-name="T26">:</text:span><text:span text:style-name="T79"> 1 mag<text:line-break/></text:span><text:span text:style-name="T27">Dosah:</text:span><text:span text:style-name="T173"> </text:span><text:span text:style-name="T316">několik</text:span><text:span text:style-name="T173"> hodin cesty.</text:span></text:p>
      <text:p text:style-name="P30">Vycítíš směr k nejbližšímu zvířeti druhu, na který pomyslíš.</text:p>
      <text:h text:style-name="Heading_20_2" text:outline-level="2"><text:bookmark-start text:name="__RefHeading___Toc7003_1015327784"/>Alchymista<text:bookmark-end text:name="__RefHeading___Toc7003_1015327784"/></text:h>
      <text:p text:style-name="P142"><text:span text:style-name="T174">1. </text:span><text:span text:style-name="T158">úroveň</text:span></text:p>
      <text:list xml:id="list3162459030" text:style-name="L10">
        <text:list-item>
          <text:p text:style-name="P369"><text:span text:style-name="T218">Umíš </text:span><text:span text:style-name="T290">základy</text:span><text:span text:style-name="T218"> </text:span><text:span text:style-name="T277">následující</text:span><text:span text:style-name="T290">ch</text:span><text:span text:style-name="T218"> dovednost</text:span><text:span text:style-name="T290">í</text:span><text:span text:style-name="T216">:</text:span></text:p>
          <text:list>
            <text:list-item>
              <text:p text:style-name="P331">Čtení a psaní</text:p>
            </text:list-item>
            <text:list-item>
              <text:p text:style-name="P334">Znalost jedů</text:p>
            </text:list-item>
            <text:list-item>
              <text:p text:style-name="P350"><text:span text:style-name="T84">J</text:span><text:span text:style-name="T79">eden </text:span><text:span text:style-name="T156">Starý jazyk</text:span></text:p>
            </text:list-item>
            <text:list-item>
              <text:p text:style-name="P339">Jednu další dovednost podle svého výběru</text:p>
            </text:list-item>
          </text:list>
        </text:list-item>
        <text:list-item>
          <text:p text:style-name="P382"><text:span text:style-name="T185">P</text:span><text:span text:style-name="T158">oznáš </text:span><text:span text:style-name="T219">alchymistické</text:span><text:span text:style-name="T158"> suroviny a můžeš z nich vyrábět předměty, jejichž recepty se naučíš.</text:span></text:p>
        </text:list-item>
        <text:list-item>
          <text:p text:style-name="P384"><text:span text:style-name="T158">V</text:span><text:span text:style-name="T156">yber si dva </text:span><text:span text:style-name="T306">ze základních receptů</text:span><text:span text:style-name="T156">, </text:span><text:span text:style-name="T291">které umíš používat</text:span><text:span text:style-name="T156">.</text:span></text:p>
        </text:list-item>
        <text:list-item>
          <text:p text:style-name="P383">Můžeš si připoutat jeden magický předmět, který <text:span text:style-name="T498">získáš</text:span> na výpravách za dobrodružstvím.</text:p>
        </text:list-item>
      </text:list>
      <text:p text:style-name="P111"><text:span text:style-name="T184">2</text:span><text:span text:style-name="T174">. </text:span><text:span text:style-name="T158">úroveň</text:span></text:p>
      <text:list xml:id="list2481385346" text:style-name="L11">
        <text:list-item>
          <text:p text:style-name="P385"><text:span text:style-name="T158">V</text:span><text:span text:style-name="T187">yber si další </text:span><text:span text:style-name="T306">ze základních</text:span><text:span text:style-name="T187"> recept</text:span><text:span text:style-name="T306">ů</text:span><text:span text:style-name="T187">.</text:span></text:p>
        </text:list-item>
        <text:list-item>
          <text:p text:style-name="P300">Můžeš si připoutat celkem dva magické předměty.</text:p>
        </text:list-item>
        <text:list-item>
          <text:p text:style-name="P300">Nauč se <text:span text:style-name="T514">základy jedné dovednosti</text:span>.</text:p>
        </text:list-item>
      </text:list>
      <text:p text:style-name="P111"><text:soft-page-break/><text:span text:style-name="T184">3</text:span><text:span text:style-name="T174">. </text:span><text:span text:style-name="T158">úroveň</text:span></text:p>
      <text:list xml:id="list115551763413511" text:continue-list="list115551749883635" text:style-name="L5">
        <text:list-item>
          <text:p text:style-name="P288">Zvyš si jednu vlastnost (rozdíl mezi tvou nejvyšší a nejnižší může být nejvýše 3).</text:p>
        </text:list-item>
      </text:list>
      <text:list xml:id="list115553608094549" text:continue-list="list3162459030" text:style-name="L10">
        <text:list-item>
          <text:p text:style-name="P341">Vyber si další základní nebo pokročilý recept.</text:p>
        </text:list-item>
        <text:list-item>
          <text:p text:style-name="P323">Nauč se základy jedné dovednosti nebo si zvyš jednu dovednost na pokročilou.</text:p>
        </text:list-item>
      </text:list>
      <text:p text:style-name="P111"><text:span text:style-name="T184">4</text:span><text:span text:style-name="T174">. </text:span><text:span text:style-name="T158">úroveň</text:span></text:p>
      <text:list xml:id="list115551762345836" text:continue-list="list2481385346" text:style-name="L11">
        <text:list-item>
          <text:p text:style-name="P342">Vyber si další základní nebo pokročilý recept.</text:p>
        </text:list-item>
        <text:list-item>
          <text:p text:style-name="P300">Zvyš si jednu dovednost na pokročilou.</text:p>
        </text:list-item>
        <text:list-item>
          <text:p text:style-name="P300">Můžeš si připoutat celkem tři magické předměty.</text:p>
        </text:list-item>
      </text:list>
      <text:p text:style-name="P111"><text:span text:style-name="T184">5</text:span><text:span text:style-name="T174">. </text:span><text:span text:style-name="T158">úroveň</text:span></text:p>
      <text:list xml:id="list115551704435460" text:continue-list="list115551763413511" text:style-name="L5">
        <text:list-item>
          <text:p text:style-name="P288">Zvyš si jednu vlastnost (rozdíl mezi tvou nejvyšší a nejnižší může být nejvýše 3).</text:p>
        </text:list-item>
      </text:list>
      <text:list xml:id="list115552978724812" text:continue-list="list115551762345836" text:style-name="L11">
        <text:list-item>
          <text:p text:style-name="P342">Vyber si další základní nebo pokročilý recept.</text:p>
        </text:list-item>
      </text:list>
      <text:list xml:id="list115552625182099" text:continue-list="list115553608094549" text:style-name="L10">
        <text:list-item>
          <text:p text:style-name="P344">Nauč se základy jedné dovednosti nebo si zvyš jednu dovednost na pokročilou.</text:p>
        </text:list-item>
      </text:list>
      <text:p text:style-name="P159"><text:span text:style-name="T94">6</text:span><text:span text:style-name="T93">. </text:span><text:span text:style-name="T80">úroveň</text:span></text:p>
      <text:list xml:id="list115551936099581" text:continue-list="list2811605474" text:style-name="L9">
        <text:list-item>
          <text:p text:style-name="P347">Zvyš si jednu dovednost na pokročilou.</text:p>
        </text:list-item>
        <text:list-item>
          <text:p text:style-name="P343">Vyber si další základní nebo pokročilý recept.</text:p>
        </text:list-item>
        <text:list-item>
          <text:p text:style-name="P345">Můžeš si připoutat celkem čtyři magické předměty.</text:p>
        </text:list-item>
      </text:list>
      <text:h text:style-name="P261" text:outline-level="4">Výroba magických předmětů</text:h>
      <text:list xml:id="list929525481" text:style-name="L12">
        <text:list-item>
          <text:p text:style-name="P386">Za den (mezi dvěma vydatnými spánky) můžeš zpracovat jen určité množství magenergie: Duše + úroveň.</text:p>
        </text:list-item>
      </text:list>
      <text:list xml:id="list3917019796" text:style-name="L13">
        <text:list-item>
          <text:list>
            <text:list-item>
              <text:p text:style-name="P388"><text:soft-page-break/>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389">Na výrobu předmětů je potřeba <text:span text:style-name="T446">alchymistická</text:span> aparatura, která se vejde do malé truhlice <text:span text:style-name="T444">(dá se pohodlně nosit v ruce nebo v torně)</text:span>. <text:span text:style-name="T416">V této truhlici nosíš také suroviny.</text:span></text:p>
        </text:list-item>
        <text:list-item>
          <text:p text:style-name="P390"><text:span text:style-name="T447">Předměty se vyrábí z připravených polotovarů, takže v</text:span>ýroba každého <text:span text:style-name="T447">z nich</text:span> zabere <text:span text:style-name="T447">jen</text:span> několik minut.</text:p>
        </text:list-item>
        <text:list-item>
          <text:p text:style-name="P387"><text:span text:style-name="T445">V</text:span>yrobené <text:span text:style-name="T445">předměty</text:span> si své magické vlastnosti uchovají jen několik hodin.</text:p>
        </text:list-item>
      </text:list>
      <text:h text:style-name="Heading_20_3" text:outline-level="3"><text:span text:style-name="T516">Základní alchymistické r</text:span>ecepty</text:h>
      <text:h text:style-name="Heading_20_5" text:outline-level="5">Léčivý lektvar</text:h>
      <text:p text:style-name="P74"><text:span text:style-name="T342">Potřebná magenergie</text:span><text:span text:style-name="T338">:</text:span> 1 mag</text:p>
      <text:p text:style-name="P83"><text:span text:style-name="T381">V průběhu krátkého odpočinku v</text:span>yléčí (Duše <text:span text:style-name="T381">alchymisty + k6</text:span>) životů <text:span text:style-name="T381">(nevrací životy v boji)</text:span>. <text:span text:style-name="T538">Další léčivý lektvar (libovolného druhu) bude na stejný cíl účinkovat až poté, co se doléčí do plných životů.</text:span></text:p>
      <text:h text:style-name="P234" text:outline-level="5">Megacloumák</text:h>
      <text:p text:style-name="P84"><text:span text:style-name="T403">Potřebná magenergie</text:span><text:span text:style-name="T404">:</text:span><text:span text:style-name="T386"> 1 mag<text:line-break/></text:span><text:span text:style-name="T405">Trvání:</text:span><text:span text:style-name="T387"> </text:span><text:span text:style-name="T384">Několik minut</text:span></text:p>
      <text:p text:style-name="P84"><text:span text:style-name="T386">Odstraní mdloby, ochromení, paralýzu </text:span><text:span text:style-name="T409">a</text:span><text:span text:style-name="T386"> křeče </text:span><text:span text:style-name="T409">a </text:span><text:span text:style-name="T390">po dobu trvání</text:span><text:span text:style-name="T409"> probere postavu z bezv</text:span><text:span text:style-name="T390">ědomí.</text:span></text:p>
      <text:h text:style-name="P243" text:outline-level="5">Lakmusový papírek</text:h>
      <text:p text:style-name="P85"><text:span text:style-name="T403">Potřebná magenergie</text:span><text:span text:style-name="T404">:</text:span><text:span text:style-name="T386"> </text:span><text:span text:style-name="T391">2</text:span><text:span text:style-name="T386"> mag</text:span><text:span text:style-name="T391">y</text:span></text:p>
      <text:p text:style-name="P168"><text:span text:style-name="T391">Z</text:span><text:span text:style-name="T390">jistí složení jakékoliv kapaliny (mimo jiné rozpozná účinek lektvaru).</text:span></text:p>
      <text:h text:style-name="P235" text:outline-level="5"><text:soft-page-break/>Vlčí mor</text:h>
      <text:p text:style-name="P86"><text:span text:style-name="T403">Potřebná magenergie</text:span><text:span text:style-name="T404">: </text:span><text:span text:style-name="T395">1</text:span><text:span text:style-name="T386"> mag<text:line-break/></text:span><text:span text:style-name="T407">S</text:span><text:span text:style-name="T408">íla jedu:</text:span><text:span text:style-name="T393"> </text:span><text:span text:style-name="T396">6</text:span><text:span text:style-name="T393"><text:line-break/></text:span><text:span text:style-name="T406">Latence:</text:span><text:span text:style-name="T394"> </text:span><text:span text:style-name="T397">1</text:span><text:span text:style-name="T396">30</text:span><text:span text:style-name="T394"> minut</text:span></text:p>
      <text:p text:style-name="P169"><text:span text:style-name="T394">J</text:span><text:span text:style-name="T390">ed na otravu </text:span><text:span text:style-name="T401">zbraní a</text:span><text:span text:style-name="T390"> šípů.</text:span></text:p>
      <text:h text:style-name="P236" text:outline-level="5">Detekční hůlka</text:h>
      <text:p text:style-name="P86"><text:span text:style-name="T403">Potřebná magenergie</text:span><text:span text:style-name="T404">:</text:span><text:span text:style-name="T386"> </text:span><text:span text:style-name="T391">2</text:span><text:span text:style-name="T386"> mag</text:span><text:span text:style-name="T391">y</text:span><text:span text:style-name="T386"><text:line-break/></text:span><text:span text:style-name="T405">Trvání:</text:span><text:span text:style-name="T387"> </text:span><text:span text:style-name="T384">Několik minut</text:span></text:p>
      <text:p text:style-name="P170"><text:span text:style-name="T384">U</text:span><text:span text:style-name="T390">možní najít tajné vchody nebo schránky. Nedává ale znalost, jak je otevřít, ani jestli jsou zapas</text:span><text:span text:style-name="T392">tě</text:span><text:span text:style-name="T390">né.</text:span></text:p>
      <text:h text:style-name="P237" text:outline-level="5">Pavoučí lektvar</text:h>
      <text:p text:style-name="P87"><text:span text:style-name="T403">Potřebná magenergie</text:span><text:span text:style-name="T404">:</text:span><text:span text:style-name="T386"> 1 mag<text:line-break/></text:span><text:span text:style-name="T405">Trvání:</text:span><text:span text:style-name="T387"> </text:span><text:span text:style-name="T384">Několik minut</text:span></text:p>
      <text:p text:style-name="P171"><text:span text:style-name="T384">P</text:span><text:span text:style-name="T390">o dobu trvání se postava udrží na jakémkoliv pevném povrchu, </text:span><text:span text:style-name="T402">klidně i hlavou dolů</text:span><text:span text:style-name="T390">.</text:span></text:p>
      <text:h text:style-name="Heading_20_3" text:outline-level="3"><text:span text:style-name="T516">Pokročilé alchymistické r</text:span>ecepty</text:h>
      <text:h text:style-name="Heading_20_5" text:outline-level="5">Antigravitační cloumák</text:h>
      <text:p text:style-name="P74"><text:span text:style-name="T342">Potřebná magenergie</text:span><text:span text:style-name="T338">:</text:span> 1 mag<text:line-break/><text:span text:style-name="T342">Trvání:</text:span><text:span text:style-name="T382"> několik minut</text:span></text:p>
      <text:p text:style-name="P88">Cíl spolu se vším, co nese, bude po dobu působení pociťovat slabší gravitaci (zhruba jako na Měsíci).</text:p>
      <text:h text:style-name="Heading_20_5" text:outline-level="5">Čarovná rtuť</text:h>
      <text:p text:style-name="P75"><text:span text:style-name="T28">Potřebná magenergie</text:span><text:span text:style-name="T26">:</text:span><text:span text:style-name="T156"> 1 mag<text:line-break/></text:span><text:span text:style-name="T29">Trvání:</text:span><text:span text:style-name="T178"> Do prvního úspěšného použití</text:span></text:p>
      <text:p text:style-name="P89"><text:soft-page-break/><text:span text:style-name="T156">Jestliže se někde v </text:span><text:span text:style-name="T176">krátké</text:span><text:span text:style-name="T156"> vzdálenosti, vyskytuje zlato, </text:span>stříbro či drahé kamení, kulička<text:span text:style-name="T25"> </text:span><text:span text:style-name="T156">se </text:span><text:span text:style-name="T175">k němu</text:span><text:span text:style-name="T156"> začne kutálet. </text:span><text:span text:style-name="T177">Po úspěšném použití své schopnosti ztrácí.</text:span></text:p>
      <text:h text:style-name="P226" text:outline-level="5">Lektvar chladných vod</text:h>
      <text:p text:style-name="P76"><text:span text:style-name="T28">Potřebná magenergie</text:span><text:span text:style-name="T30">:</text:span><text:span text:style-name="T177"> 1 mag<text:line-break/></text:span><text:span text:style-name="T29">Trvání:</text:span><text:span text:style-name="T178"> </text:span><text:span text:style-name="T179">Několik minut</text:span></text:p>
      <text:p text:style-name="P97">Postavě, která tento lektvar vypila, se po dobu jeho působení jakékoliv utrpěné zranění ohněm snižuje o 3.</text:p>
      <text:h text:style-name="P244" text:outline-level="5"><text:span text:style-name="T177">Lektvar mlhovin</text:span><text:span text:style-name="T180">y</text:span></text:h>
      <text:p text:style-name="P77"><text:span text:style-name="T28">Potřebná magenergie</text:span><text:span text:style-name="T30">:</text:span><text:span text:style-name="T177"> 1 mag<text:line-break/></text:span><text:span text:style-name="T29">Trvání:</text:span><text:span text:style-name="T178"> </text:span><text:span text:style-name="T179">Několik minut</text:span></text:p>
      <text:p text:style-name="P77"><text:span text:style-name="T385">Mlžná forma po dobu působení (bez výbavy a oblečení)</text:span><text:span text:style-name="T384">.</text:span></text:p>
      <text:h text:style-name="P238" text:outline-level="5">Lektvar zmenšování</text:h>
      <text:p text:style-name="P78"><text:span text:style-name="T403">Potřebná magenergie</text:span><text:span text:style-name="T404">:</text:span><text:span text:style-name="T386"> 1 mag<text:line-break/></text:span><text:span text:style-name="T405">Trvání:</text:span><text:span text:style-name="T387"> </text:span><text:span text:style-name="T384">Několik minut</text:span></text:p>
      <text:p text:style-name="P91"><text:span text:style-name="T384">P</text:span><text:span text:style-name="T383">o dobu trvání se postava zmenší na polovinu spolu se vším, co nese. Na polovinu se jí tím sníží Velikost (a tedy počet životů – aktuální i maximální). Vlastnosti se nezmění.</text:span></text:p>
      <text:p text:style-name="P90"><text:span text:style-name="T389">/* Síla by možná mohla klesnout, ale asi nemusí</text:span><text:span text:style-name="T388"> </text:span><text:span text:style-name="T389">*/</text:span></text:p>
      <text:h text:style-name="P239" text:outline-level="5">Lektvar rychlosti</text:h>
      <text:p text:style-name="P79"><text:span text:style-name="T403">Potřebná magenergie</text:span><text:span text:style-name="T404">:</text:span><text:span text:style-name="T386"> 1 mag<text:line-break/></text:span><text:span text:style-name="T405">Trvání:</text:span><text:span text:style-name="T387"> </text:span><text:span text:style-name="T384">Několik minut</text:span></text:p>
      <text:p text:style-name="P92"><text:span text:style-name="T384">Z</text:span><text:span text:style-name="T383">dvojnásobí rychlost běhu (postava bude běhat zhruba stejně rychle jako kůň).</text:span></text:p>
      <text:h text:style-name="P240" text:outline-level="5"><text:soft-page-break/>Černá zhouba</text:h>
      <text:p text:style-name="P80"><text:span text:style-name="T403">Potřebná magenergie</text:span><text:span text:style-name="T404">: </text:span><text:span text:style-name="T395">1</text:span><text:span text:style-name="T386"> mag<text:line-break/></text:span><text:span text:style-name="T407">S</text:span><text:span text:style-name="T408">íla jedu:</text:span><text:span text:style-name="T393"> 7<text:line-break/></text:span><text:span text:style-name="T406">Latence:</text:span><text:span text:style-name="T394"> 1 minuta</text:span></text:p>
      <text:p text:style-name="P94"><text:span text:style-name="T393">P</text:span><text:span text:style-name="T383">aralytický jed.</text:span></text:p>
      <text:h text:style-name="P241" text:outline-level="5">Jablečná vůně</text:h>
      <text:p text:style-name="P81"><text:span text:style-name="T403">Potřebná magenergie</text:span><text:span text:style-name="T404">: </text:span><text:span text:style-name="T395">1</text:span><text:span text:style-name="T386"> mag<text:line-break/></text:span><text:span text:style-name="T407">S</text:span><text:span text:style-name="T408">íla jedu:</text:span><text:span text:style-name="T393"> </text:span><text:span text:style-name="T395">6</text:span><text:span text:style-name="T393"><text:line-break/></text:span><text:span text:style-name="T406">Latence:</text:span><text:span text:style-name="T394"> </text:span><text:span text:style-name="T395">5 kol</text:span></text:p>
      <text:p text:style-name="P95"><text:span text:style-name="T395">P</text:span><text:span text:style-name="T383">lynný jed. </text:span><text:span text:style-name="T398">Oblak zaplní několik metrů chodby nebo malou místnost.</text:span></text:p>
      <text:h text:style-name="P242" text:outline-level="5">Melenova pomsta</text:h>
      <text:p text:style-name="P82"><text:span text:style-name="T403">Potřebná magenergie</text:span><text:span text:style-name="T404">: </text:span><text:span text:style-name="T395">1</text:span><text:span text:style-name="T386"> mag<text:line-break/></text:span><text:span text:style-name="T407">S</text:span><text:span text:style-name="T408">íla jedu:</text:span><text:span text:style-name="T393"> </text:span><text:span text:style-name="T397">7</text:span><text:span text:style-name="T393"><text:line-break/></text:span><text:span text:style-name="T406">Latence:</text:span><text:span text:style-name="T394"> </text:span><text:span text:style-name="T397">1</text:span><text:span text:style-name="T394"> </text:span><text:span text:style-name="T397">hodina</text:span></text:p>
      <text:p text:style-name="P96"><text:span text:style-name="T397">J</text:span><text:span text:style-name="T383">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174">1. </text:span><text:span text:style-name="T158">úroveň</text:span></text:p>
      <text:list xml:id="list115552748987474" text:continue-list="list115552625182099" text:style-name="L10">
        <text:list-item>
          <text:p text:style-name="P370"><text:span text:style-name="T218">Umíš </text:span><text:span text:style-name="T292">základy</text:span><text:span text:style-name="T218"> </text:span><text:span text:style-name="T277">následující</text:span><text:span text:style-name="T292">ch</text:span><text:span text:style-name="T218"> dovednost</text:span><text:span text:style-name="T292">í</text:span><text:span text:style-name="T216">:</text:span></text:p>
          <text:list>
            <text:list-item>
              <text:p text:style-name="P332">Čtení a psaní</text:p>
            </text:list-item>
            <text:list-item>
              <text:p text:style-name="P335"><text:span text:style-name="T362">J</text:span><text:span text:style-name="T361">eden </text:span>Starý jazyk</text:p>
            </text:list-item>
            <text:list-item>
              <text:p text:style-name="P339">Jednu další dovednost podle svého výběru</text:p>
            </text:list-item>
          </text:list>
        </text:list-item>
      </text:list>
      <text:list xml:id="list115552005001981" text:continue-list="list115553722850120" text:style-name="L7">
        <text:list-item>
          <text:p text:style-name="P364"><text:span text:style-name="T183">U</text:span><text:span text:style-name="T156">míš získávat magenergii </text:span><text:span text:style-name="T98">zaostřením vůle</text:span><text:span text:style-name="T31"> </text:span><text:span text:style-name="T281">(</text:span><text:span text:style-name="T284">po deseti minutách </text:span><text:span text:style-name="T60">soustředění</text:span><text:span text:style-name="T284"> se ti</text:span><text:span text:style-name="T283"> doplní </text:span><text:span text:style-name="T287">na maximum</text:span><text:span text:style-name="T281">)</text:span><text:span text:style-name="T156">.</text:span></text:p>
        </text:list-item>
        <text:list-item>
          <text:p text:style-name="P365"><text:soft-page-break/><text:span text:style-name="T183">Umíš sesílat </text:span><text:span text:style-name="T297">dvě ze základních kouzel</text:span><text:span text:style-name="T183"> podle svého výběru</text:span><text:span text:style-name="T158">.</text:span></text:p>
        </text:list-item>
        <text:list-item>
          <text:p text:style-name="P391"><text:span text:style-name="T158">M</text:span><text:span text:style-name="T156">áš schopnost </text:span><text:span text:style-name="T26">spřádání kouzel</text:span><text:span text:style-name="T156">:</text:span></text:p>
          <text:list>
            <text:list-item>
              <text:p text:style-name="P325"><text:span text:style-name="T158">Kdykoliv sešleš kouzlo, které jsi v předchozích několika minutách ještě </text:span><text:span text:style-name="T473">nepoužil</text:span><text:span text:style-name="T158">, bude tě stát o 1 mag méně (nejméně ale 1 mag).</text:span></text:p>
            </text:list-item>
          </text:list>
        </text:list-item>
        <text:list-item>
          <text:p text:style-name="P358">Můžeš si připoutat jeden magický předmět, který <text:span text:style-name="T498">získáš</text:span> na výpravách za dobrodružstvím. <text:span text:style-name="T499">Pokud si takto připoutáš svitek s kouzlem, můžeš toto kouzlo sesílat, jako bys ho uměl.</text:span></text:p>
        </text:list-item>
      </text:list>
      <text:p text:style-name="P111"><text:span text:style-name="T184">2</text:span><text:span text:style-name="T174">. </text:span><text:span text:style-name="T158">úroveň</text:span></text:p>
      <text:list xml:id="list3717152822" text:style-name="L14">
        <text:list-item>
          <text:p text:style-name="P392"><text:span text:style-name="T158">V</text:span><text:span text:style-name="T156">yber si </text:span><text:span text:style-name="T304">další</text:span><text:span text:style-name="T156"> dvě </text:span><text:span text:style-name="T304">ze základních kouzel</text:span><text:span text:style-name="T156">.</text:span></text:p>
        </text:list-item>
        <text:list-item>
          <text:p text:style-name="P301">Můžeš si připoutat celkem dva magické předměty.</text:p>
        </text:list-item>
        <text:list-item>
          <text:p text:style-name="P301">Nauč se základy jedné dovednosti.</text:p>
        </text:list-item>
      </text:list>
      <text:p text:style-name="P111"><text:span text:style-name="T184">3</text:span><text:span text:style-name="T174">. </text:span><text:span text:style-name="T158">úroveň</text:span></text:p>
      <text:list xml:id="list115552083153636" text:continue-list="list115551704435460" text:style-name="L5">
        <text:list-item>
          <text:p text:style-name="P288">Zvyš si jednu vlastnost (rozdíl mezi tvou nejvyšší a nejnižší může být nejvýše 3).</text:p>
        </text:list-item>
      </text:list>
      <text:list xml:id="list115552223957033" text:continue-list="list115552005001981" text:style-name="L7">
        <text:list-item>
          <text:p text:style-name="P393"><text:span text:style-name="T158">V</text:span><text:span text:style-name="T156">yber si dvě </text:span><text:span text:style-name="T305">ze základních nebo pokročilých kouzel</text:span><text:span text:style-name="T156">.</text:span></text:p>
        </text:list-item>
        <text:list-item>
          <text:p text:style-name="P324">Nauč se základy jedné dovednosti nebo si zvyš jednu dovednost na pokročilou.</text:p>
        </text:list-item>
      </text:list>
      <text:p text:style-name="P111"><text:span text:style-name="T184">4</text:span><text:span text:style-name="T174">. </text:span><text:span text:style-name="T158">úroveň</text:span></text:p>
      <text:list xml:id="list115553551953454" text:continue-list="list3717152822" text:style-name="L14">
        <text:list-item>
          <text:p text:style-name="P302"><text:span text:style-name="T489">V</text:span>yber si dvě <text:span text:style-name="T515">ze základních nebo pokročilých kouzel</text:span>.</text:p>
        </text:list-item>
        <text:list-item>
          <text:p text:style-name="P289">Můžeš si připoutat celkem tři magické předměty.</text:p>
        </text:list-item>
        <text:list-item>
          <text:p text:style-name="P289">Zvyš si jednu dovednost na pokročilou.</text:p>
        </text:list-item>
      </text:list>
      <text:p text:style-name="P111"><text:span text:style-name="T184">5</text:span><text:span text:style-name="T174">. </text:span><text:span text:style-name="T158">úroveň</text:span></text:p>
      <text:list xml:id="list115553261893442" text:continue-list="list115552083153636" text:style-name="L5">
        <text:list-item>
          <text:p text:style-name="P288"><text:soft-page-break/>Zvyš si jednu vlastnost (rozdíl mezi tvou nejvyšší a nejnižší může být nejvýše 3).</text:p>
        </text:list-item>
      </text:list>
      <text:list xml:id="list115553243074874" text:continue-list="list115552223957033" text:style-name="L7">
        <text:list-item>
          <text:p text:style-name="P303"><text:span text:style-name="T489">V</text:span>yber si dvě <text:span text:style-name="T515">ze základních nebo pokročilých kouzel</text:span>.</text:p>
        </text:list-item>
        <text:list-item>
          <text:p text:style-name="P346">Nauč se základy jedné dovednosti nebo si zvyš jednu dovednost na pokročilou.</text:p>
        </text:list-item>
      </text:list>
      <text:p text:style-name="P159"><text:span text:style-name="T94">6</text:span><text:span text:style-name="T93">. </text:span><text:span text:style-name="T80">úroveň</text:span></text:p>
      <text:list xml:id="list115551951996392" text:continue-list="list115551936099581" text:style-name="L9">
        <text:list-item>
          <text:p text:style-name="P349"><text:span text:style-name="T489">V</text:span>yber si dvě <text:span text:style-name="T515">ze základních nebo pokročilých kouzel</text:span>.</text:p>
        </text:list-item>
        <text:list-item>
          <text:p text:style-name="P348">Zvyš si jednu dovednost na pokročilou.</text:p>
        </text:list-item>
        <text:list-item>
          <text:p text:style-name="P345">Můžeš si připoutat celkem čtyři magické předměty.</text:p>
        </text:list-item>
      </text:list>
      <text:h text:style-name="P262" text:outline-level="4"><text:span text:style-name="T188">S</text:span><text:span text:style-name="T156">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688853481" text:style-name="L15">
        <text:list-item>
          <text:p text:style-name="P326">Připoutaný svitek při sesílání kouzla nemusíš držet v ruce, ale musíš ho mít u sebe (třeba v torně).</text:p>
        </text:list-item>
        <text:list-item>
          <text:p text:style-name="P394"><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27">Když potřebnou magenergii nemáš nebo nechceš zaplatit, kouzlo stále můžeš seslat, ale svitek se při tom nenávratně zničí.</text:p>
        </text:list-item>
        <text:list-item>
          <text:p text:style-name="P326">Při přestupu na další úroveň se místo kouzla z pravidel můžeš naučit kouzlo ze svitku. Od té chvíle ho budeš moci sesílat, i když svitek nebudeš mít připoutaný.</text:p>
        </text:list-item>
        <text:list-item>
          <text:p text:style-name="P395"><text:span text:style-name="T7">Kouzelnická kouzla může ze svitk</text:span><text:span text:style-name="T13">ů</text:span><text:span text:style-name="T7"> sesílat jen kouzelník.</text:span></text:p>
        </text:list-item>
      </text:list>
      <text:h text:style-name="P263" text:outline-level="4"><text:soft-page-break/>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885097035" text:style-name="L16">
        <text:list-item>
          <text:p text:style-name="P39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517">Základní k</text:span>ouzelnická kouzla</text:h>
      <text:h text:style-name="P245" text:outline-level="5"><text:span text:style-name="T464">Dým </text:span>*Fumideó*</text:h>
      <text:p text:style-name="P43"><text:span text:style-name="T33">Magenergie</text:span><text:span text:style-name="T34">:</text:span> <text:span text:style-name="T439">2</text:span> mag<text:span text:style-name="T439">y</text:span><text:line-break/><text:span text:style-name="T338">Dosah:</text:span> místo ve střední vzdálenosti<text:span text:style-name="T475"><text:line-break/></text:span><text:span text:style-name="T351">Trvání:</text:span><text:span text:style-name="T438"> několik minut</text:span></text:p>
      <text:p text:style-name="P132">Kouzlo vytvoří všude v krátké vzdálenosti <text:span text:style-name="T474">od cílového místa</text:span> hustý, neprůhledný dým. Kouř je těžší než vzduch, <text:span text:style-name="T472">ale vítr jej snadno rozfouká</text:span>.</text:p>
      <text:h text:style-name="P246" text:outline-level="5">Hyperprostor<text:span text:style-name="T156"> *Hye archom*</text:span></text:h>
      <text:p text:style-name="P63"><text:span text:style-name="T33">Magenergie</text:span><text:span text:style-name="T34">:</text:span> <text:span text:style-name="T479">1</text:span> mag<text:span text:style-name="T440"><text:line-break/></text:span><text:span text:style-name="T352">Rozsah:</text:span><text:span text:style-name="T477"> 1 tvor předmět nebo do velikosti krolla v kontaktní vzdálenosti</text:span><text:line-break/><text:span text:style-name="T338">Dosah:</text:span> <text:span text:style-name="T477">místo v krátké vzdálenosti</text:span></text:p>
      <text:p text:style-name="P21">Pomocí tohoto kouzla můžeš jednoho tvora nebo předmět do velikosti krolla přemístit na jiné místo v <text:span text:style-name="T338">krátké vzdálenosti</text:span>. Pokud je cílem živý tvor, ne<text:span text:style-name="T532">potřebuješ jeho souhlas</text:span>.<text:line-break/><text:tab/><text:span text:style-name="T532">Hyperprostor je možný pouze v případě, že jsi přesvědčený, že cílové místo teleportovaného tvora nebo předmět udrží, a že tam bude moci stabilně stát. N</text:span>ení tedy možné teleportovat třeba do vzduchu, <text:span text:style-name="T530">do vody</text:span> nebo na tenké větve stromu. <text:span text:style-name="T531">Můžeš ale někoho přemístit na propadlo, o kterém jsi nevěděl a byl jsi tudíž přesvěd</text:span><text:soft-page-break/><text:span text:style-name="T531">čený, že tam je pevná podlaha.</text:span><text:line-break/><text:tab/><text:span text:style-name="T476">Pokud jsi na cílovém místě</text:span> osobně byl od chvíle, kdy se<text:span text:style-name="T440">s</text:span> naposledy probudil, <text:span text:style-name="T476">tak ho při sesílání nemusíš vidět</text:span>. <text:span text:style-name="T476">Když</text:span> je <text:span text:style-name="T476">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530">nese, včetně případných živých tvorů</text:span>. <text:span text:style-name="T530">Cíl, který se pevně drží někoho nebo něčeho, co sám nezvedne nebo neunese, nebo je to pevně spojené s něčím těžkým, není možné teleportovat.</text:span> To například znamená, že je-li svázán, přenese se i s pouty <text:span text:style-name="T530">(protože je nese)</text:span>, <text:span text:style-name="T478">ale</text:span> <text:span text:style-name="T478">když je</text:span> někde přivázán nebo připoután, není jej možné přenést.<text:line-break/><text:tab/><text:span text:style-name="T480">Když cíl teleportuješ někomu do zad, bude mít v příštím kole bonus +2 za přípravu.</text:span></text:p>
      <text:p text:style-name="P192"><text:span text:style-name="T318">/</text:span><text:span text:style-name="T319">* </text:span><text:span text:style-name="T541">teleportuješ se spolu se vším, co uneseš</text:span> <text:s/><text:span text:style-name="T540">*/</text:span></text:p>
      <text:h text:style-name="P247" text:outline-level="5">Magický štít *Magomágen*</text:h>
      <text:p text:style-name="P65"><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197">krátký</text:span></text:p>
      <text:p text:style-name="P31"><text:span text:style-name="T440">K</text:span>olem tvého cíle se na okamžik vytvoří neviditelný magický štít. <text:span text:style-name="T518">Proti</text:span> vše<text:span text:style-name="T518">m</text:span> útok<text:span text:style-name="T518">ům</text:span> veden<text:span text:style-name="T519">ým</text:span> proti němu v tomto kole si házíš na obranu Duší s bonusem +2 za plnou obranu. <text:span text:style-name="T520">Když se brání také, počítá se lepší z výsledků.</text:span></text:p>
      <text:h text:style-name="P248" text:outline-level="5">Modrý blesk *Artak bárak*</text:h>
      <text:p text:style-name="P66"><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252">střední</text:span><text:span text:style-name="T197"><text:line-break/></text:span><text:span text:style-name="T38">Rozsah:</text:span><text:span text:style-name="T221"> 1 cíl<text:line-break/></text:span><text:span text:style-name="T39">Hod:</text:span><text:span text:style-name="T222"> Duše + k6 proti Síle</text:span><text:span text:style-name="T221"><text:line-break/></text:span><text:span text:style-name="T39">Zranění:</text:span><text:span text:style-name="T222"> </text:span><text:span text:style-name="T253">4</text:span><text:span text:style-name="T222">kz bleskem</text:span></text:p>
      <text:p text:style-name="P26"><text:soft-page-break/>Ode zranění se odečítá zbroj a štít.</text:p>
      <text:h text:style-name="P249" text:outline-level="5">Protoplazma *Prorep tohabet*</text:h>
      <text:p text:style-name="P68"><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197">k</text:span><text:span text:style-name="T224">o</text:span><text:span text:style-name="T257">n</text:span><text:span text:style-name="T224">taktní</text:span><text:span text:style-name="T197"><text:line-break/></text:span><text:span text:style-name="T38">Rozsah:</text:span><text:span text:style-name="T221"> 1 cíl<text:line-break/></text:span><text:span text:style-name="T53">Trvání:</text:span><text:span text:style-name="T256"> několik minut<text:line-break/></text:span><text:span text:style-name="T310">Hod: Duše + k6 proti Finese</text:span><text:span text:style-name="T196"><text:line-break/></text:span><text:span text:style-name="T52">Možnosti v případě </text:span><text:span text:style-name="T54">zásahu</text:span><text:span text:style-name="T52">:</text:span><text:span text:style-name="T255"> nevýhoda, zpomalení</text:span></text:p>
      <text:p text:style-name="P34">Po chvíli soustředění z <text:span text:style-name="T468">tvých</text:span> rozpažených rukou vytrysknou proudy lepkavého protoplazmatického slizu.</text:p>
      <text:h text:style-name="P250" text:outline-level="5">Sugesce *Inirinsico*</text:h>
      <text:p text:style-name="P67"><text:span text:style-name="T33">Magenergie</text:span><text:span text:style-name="T34">:</text:span><text:span text:style-name="T156"> </text:span><text:span text:style-name="T257">2</text:span><text:span text:style-name="T156"> mag</text:span><text:span text:style-name="T196">y<text:line-break/></text:span><text:span text:style-name="T35">Dosah:</text:span><text:span text:style-name="T196"> </text:span><text:span text:style-name="T258">k</text:span><text:span text:style-name="T269">ontaktní</text:span><text:span text:style-name="T197"><text:line-break/></text:span><text:span text:style-name="T38">Rozsah:</text:span><text:span text:style-name="T221"> 1 </text:span><text:span text:style-name="T259">inteligentní tvor</text:span><text:span text:style-name="T221"><text:line-break/></text:span><text:span text:style-name="T53">Trvání:</text:span><text:span text:style-name="T256"> několik minut<text:line-break/></text:span><text:span text:style-name="T57">Hod:</text:span><text:span text:style-name="T263"> Duše + k6 proti Duši</text:span></text:p>
      <text:p text:style-name="P3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481">si</text:span> pravý stav věcí a vzpomene si, že tě slyšel vyslovit kouzelné slovo. Co z toho vyvodí a jak zareaguje, je na úvaze Pána jeskyně.</text:p>
      <text:h text:style-name="P250" text:outline-level="5">Světlo <text:span text:style-name="T156">*Luxmen*</text:span></text:h>
      <text:p text:style-name="P67"><text:span text:style-name="T33">Magenergie</text:span><text:span text:style-name="T34">:</text:span><text:span text:style-name="T156"> </text:span><text:span text:style-name="T195">2</text:span><text:span text:style-name="T156"> mag</text:span><text:span text:style-name="T196">y<text:line-break/></text:span><text:span text:style-name="T46">Dosah:</text:span><text:span text:style-name="T236"> Dotyk<text:line-break/></text:span><text:span text:style-name="T58">Trvání:</text:span><text:span text:style-name="T264"> několik minut</text:span><text:span text:style-name="T236"><text:line-break/></text:span><text:span text:style-name="T47">Oslepení:</text:span><text:span text:style-name="T237"> Duše + k6 proti Finese</text:span></text:p>
      <text:p text:style-name="P32"><text:soft-page-break/>Předmět, kterého se dotkneš, bude <text:span text:style-name="T522">několik minut </text:span>svítit <text:span text:style-name="T523">asi jako lucerna</text:span>. <text:span text:style-name="T523">Kdykoliv v průběhu trvání můžeš pomocí </text:span><text:span text:style-name="T353">s</text:span><text:span text:style-name="T354">oustředění</text:span><text:span text:style-name="T525"> libovolně měnit barvu světla a jeho intenzitu. Nejvyšší možná je zhruba jako maják. </text:span><text:span text:style-name="T355">Světlo</text:span><text:span text:style-name="T523"> pak ozáří i velký sál a je natolik jasné, že oslepí každého, kdo nemá předem zakryté oči a neuspěje v hodu na odolání. Když se přestaneš </text:span><text:span text:style-name="T356">soustředit</text:span><text:span text:style-name="T524">, barva a intenzita světla se vrátí na původní a případné oslepení odezní.</text:span></text:p>
      <text:h text:style-name="Heading_20_3" text:outline-level="3"><text:span text:style-name="T521">Pokročilá k</text:span>ouzelnická kouzla</text:h>
      <text:h text:style-name="P246" text:outline-level="5">Hypnóza *Sómnos*</text:h>
      <text:p text:style-name="P44"><text:span text:style-name="T33">Magenergie</text:span><text:span text:style-name="T34">:</text:span> <text:span text:style-name="T440">3</text:span> mag<text:span text:style-name="T440">y<text:line-break/></text:span><text:span text:style-name="T346">Vyvolání:</text:span><text:span text:style-name="T440"> 1 minuta</text:span><text:line-break/><text:span text:style-name="T338">Dosah:</text:span> <text:span text:style-name="T442">kontaktní</text:span></text:p>
      <text:p text:style-name="P133">Po dobu <text:span text:style-name="T345">soustředění</text:span> bude cíl plnit všechny tvoje příkazy a nebude dělat nic jiného. <text:span text:style-name="T441">Instrukce musí být jednoduché, jednoznačné věty. Může jít o nebezpečný příkaz, ale ne o sebevražedný. Dotyčný neprozradí nic, co považuje za tajemství.<text:line-break/><text:tab/>Můžeš také cíli</text:span><text:span text:style-name="T15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94">cíl</text:span><text:span text:style-name="T156"> všechno pamatuje, ledaže by dostal posthypnotický příkaz, aby na všechno zapomněl. V případě, že dojde ke konfliktu různých posthypnotických příkazů, platit bude ten, který byl zadaný nejpozději.</text:span></text:p>
      <text:h text:style-name="P246" text:outline-level="5">Levitace *Planere*</text:h>
      <text:p text:style-name="P20"><text:span text:style-name="T347">Magenergie</text:span><text:span text:style-name="T344">:</text:span> <text:span text:style-name="T443">2</text:span> mag<text:span text:style-name="T440">y<text:line-break/></text:span><text:span text:style-name="T346">Dosah:</text:span><text:span text:style-name="T440"> dotyk</text:span></text:p>
      <text:p text:style-name="P172"><text:soft-page-break/><text:span text:style-name="T156">Jedna osoba spolu se vším, co nese, nebo </text:span><text:span text:style-name="T307">podobně těžký</text:span><text:span text:style-name="T156"> předmět, kterého se dotýkáš, po dobu tvého soustředění nebude nic vážit. Když sešleš </text:span><text:span text:style-name="T26">levitaci</text:span><text:span text:style-name="T156"> na něco těžšího, tak to ztratí váhu jen částečně: Asi jako kdyby to zvedal někdo se stejnou Silou, jakou máš Duši.<text:line-break/><text:tab/></text:span><text:span text:style-name="T308">Měj na paměti, že i když cíl zdánlivě nic neváží, zachovává si svou hmotnost a setrvačnost, takže si s ním například není možné pohazovat jako s balónkem.<text:line-break/><text:tab/></text:span><text:span text:style-name="T156">Když sešleš levitaci na sebe, můžeš se po dobu </text:span><text:span text:style-name="T26">soustředění</text:span><text:span text:style-name="T156"> volně pohybovat jako ve stavu beztíže.<text:line-break/><text:tab/></text:span><text:span text:style-name="T308">Pokud přerušíš </text:span><text:span text:style-name="T62">soustředění</text:span><text:span text:style-name="T308">, nebo když se cíl</text:span><text:span text:style-name="T156">e přestaneš dotýkat</text:span><text:span text:style-name="T308">, kouzlo pomine a začne opět normálně působit gravitace.</text:span></text:p>
      <text:h text:style-name="P246" text:outline-level="5">Mágův velký mix<text:span text:style-name="T156"> *Magomegamix*</text:span></text:h>
      <text:p text:style-name="P45"><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197">krátký<text:line-break/></text:span><text:span text:style-name="T198">Zranění: </text:span><text:span text:style-name="T199">6</text:span><text:span text:style-name="T198">kz </text:span><text:span text:style-name="T199">(cíl si nepočítá zbroj)</text:span></text:p>
      <text:p text:style-name="P126"><text:span text:style-name="T156">Toto kouzlo nejprve vytvoří kolem zvoleného protivníka žlutý mlhovinový opar a posléze se pokusí zcela náhodně prohodit umístění všech molekul jeho těla. </text:span><text:span text:style-name="T201">Kouzlo působí jen na </text:span><text:span text:style-name="T202">tvory z masa a kostí (včetně nemrtvých, </text:span><text:span text:style-name="T203">kteří mají nějaké tělo</text:span><text:span text:style-name="T202">)</text:span><text:span text:style-name="T201">.</text:span><text:span text:style-name="T156"><text:line-break/><text:tab/></text:span><text:span text:style-name="T199">Hází se, jako by šlo o zraňující útok, </text:span><text:span text:style-name="T20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156"><text:line-break/><text:tab/>Seslání dalšího </text:span><text:span text:style-name="T26">mágova velkého mixu</text:span><text:span text:style-name="T156"> na takto vzniklý rosol celý efekt zvrátí, takže se místo rosolu objeví zase původní cíl. </text:span><text:span text:style-name="T200">B</text:span><text:span text:style-name="T156">ude úplně nahý, ve stejné kondici jako před sesláním prvního magomegamixu a z doby, kdy z něj byl rosol, si nebude vůbec nic pamatovat.</text:span></text:p>
      <text:h text:style-name="P246" text:outline-level="5"><text:soft-page-break/>Melenina krása *Melenebeau*</text:h>
      <text:p text:style-name="P46"><text:span text:style-name="T33">Magenergie</text:span><text:span text:style-name="T34">:</text:span><text:span text:style-name="T156"> </text:span><text:span text:style-name="T204">3</text:span><text:span text:style-name="T156"> mag</text:span><text:span text:style-name="T196">y<text:line-break/></text:span><text:span text:style-name="T35">Dosah:</text:span><text:span text:style-name="T196"> </text:span><text:span text:style-name="T204">dotyk</text:span></text:p>
      <text:p text:style-name="P134"><text:span text:style-name="T204">T</text:span><text:span text:style-name="T156">oto kouzlo změní vzezření cílové osoby tak, že bude pro ostatní jedince své rasy neobyčejně krásná, </text:span><text:span text:style-name="T206">a to</text:span><text:span text:style-name="T156"> až do chvíle, než </text:span><text:span text:style-name="T205">dotyčný</text:span><text:span text:style-name="T156"> usne.<text:line-break/><text:tab/>Poněkud nepříjemný vedlejší účinek kouzla je, že po celý další den bude cíl naopak vypadat mimořádně odpudivě.</text:span></text:p>
      <text:h text:style-name="P251" text:outline-level="5">Metamorfóza *Aloiósis*</text:h>
      <text:p text:style-name="P60"><text:span text:style-name="T33">Magenergie</text:span><text:span text:style-name="T34">:</text:span><text:span text:style-name="T156"> </text:span><text:span text:style-name="T246">4</text:span><text:span text:style-name="T156"> mag</text:span><text:span text:style-name="T196">y<text:line-break/></text:span><text:span text:style-name="T35">Dosah:</text:span><text:span text:style-name="T196"> </text:span><text:span text:style-name="T246">dotyk</text:span><text:span text:style-name="T197"><text:line-break/></text:span><text:span text:style-name="T38">Rozsah:</text:span><text:span text:style-name="T221"> 1 humanoidní osoba<text:line-break/></text:span><text:span text:style-name="T50">Sesílání:</text:span><text:span text:style-name="T246"> 1 minuta<text:line-break/></text:span><text:span text:style-name="T51">Trvání:</text:span><text:span text:style-name="T247"> několik minut</text:span></text:p>
      <text:p text:style-name="P154"><text:span text:style-name="T15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24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249">nezíská</text:span><text:span text:style-name="T248"> jiné </text:span><text:span text:style-name="T249">než rasové</text:span><text:span text:style-name="T248"> schopnosti ani dovednosti cílového tvora, </text:span><text:span text:style-name="T249">vlastnosti získané kouzlem nebo ma</text:span><text:soft-page-break/><text:span text:style-name="T249">gickým původem, ani specifické zranitelnosti </text:span><text:span text:style-name="T221">(v podobě lykantropa mu tedy </text:span><text:span text:style-name="T249">například</text:span><text:span text:style-name="T221"> nebude vadit stříbro)</text:span><text:span text:style-name="T248">.<text:line-break/><text:tab/></text:span><text:span text:style-name="T250">Zpětná proměna </text:span><text:span text:style-name="T251">nastane samovolně a</text:span><text:span text:style-name="T250"> trvá stejně dlouho jako sesílání.</text:span></text:p>
      <text:h text:style-name="P252" text:outline-level="5">Montvho čardáš *Montymero*</text:h>
      <text:p text:style-name="P54"><text:span text:style-name="T33">Magenergie</text:span><text:span text:style-name="T34">:</text:span><text:span text:style-name="T156"> </text:span><text:span text:style-name="T245">4</text:span><text:span text:style-name="T156"> mag</text:span><text:span text:style-name="T196">y<text:line-break/></text:span><text:span text:style-name="T35">Dosah:</text:span><text:span text:style-name="T196"> </text:span><text:span text:style-name="T197">krátký<text:line-break/></text:span><text:span text:style-name="T38">Rozsah:</text:span><text:span text:style-name="T221"> 1-</text:span><text:span text:style-name="T227">3</text:span><text:span text:style-name="T221"> cíl</text:span><text:span text:style-name="T227">e</text:span><text:span text:style-name="T225"><text:line-break/></text:span><text:span text:style-name="T39">Hod:</text:span><text:span text:style-name="T222"> Duše + k6 proti </text:span><text:span text:style-name="T225">Duši </text:span><text:span text:style-name="T227">(ověření každé kolo)</text:span><text:span text:style-name="T225"><text:line-break/></text:span><text:span text:style-name="T41">Trvání:</text:span><text:span text:style-name="T226"> Soustředění</text:span></text:p>
      <text:p text:style-name="P55"><text:span text:style-name="T225">Toto kouzlo účinkuje pouze na inteligentní cíle (tedy s vyšší než zvířecí inteligencí). Protivníci, kteří neuspějí v hodu na obranu proti kouzlu, jsou postiženi těžkým psychickým šokem a po dobu </text:span><text:span text:style-name="T40">soustředění</text:span><text:span text:style-name="T225"> </text:span><text:span text:style-name="T227">mají potřebu </text:span><text:span text:style-name="T225">zběsile tančit a křepčit. </text:span><text:span text:style-name="T227">Nemohou útočit, kouzlit a podobně a brání se s nevýhodou. </text:span><text:span text:style-name="T228">Každé kolo se hází znovu a cíle tedy mají možnost se probrat. Efekt kouzla také pomine</text:span><text:span text:style-name="T225"> </text:span><text:span text:style-name="T228">p</text:span><text:span text:style-name="T225">ři prvním utrpěném zranění.</text:span></text:p>
      <text:h text:style-name="P252" text:outline-level="5">Najdi nevid<text:span text:style-name="T465">itel</text:span>né *Heurískon avidia*</text:h>
      <text:p text:style-name="P56"><text:span text:style-name="T33">Magenergie</text:span><text:span text:style-name="T34">:</text:span><text:span text:style-name="T156"> </text:span><text:span text:style-name="T229">2</text:span><text:span text:style-name="T156"> mag</text:span><text:span text:style-name="T196">y<text:line-break/></text:span><text:span text:style-name="T35">Dosah:</text:span><text:span text:style-name="T196"> </text:span><text:span text:style-name="T197">k</text:span><text:span text:style-name="T229">ontaktní</text:span><text:span text:style-name="T197"><text:line-break/></text:span><text:span text:style-name="T38">Rozsah:</text:span><text:span text:style-name="T221"> 1 cíl</text:span><text:span text:style-name="T225"><text:line-break/></text:span><text:span text:style-name="T41">Trvání:</text:span><text:span text:style-name="T226"> </text:span><text:span text:style-name="T234">Několik minut</text:span></text:p>
      <text:p text:style-name="P152"><text:span text:style-name="T226">C</text:span><text:span text:style-name="T156">íl kouzla po dobu tvého soustředění uvidí neviditelné tvory a předměty. Sem patří postavy zneviditel</text:span><text:span text:style-name="T231">ně</text:span><text:span text:style-name="T156">né kouzlem, alchymistickým lektvarem či magickým předmětem, ale také bytosti, které jsou ze své podstaty neviditelné, například nevidění.<text:line-break/><text:tab/></text:span><text:span text:style-name="T230">Kouzlo ale neúčinkuje na bytosti, které nemají hmotnou podstatu (různí duchové a podobně).</text:span></text:p>
      <text:h text:style-name="P252" text:outline-level="5"><text:soft-page-break/>Neviditelnost<text:span text:style-name="T156"> *Avidius*</text:span></text:h>
      <text:p text:style-name="P57"><text:span text:style-name="T33">Magenergie</text:span><text:span text:style-name="T34">:</text:span><text:span text:style-name="T156"> </text:span><text:span text:style-name="T232">3</text:span><text:span text:style-name="T156"> mag</text:span><text:span text:style-name="T196">y<text:line-break/></text:span><text:span text:style-name="T42">Trvání:</text:span><text:span text:style-name="T233"> Několik minut<text:line-break/></text:span><text:span text:style-name="T38">Rozsah:</text:span><text:span text:style-name="T221"> 1 cíl</text:span></text:p>
      <text:p text:style-name="P27">Cíl kouzla spolu se vším, co nese, bude po dobu jeho trvání neviditelný.</text:p>
      <text:h text:style-name="P252" text:outline-level="5">Oheň *Igneum*</text:h>
      <text:p text:style-name="P62"><text:span text:style-name="T33">Magenergie</text:span><text:span text:style-name="T34">:</text:span><text:span text:style-name="T156"> </text:span><text:span text:style-name="T262">4</text:span><text:span text:style-name="T156"> mag</text:span><text:span text:style-name="T196">y<text:line-break/></text:span><text:span text:style-name="T42">Trvání:</text:span><text:span text:style-name="T233"> Několik minut<text:line-break/></text:span><text:span text:style-name="T35">Dosah:</text:span><text:span text:style-name="T196"> </text:span><text:span text:style-name="T235">krátký<text:line-break/></text:span><text:span text:style-name="T55">Rozsah:</text:span><text:span text:style-name="T260"> oblast v kontaktní vzdálenosti od cílového místa<text:line-break/></text:span><text:span text:style-name="T56">Zranění</text:span><text:span text:style-name="T261">: každé kolo 4kz ohněm - Zbroj</text:span></text:p>
      <text:p text:style-name="P155">Tímto kouzlem stvoříš na cílovém místě magické plameny. Můžeš jimi například zahradit chodbu nebo zcela zaplnit malou místnost. <text:span text:style-name="T469">Na cílovém místě nemusí být nic hořlavého, musí tam ale být schopen normální oheň – nelze tedy například vyvolat </text:span><text:span text:style-name="T350">oheň</text:span><text:span text:style-name="T469"> pod vodou. </text:span><text:span text:style-name="T33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470">Pokud na tebe při sesílání někdo útočí, musíš se bránit Finesou, i když sesíláš plameny pod něj.</text:span> Kouzlo také zapálí nebo spálí všechno, co by za stejnou dobu zapálil obyčejný oheň.</text:p>
      <text:h text:style-name="P252" text:outline-level="5">Ohnivý déšť<text:span text:style-name="T156"> *Nefelé ignea*</text:span></text:h>
      <text:p text:style-name="P58"><text:span text:style-name="T33">Magenergie</text:span><text:span text:style-name="T34">:</text:span><text:span text:style-name="T156"> </text:span><text:span text:style-name="T235">4</text:span><text:span text:style-name="T156"> mag</text:span><text:span text:style-name="T196">y<text:line-break/></text:span><text:span text:style-name="T35">Dosah:</text:span><text:span text:style-name="T196"> </text:span><text:span text:style-name="T235">krátký</text:span><text:span text:style-name="T197"><text:line-break/></text:span><text:span text:style-name="T43">Rozsah:</text:span><text:span text:style-name="T85"> </text:span><text:span text:style-name="T91">v</text:span><text:span text:style-name="T86">šechno v </text:span><text:span text:style-name="T87">krátké vzdálenosti </text:span><text:span text:style-name="T88">od cílového místa<text:line-break/></text:span><text:span text:style-name="T44">Trvání:</text:span><text:span text:style-name="T90"> </text:span><text:span text:style-name="T91">s</text:span><text:span text:style-name="T90">oustředění</text:span><text:span text:style-name="T88"><text:line-break/></text:span><text:span text:style-name="T45">Zranění:</text:span><text:span text:style-name="T89"> +0</text:span></text:p>
      <text:p text:style-name="P153"><text:soft-page-break/>V oblasti před tebou začne sršet ohnivý déšť. <text:span text:style-name="T466">V každém kole </text:span><text:span text:style-name="T349">soustředění</text:span><text:span text:style-name="T466"> si znovu házíš.</text:span></text:p>
      <text:p text:style-name="P153">/<text:span text:style-name="T467">* Tohle by asi fakt mělo bejt mistrovské kouzlo */</text:span></text:p>
      <text:h text:style-name="P252" text:outline-level="5">Rychlost *Hyperio*</text:h>
      <text:p text:style-name="P53"><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197">k</text:span><text:span text:style-name="T224">oktaktní</text:span><text:span text:style-name="T197"><text:line-break/></text:span><text:span text:style-name="T38">Rozsah:</text:span><text:span text:style-name="T221"> 1 cíl</text:span></text:p>
      <text:p text:style-name="P93"><text:span text:style-name="T384">Z</text:span><text:span text:style-name="T399">dvojnásobí rychlost běhu (</text:span><text:span text:style-name="T400">postava</text:span><text:span text:style-name="T399"> bude běhat zhruba stejně rychle jako kůň).</text:span></text:p>
      <text:h text:style-name="P253" text:outline-level="5">Ticho *Silenció*</text:h>
      <text:p text:style-name="P50"><text:span text:style-name="T33">Magenergie</text:span><text:span text:style-name="T34">:</text:span><text:span text:style-name="T156"> </text:span><text:span text:style-name="T195">2</text:span><text:span text:style-name="T156"> mag</text:span><text:span text:style-name="T196">y</text:span></text:p>
      <text:p text:style-name="P148"><text:span text:style-name="T196">P</text:span><text:span text:style-name="T156">o dobu </text:span><text:span text:style-name="T26">soustředění</text:span><text:span text:style-name="T156"> bude všude kolem tebe až do vzdálenosti (Duše) metrů naprosté ticho. Znamená to mimo jiné, že v tomto prostoru nepůjde sesílat kouzla. </text:span><text:span text:style-name="T212">Slyšet není nic, tedy ani zvuky zvenku.</text:span><text:span text:style-name="T156"> Kroll uvnitř této oblasti nebude moci použít svůj utrasluch vůbec, z vnějšku pro něj bude pouze představovat „temnou“, neprůhlednou </text:span><text:span text:style-name="T213">kouli</text:span><text:span text:style-name="T156">. </text:span></text:p>
      <text:h text:style-name="P253" text:outline-level="5">Tma *Obscurum*</text:h>
      <text:p text:style-name="P51"><text:span text:style-name="T33">Magenergie</text:span><text:span text:style-name="T34">:</text:span><text:span text:style-name="T156"> </text:span><text:span text:style-name="T195">2</text:span><text:span text:style-name="T156"> mag</text:span><text:span text:style-name="T196">y</text:span></text:p>
      <text:p text:style-name="P147"><text:span text:style-name="T196">P</text:span><text:span text:style-name="T156">o dobu </text:span><text:span text:style-name="T26">soustředění</text:span><text:span text:style-name="T156"> bude všude kolem tebe až do vzdálenosti (Duše) metrů naprostá tma. Trpaslíkovo </text:span><text:span text:style-name="T26">infravidění</text:span><text:span text:style-name="T156"> je také vyřazeno. </text:span><text:span text:style-name="T210">Lucerny, svíčky a další zdroje světla tím nebudou uhašeny. Když je někdo vynese ven, budou opět svítit. Zvenku bude vidět nepřirozená koule temnoty zakrývající vše, co je za ní. Zevnitř není vidět </text:span><text:span text:style-name="T211">nic, tedy ani</text:span><text:span text:style-name="T210"> ven.</text:span></text:p>
      <text:h text:style-name="P253" text:outline-level="5"><text:soft-page-break/>Vodní dech *Aqua spiro*</text:h>
      <text:p text:style-name="P49"><text:span text:style-name="T33">Magenergie</text:span><text:span text:style-name="T34">:</text:span><text:span text:style-name="T156"> </text:span><text:span text:style-name="T309">1</text:span><text:span text:style-name="T156"> mag</text:span><text:span text:style-name="T196"><text:line-break/></text:span><text:span text:style-name="T35">Dosah:</text:span><text:span text:style-name="T196"> </text:span><text:span text:style-name="T209">kontaktní<text:line-break/></text:span><text:span text:style-name="T309">Trvání: několik minut</text:span></text:p>
      <text:p text:style-name="P146"><text:span text:style-name="T209">C</text:span><text:span text:style-name="T156">íl bude po dobu </text:span><text:span text:style-name="T309">trvání </text:span><text:span text:style-name="T156">schopen pod vodou dýchat stejně jako ve vzduchu.</text:span></text:p>
      <text:h text:style-name="P253" text:outline-level="5">Zaklep *Taptap*</text:h>
      <text:p text:style-name="P48"><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208">dotyk</text:span></text:p>
      <text:p text:style-name="P144"><text:span text:style-name="T452">Kouzlo </text:span><text:span text:style-name="T348">zaklep</text:span><text:span text:style-name="T452"> po dobu </text:span><text:span text:style-name="T348">soustředění</text:span><text:span text:style-name="T452"> potlačí jakékoliv zamykací kouzlo, které působí na cílový zámek</text:span>. <text:span text:style-name="T453">Zámek neodemkne, pouze umožní, aby šel</text:span> vypáčit nebo odemknout klíčem. Zamykací kouzlo <text:span text:style-name="T454">tím navíc není zrušeno</text:span>, takže když <text:span text:style-name="T455">jej někdo</text:span> <text:span text:style-name="T452">znovu zamkne</text:span>, bud<text:span text:style-name="T452">e</text:span> opět <text:span text:style-name="T452">chráněný proti odemknutí a vypáčení</text:span>.</text:p>
      <text:h text:style-name="P253" text:outline-level="5">Zamkni *Linol*</text:h>
      <text:p text:style-name="P47"><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207">dotyk<text:line-break/></text:span><text:span text:style-name="T36">Trvání:</text:span><text:span text:style-name="T214"> </text:span><text:span text:style-name="T265">několik minut </text:span><text:span text:style-name="T266">(</text:span><text:span text:style-name="T265">při pomalém seslání je účinek trvalý</text:span><text:span text:style-name="T266">)</text:span></text:p>
      <text:p text:style-name="P145"><text:span text:style-name="T197">T</text:span><text:span text:style-name="T15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270">sám</text:span><text:span text:style-name="T156"> odemkne.<text:line-break/><text:tab/></text:span><text:span text:style-name="T267">Toto kouzlo můžeš také seslat formou krátkého rituálu. Zabere to </text:span><text:span text:style-name="T268">zhruba minutu</text:span><text:span text:style-name="T267">, ale účinek je pak trvalý.</text:span></text:p>
      <text:h text:style-name="P253" text:outline-level="5"><text:soft-page-break/>Zelen<text:span text:style-name="T463">ý</text:span> blesk *Járak bárak*</text:h>
      <text:p text:style-name="P61"><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252">střední</text:span><text:span text:style-name="T197"><text:line-break/></text:span><text:span text:style-name="T38">Rozsah:</text:span><text:span text:style-name="T221"> 1-</text:span><text:span text:style-name="T223">2</text:span><text:span text:style-name="T221"> cíl</text:span><text:span text:style-name="T223">e</text:span><text:span text:style-name="T221"><text:line-break/></text:span><text:span text:style-name="T39">Hod:</text:span><text:span text:style-name="T222"> Duše + k6 proti Síle</text:span><text:span text:style-name="T221"><text:line-break/></text:span><text:span text:style-name="T39">Zranění:</text:span><text:span text:style-name="T222"> </text:span><text:span text:style-name="T254">3</text:span><text:span text:style-name="T222">kz bleskem</text:span></text:p>
      <text:p text:style-name="P25">Ode zranění se odečítá zbroj a štít.</text:p>
      <text:h text:style-name="P253" text:outline-level="5">Zenerova karta<text:span text:style-name="T156"> *Zenerchart*</text:span></text:h>
      <text:p text:style-name="P59"><text:span text:style-name="T33">Magenergie</text:span><text:span text:style-name="T34">:</text:span><text:span text:style-name="T156"> </text:span><text:span text:style-name="T221">3</text:span><text:span text:style-name="T156"> mag</text:span><text:span text:style-name="T196">y<text:line-break/></text:span><text:span text:style-name="T48">Dosah:</text:span><text:span text:style-name="T238"> krátký<text:line-break/></text:span><text:span text:style-name="T48">Rozsah:</text:span><text:span text:style-name="T238"> 1 inteligentní tvor<text:line-break/></text:span><text:span text:style-name="T49">Hod:</text:span><text:span text:style-name="T239"> Duše + k6 proti Duši</text:span><text:span text:style-name="T238"><text:line-break/></text:span><text:span text:style-name="T49">Trvání:</text:span><text:span text:style-name="T239"> </text:span><text:span text:style-name="T243">Několik minut</text:span></text:p>
      <text:p text:style-name="P127"><text:span text:style-name="T240">Toto kouzlo</text:span><text:span text:style-name="T156"> vytvoří opalizující obláček, v němž se začnou zjevovat magické karty. </text:span><text:span text:style-name="T238">Když na něj pohlédne</text:span><text:span text:style-name="T156"> inteligentní tvor, </text:span><text:span text:style-name="T238">hází si </text:span><text:span text:style-name="T240">proti tobě </text:span><text:span text:style-name="T238">Duší</text:span><text:span text:style-name="T156"> a když neuspěje, tak po </text:span><text:span text:style-name="T240">dobu </text:span><text:span text:style-name="T243">trvání kouzla </text:span><text:span text:style-name="T156">ustrne a nebude vůbec vnímat svoje okolí. Pokud bude po tuto dobu cílem útoku, brání se </text:span><text:span text:style-name="T241">s nevýhodou</text:span><text:span text:style-name="T156"> a jakékoliv utrpěné zranění jej z efektu kouzla vysvobodí. Další možností, jak </text:span><text:span text:style-name="T244">cíl vysvobodit</text:span><text:span text:style-name="T156">, je odtáhnout </text:span><text:span text:style-name="T244">jej</text:span><text:span text:style-name="T156"> z výhledu na obláček. Obláček může </text:span><text:span text:style-name="T242">v jednu chvíli</text:span><text:span text:style-name="T156"> „lapit“ pouze jednoho tvora. </text:span><text:span text:style-name="T244">Pokud se ale cíl z jeho vlivu dostane, může se opět někdo chytit.</text:span><text:span text:style-name="T410"><text:line-break/><text:tab/>Je také dobré poznamenat, že obláček nerozlišuje mezi přáteli a nepřáteli, </text:span><text:span text:style-name="T411">ale na tebe nepůsobí.</text:span></text:p>
      <text:h text:style-name="P253" text:outline-level="5">Zlom kouzlo *Frangoetia*</text:h>
      <text:p text:style-name="P52"><text:span text:style-name="T33">Magenergie</text:span><text:span text:style-name="T34">:</text:span><text:span text:style-name="T156"> </text:span><text:span text:style-name="T215">3</text:span><text:span text:style-name="T156"> mag</text:span><text:span text:style-name="T196">y<text:line-break/></text:span><text:span text:style-name="T35">Dosah:</text:span><text:span text:style-name="T196"> </text:span><text:span text:style-name="T215">krátký</text:span></text:p>
      <text:p text:style-name="P149"><text:soft-page-break/><text:span text:style-name="T215">T</text:span><text:span text:style-name="T156">oto kouzlo zruší působení jakéhokoliv kouzla s dlouhodobým účinkem – musíš ale znát zaklínací slovo rušeného kouzla a vyslovit ho při sesílání. Kouzla, jejichž účinek trvá po dobu </text:span><text:span text:style-name="T26">soustředění</text:span><text:span text:style-name="T156">, takto není možné zrušit.</text:span></text:p>
      <text:h text:style-name="Heading_20_2" text:outline-level="2"><text:bookmark-start text:name="__RefHeading___Toc7007_1015327784"/>Zloděj<text:bookmark-end text:name="__RefHeading___Toc7007_1015327784"/></text:h>
      <text:p text:style-name="P142"><text:span text:style-name="T174">1. </text:span><text:span text:style-name="T158">úroveň</text:span></text:p>
      <text:list xml:id="list115552750939374" text:continue-list="list115552748987474" text:style-name="L10">
        <text:list-item>
          <text:p text:style-name="P371"><text:span text:style-name="T218">Umíš </text:span><text:span text:style-name="T303">základy </text:span><text:span text:style-name="T277">následující</text:span><text:span text:style-name="T303">ch</text:span><text:span text:style-name="T218"> dovednost</text:span><text:span text:style-name="T303">í</text:span><text:span text:style-name="T216">:</text:span></text:p>
          <text:list>
            <text:list-item>
              <text:p text:style-name="P333">Šplhání</text:p>
            </text:list-item>
            <text:list-item>
              <text:p text:style-name="P333">Otevírání zámků</text:p>
            </text:list-item>
            <text:list-item>
              <text:p text:style-name="P336"><text:span text:style-name="T458">Výroba a o</text:span><text:span text:style-name="T413">dstra</text:span><text:span text:style-name="T458">ňování pastí</text:span></text:p>
            </text:list-item>
            <text:list-item>
              <text:p text:style-name="P333">Přetvářka a převleky</text:p>
            </text:list-item>
            <text:list-item>
              <text:p text:style-name="P333">Znalost jedů</text:p>
            </text:list-item>
            <text:list-item>
              <text:p text:style-name="P340">Jednu další dovednost podle svého výběru</text:p>
            </text:list-item>
          </text:list>
        </text:list-item>
      </text:list>
      <text:list xml:id="list3983964944" text:style-name="L17">
        <text:list-item>
          <text:p text:style-name="P398"><text:span text:style-name="T158">V</text:span><text:span text:style-name="T156">yber si </text:span><text:span text:style-name="T192">jednu </text:span><text:span text:style-name="T311">ze základních</text:span><text:span text:style-name="T192"> schopnost</text:span><text:span text:style-name="T311">í</text:span><text:span text:style-name="T156">.</text:span></text:p>
        </text:list-item>
        <text:list-item>
          <text:p text:style-name="P397">Můžeš si připoutat jeden magický předmět, který <text:span text:style-name="T498">získáš</text:span> na výpravách za dobrodružstvím.</text:p>
        </text:list-item>
      </text:list>
      <text:p text:style-name="P111"><text:span text:style-name="T184">2</text:span><text:span text:style-name="T174">. </text:span><text:span text:style-name="T158">úroveň</text:span></text:p>
      <text:list xml:id="list3038801578" text:style-name="L18">
        <text:list-item>
          <text:p text:style-name="P315">Nauč se základy jedné dovednosti.</text:p>
        </text:list-item>
        <text:list-item>
          <text:p text:style-name="P317">Vyber si <text:span text:style-name="T527">jednu</text:span> <text:span text:style-name="T526">ze</text:span> <text:span text:style-name="T526">základních</text:span> schopnost<text:span text:style-name="T526">í</text:span>.</text:p>
        </text:list-item>
        <text:list-item>
          <text:p text:style-name="P315">Můžeš si připoutat celkem dva magické předměty.</text:p>
        </text:list-item>
      </text:list>
      <text:p text:style-name="P111"><text:span text:style-name="T184">3</text:span><text:span text:style-name="T174">. </text:span><text:span text:style-name="T158">úroveň</text:span></text:p>
      <text:list xml:id="list115553400551831" text:continue-list="list115553261893442" text:style-name="L5">
        <text:list-item>
          <text:p text:style-name="P288"><text:soft-page-break/>Zvyš si jednu vlastnost (rozdíl mezi tvou nejvyšší a nejnižší může být nejvýše 3).</text:p>
        </text:list-item>
      </text:list>
      <text:list xml:id="list115552807556057" text:continue-list="list3983964944" text:style-name="L17">
        <text:list-item>
          <text:p text:style-name="P290">Nauč se základy jedné dovednosti nebo si zvyš jednu dovednost na pokročilou.</text:p>
        </text:list-item>
      </text:list>
      <text:p text:style-name="P111"><text:span text:style-name="T184">4</text:span><text:span text:style-name="T174">. </text:span><text:span text:style-name="T158">úroveň</text:span></text:p>
      <text:list xml:id="list115552992255071" text:continue-numbering="true" text:style-name="L17">
        <text:list-item>
          <text:p text:style-name="P316">Zvyš si jednu dovednost na pokročilou.</text:p>
        </text:list-item>
        <text:list-item>
          <text:p text:style-name="P318">Vyber si jednu <text:span text:style-name="T528">ze základních nebo pokročilých schopností</text:span>.</text:p>
        </text:list-item>
        <text:list-item>
          <text:p text:style-name="P316">Můžeš si připoutat celkem tři magické předměty.</text:p>
        </text:list-item>
      </text:list>
      <text:p text:style-name="P111"><text:span text:style-name="T184">5</text:span><text:span text:style-name="T174">. </text:span><text:span text:style-name="T158">úroveň</text:span></text:p>
      <text:list xml:id="list115553339178008" text:continue-list="list115553400551831" text:style-name="L5">
        <text:list-item>
          <text:p text:style-name="P288">Zvyš si jednu vlastnost (rozdíl mezi tvou nejvyšší a nejnižší může být nejvýše 3).</text:p>
        </text:list-item>
      </text:list>
      <text:list xml:id="list115552091630427" text:continue-list="list115552992255071" text:style-name="L17">
        <text:list-item>
          <text:p text:style-name="P311">Nauč se základy jedné dovednosti nebo si zvyš jednu dovednost na pokročilou.</text:p>
        </text:list-item>
      </text:list>
      <text:p text:style-name="P159"><text:span text:style-name="T94">6</text:span><text:span text:style-name="T93">. </text:span><text:span text:style-name="T80">úroveň</text:span></text:p>
      <text:list xml:id="list115553947480590" text:continue-list="list115551951996392" text:style-name="L9">
        <text:list-item>
          <text:p text:style-name="P314">Zvyš si jednu dovednost na pokročilou.</text:p>
        </text:list-item>
        <text:list-item>
          <text:p text:style-name="P319">Vyber si jednu <text:span text:style-name="T528">ze základních nebo pokročilých schopností</text:span>.</text:p>
        </text:list-item>
        <text:list-item>
          <text:p text:style-name="P310">Můžeš si připoutat celkem čtyři magické předměty.</text:p>
        </text:list-item>
      </text:list>
      <text:h text:style-name="Heading_20_3" text:outline-level="3"><text:span text:style-name="T312">Základní z</text:span><text:span text:style-name="T189">lodějské s</text:span><text:span text:style-name="T156">chopnosti</text:span></text:h>
      <text:h text:style-name="P254" text:outline-level="5">Bezpečný dopad</text:h>
      <text:p text:style-name="P173"><text:span text:style-name="T81">Dokážeš</text:span><text:span text:style-name="T79"> bezpečně dopadnout z </text:span><text:span text:style-name="T82">dvojnásobné výšky než ostatní</text:span><text:span text:style-name="T79">.</text:span></text:p>
      <text:h text:style-name="P254" text:outline-level="5">Obří skoky</text:h>
      <text:p text:style-name="P35"><text:span text:style-name="T433">Vyskočíš dvakrát výše a doskočíš dvakrát dále než ostatní</text:span><text:span text:style-name="T79">.</text:span></text:p>
      <text:h text:style-name="P255" text:outline-level="5"><text:soft-page-break/><text:span text:style-name="T435">Útok</text:span> ze zálohy</text:h>
      <text:p text:style-name="P128"><text:span text:style-name="T436">Pokud o tobě cíl nevěděl, počítáš si +2 ke zranění</text:span>.</text:p>
      <text:h text:style-name="P255" text:outline-level="5">Získání důvěry</text:h>
      <text:p text:style-name="P174"><text:span text:style-name="T102">Když se se tebou bude někdo </text:span><text:span text:style-name="T103">několik minut</text:span><text:span text:style-name="T102"> bavit na nějaké téma, získá pocit, že ti v tomto ohledu může zcela věřit.</text:span></text:p>
      <text:h text:style-name="Heading_20_3" text:outline-level="3"><text:span text:style-name="T529">Pokročilé zlodějské s</text:span>chopnosti</text:h>
      <text:h text:style-name="P255" text:outline-level="5">Chůze beze stop</text:h>
      <text:p text:style-name="P128">S výjimkou naprosto nevhodného terénu (bahno, čerstvě napadaný sníh) se dokáže<text:span text:style-name="T434">š</text:span> pohybovat tak, že nezanechá<text:span text:style-name="T434">š </text:span>žádné stopy. <text:span text:style-name="T434">A to včetně pachových, takže tě nevystopují ani psi</text:span> (na krátkou vzdálenost <text:span text:style-name="T434">tě však</text:span> stále ucítí).</text:p>
      <text:h text:style-name="P255" text:outline-level="5">Chytání střel</text:h>
      <text:p text:style-name="P129"><text:span text:style-name="T190">Když uspěješ v </text:span><text:span text:style-name="T32">plné obraně</text:span><text:span text:style-name="T190">, </text:span><text:span text:style-name="T191">bezpečně </text:span><text:span text:style-name="T190">chytíš střelu v letu. Pokud máš volné obě ruce, můžeš v jenom kole do každé z nich chytit jednu střelu.</text:span></text:p>
      <text:h text:style-name="P255" text:outline-level="5">Splynutí s okolím</text:h>
      <text:p text:style-name="P36">Dokud jsi nehybný a nevyčníváš, jsi skoro neviditelný.</text:p>
      <text:h text:style-name="Heading_20_2" text:outline-level="2"><text:bookmark-start text:name="__RefHeading___Toc7009_1015327784"/>Druid<text:bookmark-end text:name="__RefHeading___Toc7009_1015327784"/></text:h>
      <text:p text:style-name="P24">MAGENERGIE: Duše + úroveň</text:p>
      <text:p text:style-name="P113"><text:span text:style-name="T174">1. </text:span><text:span text:style-name="T156">úroveň</text:span></text:p>
      <text:list xml:id="list115552909704717" text:continue-list="list115553243074874" text:style-name="L7">
        <text:list-item>
          <text:p text:style-name="P366"><text:span text:style-name="T183">U</text:span><text:span text:style-name="T156">míš získávat magenergii meditací </text:span><text:span text:style-name="T281">(</text:span><text:span text:style-name="T284">po deseti minutách </text:span><text:span text:style-name="T60">soustředění</text:span><text:span text:style-name="T284"> se ti</text:span><text:span text:style-name="T283"> doplní </text:span><text:span text:style-name="T286">na maximum</text:span><text:span text:style-name="T281">)</text:span><text:span text:style-name="T156">.</text:span></text:p>
        </text:list-item>
        <text:list-item>
          <text:p text:style-name="P368"><text:span text:style-name="T156">Umíš </text:span><text:span text:style-name="T289">základy</text:span><text:span text:style-name="T156"> </text:span><text:span text:style-name="T277">následující</text:span><text:span text:style-name="T289">ch</text:span><text:span text:style-name="T156"> dovednost</text:span><text:span text:style-name="T289">í</text:span><text:span text:style-name="T216">:</text:span></text:p>
          <text:list>
            <text:list-item>
              <text:p text:style-name="P305"><text:soft-page-break/>Orientace a přežití v divočině</text:p>
            </text:list-item>
            <text:list-item>
              <text:p text:style-name="P330">Ošetřování zranění<text:span text:style-name="T363"> </text:span><text:span text:style-name="T364">(ošetřením vrátíš 2 žt)</text:span></text:p>
            </text:list-item>
            <text:list-item>
              <text:p text:style-name="P338">Jednu další dovednost podle svého výběru</text:p>
            </text:list-item>
          </text:list>
        </text:list-item>
        <text:list-item>
          <text:p text:style-name="P376"><text:span text:style-name="T156">Vyber si </text:span><text:span text:style-name="T317">dvě</text:span><text:span text:style-name="T298"> ze základních kouzel</text:span><text:span text:style-name="T156"> </text:span><text:span text:style-name="T317">a</text:span><text:span text:style-name="T99"> schopností</text:span><text:span text:style-name="T156">.</text:span></text:p>
          <text:list>
            <text:list-item>
              <text:p text:style-name="P373"><text:span text:style-name="T314">Když sesíláš druidská kouzla v těžké zbroji, počítáš si postih -2</text:span><text:span text:style-name="T182">. </text:span><text:span text:style-name="T314">Za lehkou zbroj postih ne</text:span><text:span text:style-name="T315">máš</text:span><text:span text:style-name="T314">.</text:span></text:p>
            </text:list-item>
          </text:list>
        </text:list-item>
        <text:list-item>
          <text:p text:style-name="P360">Můžeš si připoutat jeden magický předmět, který <text:span text:style-name="T498">získáš</text:span> na výpravách za dobrodružstvím.</text:p>
        </text:list-item>
      </text:list>
      <text:p text:style-name="P17">2. úroveň</text:p>
      <text:list xml:id="list115553018480913" text:continue-numbering="true" text:style-name="L7">
        <text:list-item>
          <text:p text:style-name="P377"><text:span text:style-name="T156">Vyber si jedno </text:span><text:span text:style-name="T299">ze základních kouzel </text:span><text:span text:style-name="T100">nebo jednu ze základních schopností</text:span><text:span text:style-name="T156">.</text:span></text:p>
        </text:list-item>
        <text:list-item>
          <text:p text:style-name="P297">Můžeš si připoutat celkem dva magické předměty.</text:p>
        </text:list-item>
        <text:list-item>
          <text:p text:style-name="P297">Nauč se <text:span text:style-name="T510">základy jedné dovednosti</text:span>.</text:p>
        </text:list-item>
      </text:list>
      <text:p text:style-name="P19">3. úroveň</text:p>
      <text:list xml:id="list1778160978" text:style-name="L19">
        <text:list-item>
          <text:p text:style-name="P294">Zvyš si jednu vlastnost (rozdíl mezi tvou nejvyšší a nejnižší může být nejvýše 3).</text:p>
        </text:list-item>
      </text:list>
      <text:list xml:id="list2607375519" text:style-name="L20">
        <text:list-item>
          <text:p text:style-name="P399"><text:span text:style-name="T183">Vyber si </text:span><text:span text:style-name="T285">jedno</text:span><text:span text:style-name="T183"> kouzlo </text:span><text:span text:style-name="T282">nebo schopnost </text:span><text:span text:style-name="T285">ze </text:span><text:span text:style-name="T300">základních</text:span><text:span text:style-name="T285"> nebo pokročilých</text:span><text:span text:style-name="T183">.</text:span></text:p>
        </text:list-item>
      </text:list>
      <text:list xml:id="list115552429399086" text:continue-list="list115553018480913" text:style-name="L7">
        <text:list-item>
          <text:p text:style-name="P308">Nauč se <text:span text:style-name="T511">základy jedné dovednosti</text:span> nebo si zvyš jednu dovednost na pokročil<text:span text:style-name="T511">ou</text:span>.</text:p>
        </text:list-item>
      </text:list>
      <text:p text:style-name="P19">4. úroveň</text:p>
      <text:list xml:id="list115551974477744" text:continue-numbering="true" text:style-name="L7">
        <text:list-item>
          <text:p text:style-name="P361"><text:span text:style-name="T95">Vyber si </text:span><text:span text:style-name="T97">jedno</text:span><text:span text:style-name="T95"> kouzlo </text:span><text:span text:style-name="T96">nebo schopnost </text:span><text:span text:style-name="T97">ze </text:span><text:span text:style-name="T101">základních</text:span><text:span text:style-name="T97"> nebo pokročilých</text:span><text:span text:style-name="T95">.</text:span></text:p>
        </text:list-item>
        <text:list-item>
          <text:p text:style-name="P299">Můžeš si připoutat celkem tři magické předměty.</text:p>
        </text:list-item>
        <text:list-item>
          <text:p text:style-name="P299"><text:soft-page-break/>Zvyš si jednu dovednost na pokročil<text:span text:style-name="T512">ou</text:span>.</text:p>
        </text:list-item>
      </text:list>
      <text:p text:style-name="P160"><text:span text:style-name="T169">5. </text:span><text:span text:style-name="T156">úroveň</text:span></text:p>
      <text:list xml:id="list115552197741037" text:continue-list="list1778160978" text:style-name="L19">
        <text:list-item>
          <text:p text:style-name="P294">Zvyš si jednu vlastnost (rozdíl mezi tvou nejvyšší a nejnižší může být nejvýše 3).</text:p>
        </text:list-item>
      </text:list>
      <text:list xml:id="list115552347212651" text:continue-list="list115551974477744" text:style-name="L7">
        <text:list-item>
          <text:p text:style-name="P380"><text:span text:style-name="T183">Vyber si </text:span><text:span text:style-name="T285">jedno</text:span><text:span text:style-name="T183"> kouzlo </text:span><text:span text:style-name="T282">nebo schopnost </text:span><text:span text:style-name="T285">ze </text:span><text:span text:style-name="T301">základních</text:span><text:span text:style-name="T285"> nebo pokročilých</text:span><text:span text:style-name="T183">.</text:span></text:p>
        </text:list-item>
        <text:list-item>
          <text:p text:style-name="P308">Nauč se <text:span text:style-name="T513">základy jedné</text:span> dovednost<text:span text:style-name="T513">i</text:span> nebo si zvyš jednu dovednost na pokročil<text:span text:style-name="T496">ou</text:span>.</text:p>
        </text:list-item>
      </text:list>
      <text:p text:style-name="P160"><text:span text:style-name="T94">6</text:span><text:span text:style-name="T93">. </text:span><text:span text:style-name="T80">úroveň</text:span></text:p>
      <text:list xml:id="list1552340207" text:style-name="L21">
        <text:list-item>
          <text:p text:style-name="P312">Můžeš si připoutat celkem čtyři magické předměty.</text:p>
        </text:list-item>
        <text:list-item>
          <text:p text:style-name="P400"><text:span text:style-name="T95">Vyber si </text:span><text:span text:style-name="T97">jedno</text:span><text:span text:style-name="T95"> kouzlo </text:span><text:span text:style-name="T96">nebo schopnost </text:span><text:span text:style-name="T97">ze </text:span><text:span text:style-name="T101">základních</text:span><text:span text:style-name="T97"> nebo pokročilých</text:span><text:span text:style-name="T95">.</text:span></text:p>
        </text:list-item>
        <text:list-item>
          <text:p text:style-name="P320">Zvyš si jednu dovednost na pokročilou.</text:p>
        </text:list-item>
      </text:list>
      <text:h text:style-name="Heading_20_3" text:outline-level="3"><text:span text:style-name="T104">Základní druidské s</text:span><text:span text:style-name="T105">chopnosti </text:span><text:span text:style-name="T148">a kouzla</text:span></text:h>
      <text:h text:style-name="P256" text:outline-level="5">Uzdrav zranění</text:h>
      <text:p text:style-name="P69"><text:span text:style-name="T33">Magenergie</text:span><text:span text:style-name="T34">:</text:span> 3 magy<text:line-break/><text:span text:style-name="T338">Dosah:</text:span> kontaktní<text:line-break/><text:span text:style-name="T343">Sesílání:</text:span><text:span text:style-name="T414"> 1 minuta (mimo boj)</text:span></text:p>
      <text:p text:style-name="P70"><text:span text:style-name="T105">Vyléčí </text:span><text:span text:style-name="T149">(</text:span><text:span text:style-name="T105">Duše </text:span><text:span text:style-name="T152">druida</text:span><text:span text:style-name="T150"> + k6)</text:span><text:span text:style-name="T105"> životů. </text:span><text:span text:style-name="T153">Další léčivé kouzlo (ať už ho sešle druid, kněz či hraničář)</text:span><text:span text:style-name="T151"> účinkuje na stejný cíl až poté, co se doléčí do plných životů.</text:span></text:p>
      <text:h text:style-name="P257" text:outline-level="5"><text:span text:style-name="T105">Z</text:span><text:span text:style-name="T79">apůjčení</text:span></text:h>
      <text:p text:style-name="P181"><text:span text:style-name="T64">C</text:span><text:span text:style-name="T66">ena:</text:span><text:span text:style-name="T108"> </text:span><text:span text:style-name="T113">1</text:span><text:span text:style-name="T108"> mag<text:line-break/></text:span><text:span text:style-name="T64">Sesílání:</text:span><text:span text:style-name="T106"> </text:span><text:span text:style-name="T109">1 kolo<text:line-break/></text:span><text:span text:style-name="T67">Dosah:</text:span><text:span text:style-name="T114"> dlouhý</text:span></text:p>
      <text:p text:style-name="P184"><text:soft-page-break/><text:span text:style-name="T79">Po dobu </text:span><text:span text:style-name="T26">soustředění</text:span><text:span text:style-name="T79"> uvidíš, uslyšíš a ucítíš vše, co vidí, slyší a cítí zvíře, </text:span><text:span text:style-name="T116">na které jsi </text:span><text:span text:style-name="T68">zapůjčení</text:span><text:span text:style-name="T116"> seslal</text:span><text:span text:style-name="T79">. Nedokážeš při tom ovšem vnímat svými vlastními smysly </text:span><text:span text:style-name="T118">a nemůžeš ovlivnit, co bude </text:span><text:span text:style-name="T119">zapůjčené </text:span><text:span text:style-name="T118">zvíře dělat</text:span><text:span text:style-name="T79">.<text:line-break/><text:tab/></text:span><text:span text:style-name="T117">Ukončení </text:span><text:span text:style-name="T69">zapůjčení</text:span><text:span text:style-name="T111"> vyžaduje 1 kolo soustředění, ale nestojí už žádnou magenergii.</text:span></text:p>
      <text:h text:style-name="P258" text:outline-level="5"><text:span text:style-name="T105">Č</text:span><text:span text:style-name="T79">ástečná proměna</text:span></text:h>
      <text:p text:style-name="P180"><text:span text:style-name="T64">C</text:span><text:span text:style-name="T26">ena:</text:span><text:span text:style-name="T79"> </text:span><text:span text:style-name="T113">1</text:span><text:span text:style-name="T79"> mag<text:line-break/></text:span><text:span text:style-name="T64">Sesílání:</text:span><text:span text:style-name="T106"> </text:span><text:span text:style-name="T109">1 kolo</text:span></text:p>
      <text:p text:style-name="P179"><text:span text:style-name="T106">M</text:span><text:span text:style-name="T79">ůžeš si takto například nechat narůst ostré zuby nebo drápy (zranění 1), přeměnit své oči, nos či uši (čímž získáš zrak, čich nebo sluch příslušného zvířete) a podobně. </text:span><text:span text:style-name="T120">Proměna je vždycky viditelná – budeš mít zřetelně psí čenich, oči s kočičí zornicí, prodlouženou čelist s vystouplými tesáky a podobně.</text:span><text:span text:style-name="T79"><text:line-break/><text:tab/></text:span><text:span text:style-name="T111">Zpětná proměna vyžaduje 1 kolo </text:span><text:span text:style-name="T72">soustředění</text:span><text:span text:style-name="T111">, ale nestojí už žádnou magenergii.</text:span></text:p>
      <text:h text:style-name="Heading_20_5" text:outline-level="5"><text:span text:style-name="T111">K</text:span><text:span text:style-name="T79">líčení</text:span></text:h>
      <text:p text:style-name="P183"><text:span text:style-name="T64">C</text:span><text:span text:style-name="T26">ena:</text:span><text:span text:style-name="T79"> </text:span><text:span text:style-name="T141">1</text:span><text:span text:style-name="T79"> mag<text:line-break/></text:span><text:span text:style-name="T65">Sesílání:</text:span><text:span text:style-name="T112"> </text:span><text:span text:style-name="T142">několik minut</text:span></text:p>
      <text:p text:style-name="P191"><text:span text:style-name="T79">Toto kouzlo </text:span><text:span text:style-name="T143">způsobí zrychlené klíčení </text:span><text:span text:style-name="T144">existujících</text:span><text:span text:style-name="T79"> semen či pupen</text:span><text:span text:style-name="T143">ů</text:span><text:span text:style-name="T79">. </text:span><text:span text:style-name="T131">Kořínky dokáží roztrhat i kámen, pokud jsem v něm alespoň nějaké pukliny.<text:line-break/><text:tab/></text:span><text:span text:style-name="T145">Pokud se toto kouzlo naučíš, není od věci zvyknout si nosit po kapsách vždy aspoň hrst semínek, abys měl s čím pracovat, </text:span><text:span text:style-name="T147">když v okolí</text:span><text:span text:style-name="T146"> žádná nejsou</text:span><text:span text:style-name="T145">.</text:span></text:p>
      <text:h text:style-name="Heading_20_3" text:outline-level="3"><text:soft-page-break/><text:span text:style-name="T107">Pokročilé druidské schopnosti </text:span><text:span text:style-name="T148">a kouzla</text:span></text:h>
      <text:h text:style-name="P227" text:outline-level="5">Proměna ve zvíře</text:h>
      <text:p text:style-name="P181"><text:span text:style-name="T64">C</text:span><text:span text:style-name="T26">ena:</text:span><text:span text:style-name="T79"> </text:span><text:span text:style-name="T113">2</text:span><text:span text:style-name="T79"> magy<text:line-break/></text:span><text:span text:style-name="T65">Sesílání:</text:span><text:span text:style-name="T112"> </text:span><text:span text:style-name="T110">1 kolo</text:span></text:p>
      <text:p text:style-name="P178"><text:span text:style-name="T79">Tímto krátkým rituálem se můžeš proměnit ve </text:span><text:span text:style-name="T121">čtyřnohé</text:span><text:span text:style-name="T79"> zvíře. Mění se pouze tvoje tělo a předměty připoutané skrze </text:span><text:span text:style-name="T26">pouto s předmětem</text:span><text:span text:style-name="T79">. </text:span><text:span text:style-name="T130">Z</text:span><text:span text:style-name="T124">vířete, do kterého se měníš, </text:span><text:span text:style-name="T125">nemůže mít žádnou z vlastností vyšší než je tvoje Duše </text:span><text:span text:style-name="T130">a jeho Velikost</text:span><text:span text:style-name="T124"> se může od tvé Velikosti lišit nejvýše o hodnotu tvé Duše.</text:span><text:span text:style-name="T79"><text:line-break/><text:tab/></text:span><text:span text:style-name="T111">Zpětná proměna vyžaduje 1 kolo </text:span><text:span text:style-name="T72">soustředění</text:span><text:span text:style-name="T111">, ale nestojí už žádnou magenergii.</text:span></text:p>
      <text:h text:style-name="Heading_20_5" text:outline-level="5">Pouto s předmětem</text:h>
      <text:p text:style-name="P177"><text:span text:style-name="T338">Sesílání:</text:span> několik minut<text:line-break/><text:span text:style-name="T358">Dosah:</text:span><text:span text:style-name="T535"> Dotyk</text:span></text:p>
      <text:p text:style-name="P176">Tímto krátkým rituálem si můžeš vytvořit osobní pouto s nějakým předmětem. <text:span text:style-name="T537">Tento předmět nemůže mít žádnou z částí z kovu – to mimo jiné znamená, že nemůžeš vytvořit pouto s těžkou zbrojí.<text:line-break/><text:tab/></text:span>Všechny takto připoutané předměty se při <text:span text:style-name="T359">úplně proměně</text:span> do zvířecí podoby mění s tebou.</text:p>
      <text:h text:style-name="P259" text:outline-level="5">Pouto se zvířetem</text:h>
      <text:p text:style-name="P185"><text:span text:style-name="T338">Sesílání:</text:span> několik minut<text:line-break/><text:span text:style-name="T358">Dosah:</text:span><text:span text:style-name="T535"> Dotyk</text:span></text:p>
      <text:p text:style-name="P187">Na zvíře, se kterým máš vytvořené pouto, můžeš sesílat <text:span text:style-name="T338">zapůjčení</text:span> na libovolnou vzdálenost <text:span text:style-name="T534">a když to uděláš, tak se tímto zvířetem doslova staneš – budeš moci rozhodovat, co bude dělat a jak se bude chovat</text:span>.<text:line-break/><text:tab/>V jednu chvíli můžeš mít pouto pouze s jedním zvířetem. <text:span text:style-name="T533">Nemůžeš vytvořit pouto se zvířetem, se kterým má pouto někdo jiný.</text:span> <text:span text:style-name="T533">Není také možné vytvořit pouto se zvířetem, které má někdo zrovna</text:span> <text:span text:style-name="T357">za</text:span><text:soft-page-break/><text:span text:style-name="T357">půjčené</text:span>.<text:line-break/><text:tab/><text:span text:style-name="T536">Zvíře</text:span><text:span text:style-name="T124">, </text:span><text:span text:style-name="T129">se kterým chceš vytvořit pouto</text:span><text:span text:style-name="T124">, </text:span><text:span text:style-name="T125">nemůže mít žádnou z vlastností vyšší než je tvoje Duše </text:span><text:span text:style-name="T129">a jeho velikost</text:span><text:span text:style-name="T124"> se může od tvé Velikosti lišit nejvýše o hodnotu tvé Duše.</text:span></text:p>
      <text:h text:style-name="P260" text:outline-level="5"><text:span text:style-name="T105">R</text:span><text:span text:style-name="T79">ychlý růst</text:span></text:h>
      <text:p text:style-name="P188"><text:span text:style-name="T74">Cena:</text:span><text:span text:style-name="T132"> 2 magy<text:line-break/></text:span><text:span text:style-name="T73">Dosah:</text:span><text:span text:style-name="T133"> kontaktní<text:line-break/></text:span><text:span text:style-name="T73">Sesílání:</text:span><text:span text:style-name="T133"> několik minut<text:line-break/></text:span><text:span text:style-name="T75">Trvání:</text:span><text:span text:style-name="T134"> několik </text:span><text:span text:style-name="T136">hodin</text:span></text:p>
      <text:p text:style-name="P190"><text:span text:style-name="T134">M</text:span><text:span text:style-name="T79">ůžeš takto například nechat zarůst chodbu, nechat kořeny vyrůst přes propast a vytvořit tak most, a podobně. </text:span><text:span text:style-name="T135">Rostliny mohou zaujmout jen takový tvar a velikost, do jaké by mohly s dostatkem času vyrůst přirozeně. Kořeny stromů tedy mohou například překlenout i několik metrů, tráva to ale nedokáže.</text:span><text:span text:style-name="T79"><text:line-break/><text:tab/>Vegetace roste doslova před očima – nechat zarůst celou chodbu zabere jen několik </text:span><text:span text:style-name="T155">minut</text:span><text:span text:style-name="T79">. </text:span><text:span text:style-name="T135">Růst ale není tak rychlý, aby bylo možné někoho chytit nebo jinak přímo ohrozit.<text:line-break/><text:tab/></text:span><text:span text:style-name="T137">Po skončení trvání </text:span><text:span text:style-name="T138">kouzla</text:span><text:span text:style-name="T137"> narostlá hmota zetlí a v několika dalších hodinách se zcela rozpadne.</text:span></text:p>
      <text:h text:style-name="P228" text:outline-level="5">Oživlé šlahouny</text:h>
      <text:p text:style-name="P189"><text:span text:style-name="T26">Cena:</text:span><text:span text:style-name="T79"> 2 magy<text:line-break/></text:span><text:span text:style-name="T73">Dosah:</text:span><text:span text:style-name="T133"> </text:span><text:span text:style-name="T139">krátký<text:line-break/></text:span><text:span text:style-name="T76">Rozsah:</text:span><text:span text:style-name="T140"> Až 3 cíle najednou<text:line-break/></text:span><text:span text:style-name="T77">Trvání:</text:span><text:span text:style-name="T154"> soustředění</text:span></text:p>
      <text:p text:style-name="P189"><text:span text:style-name="T79">Po dobu tvého </text:span><text:span text:style-name="T26">soustředění</text:span><text:span text:style-name="T79"> ožij</text:span><text:span text:style-name="T139">í</text:span><text:span text:style-name="T79"> větve nebo šlahouny v dosahu. Mohou někoho zranit (šlahouny mají zranění 1, silné větve 2), chytit a omotat, dokonce i uškrtit.</text:span></text:p>
      <text:h text:style-name="Heading_20_3" text:outline-level="3"><text:soft-page-break/><text:span text:style-name="T115">Mistrovské</text:span><text:span text:style-name="T107"> druidské schopnosti </text:span><text:span text:style-name="T148">a kouzla</text:span></text:h>
      <text:h text:style-name="Heading_20_5" text:outline-level="5"><text:span text:style-name="T126">Mistrovská</text:span><text:span text:style-name="T79"> proměna</text:span></text:h>
      <text:p text:style-name="P182"><text:span text:style-name="T64">C</text:span><text:span text:style-name="T26">ena:</text:span><text:span text:style-name="T79"> </text:span><text:span text:style-name="T115">3</text:span><text:span text:style-name="T79"> magy<text:line-break/></text:span><text:span text:style-name="T65">Sesílání:</text:span><text:span text:style-name="T112"> </text:span><text:span text:style-name="T110">1 kolo</text:span></text:p>
      <text:p text:style-name="P186"><text:span text:style-name="T71">Mistrovská</text:span><text:span text:style-name="T70"> proměna</text:span><text:span text:style-name="T123"> funguje stejně</text:span><text:span text:style-name="T79"> jako </text:span><text:span text:style-name="T26">proměna </text:span><text:span text:style-name="T71">ve zvíře</text:span><text:span text:style-name="T79">, ale </text:span><text:span text:style-name="T127">umožňuje</text:span><text:span text:style-name="T121"> měnit </text:span><text:span text:style-name="T128">se</text:span><text:span text:style-name="T121"> v jiná než čtyřnohá zvířata – tedy například v ptáky, hady, ryby a podobně. Stále se ale nemůžeš proměňovat v humanoidní tvory </text:span><text:span text:style-name="T122">ani v hmyz</text:span><text:span text:style-name="T121">.</text:span></text:p>
      <text:h text:style-name="Heading_20_1" text:outline-level="1"><text:bookmark-start text:name="__RefHeading___Toc1650_4210766435"/>Zranění a léčba<text:bookmark-end text:name="__RefHeading___Toc1650_4210766435"/></text:h>
      <text:p text:style-name="P98">Přes noc se vyléčí (Síla) životů.</text:p>
      <text:h text:style-name="Heading_20_3" text:outline-level="3">Ošetření zranění</text:h>
      <text:p text:style-name="P99"><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5">To samé kouzlo, i kdyby ho seslal někdo jiný, bude znovu na stejný cíl účinkovat až poté, co se dotyčný doléčí do plných životů. To samé platí pro léčivé lektvary.</text:p>
      <text:h text:style-name="P273"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3636942177" text:style-name="L22">
        <text:list-item>
          <text:p text:style-name="P402"><text:span text:style-name="T11">P</text:span><text:span text:style-name="T7">řipoutání zabere 1 kolo </text:span><text:span text:style-name="T18">soustředění</text:span><text:span text:style-name="T7">.</text:span></text:p>
        </text:list-item>
        <text:list-item>
          <text:p text:style-name="P328">Není možné připoutat předmět, který má připoutaný někdo jiný.</text:p>
        </text:list-item>
        <text:list-item>
          <text:p text:style-name="P40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266" text:outline-level="2"><text:bookmark-start text:name="__RefHeading___Toc17054_4210766435"/>Vzdálenost<text:bookmark-end text:name="__RefHeading___Toc17054_4210766435"/></text:h>
      <text:p text:style-name="P121">Kontaktní</text:p>
      <text:list xml:id="list4210503225" text:style-name="L23">
        <text:list-item>
          <text:p text:style-name="P403">Stačí <text:span text:style-name="T543">jeden či dva kroky</text:span></text:p>
        </text:list-item>
      </text:list>
      <text:p text:style-name="P121">Krátká</text:p>
      <text:list xml:id="list466317464" text:style-name="L24">
        <text:list-item>
          <text:p text:style-name="P404">V dos<text:span text:style-name="T471">třelu</text:span> malé vrhací zbraně.</text:p>
        </text:list-item>
      </text:list>
      <text:p text:style-name="P121">Střední</text:p>
      <text:list xml:id="list3297001999" text:style-name="L25">
        <text:list-item>
          <text:p text:style-name="P405">V dostřelu krátkého luku nebo oštěpu.</text:p>
        </text:list-item>
      </text:list>
      <text:p text:style-name="P121">Dlouhá</text:p>
      <text:list xml:id="list4170013193" text:style-name="L26">
        <text:list-item>
          <text:p text:style-name="P406">V dostřelu dlouhého luku.</text:p>
        </text:list-item>
      </text:list>
      <text:h text:style-name="Heading_20_2" text:outline-level="2"><text:bookmark-start text:name="__RefHeading___Toc4067_1870267181"/>Rychlost<text:bookmark-end text:name="__RefHeading___Toc4067_1870267181"/></text:h>
      <text:list xml:id="list955998277" text:style-name="L27">
        <text:list-item>
          <text:p text:style-name="P407">pomalá chůze, rychlá chůze, běh, koňský běh</text:p>
        </text:list-item>
      </text:list>
      <text:p text:style-name="P156">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338">zpomalení</text:span>, znamená posun o jeden stupeň rychlosti dolů. Naopak <text:span text:style-name="T338">zrychlující</text:span> kouzla a efekty posouvají o jeden stupeň nahoru.</text:p>
      <text:h text:style-name="P267" text:outline-level="2"><text:bookmark-start text:name="__RefHeading___Toc1654_4210766435"/><text:soft-page-break/>Kola<text:bookmark-end text:name="__RefHeading___Toc1654_4210766435"/></text:h>
      <text:p text:style-name="P120">Boj probíhá v kolech. Kolo představuje zhruba 3 vteřiny.</text:p>
      <text:h text:style-name="P268" text:outline-level="2"><text:bookmark-start text:name="__RefHeading___Toc1656_4210766435"/>Záměry<text:bookmark-end text:name="__RefHeading___Toc1656_4210766435"/></text:h>
      <text:p text:style-name="P116">Kolo začíná určením záměrů. Záměry lze libovolně měnit, nemůžeš ale znovu ohlásit záměr, který jsi už jednou opustil.</text:p>
      <text:h text:style-name="Heading_20_3" text:outline-level="3">Ohrožení více protivníků</text:h>
      <text:p text:style-name="P119">Když chceš v jednom kole ohrozit více než jednoho protivníka, počítáš si k hodu postih rovný jejich počtu. Neplatí to v případě, že děláš něco, co má samo o sobě plošný efekt (třeba když sesíláš kouzlo <text:span text:style-name="T338">ohnivá koule</text:span>).</text:p>
      <text:h text:style-name="Heading_20_3" text:outline-level="3">Příprava, nabíjení, plná obrana, <text:span text:style-name="T426">prolomení nevýhody</text:span></text:h>
      <text:p text:style-name="P119">Když si připravuješ akci, nabíjíš, nebo se soustřeďuješ na obranu či prolomení nevýhody, platí následující pravidla:</text:p>
      <text:list xml:id="list2424679167" text:style-name="L28">
        <text:list-item>
          <text:p text:style-name="P408">Při přípravě nebo nabíjení nemůžeš ohrozit svého protivníka. Pokud ti v tom nikdo nezabrání, v pozdějším kole, kdy z přípravy nebo míření budeš těžit, si započítáš +2.</text:p>
        </text:list-item>
        <text:list-item>
          <text:p text:style-name="P408">Když se soustředíš na obranu, nemůžeš nikoho ohrozit, ani u toho dělat cokoliv jiného (utíkat, nabíjet apod.). <text:span text:style-name="T544">P</text:span>očítáš si na všechny obrany v tomto kole +2.</text:p>
        </text:list-item>
        <text:list-item>
          <text:p text:style-name="P408">Když se soustředíš na <text:span text:style-name="T545">to, aby ses dostal</text:span> z nevýhody (<text:span text:style-name="T546">snažíš se </text:span>odstrčit toho, kdo na tebe leží, prorazit z obklíčení, vyčistit si oči od písku a podobně), počítáš si +2 proti těm, kdo t<text:span text:style-name="T547">i v tom brání</text:span>.</text:p>
        </text:list-item>
      </text:list>
      <text:h text:style-name="Heading_20_2" text:outline-level="2"><text:bookmark-start text:name="__RefHeading___Toc1658_4210766435"/><text:soft-page-break/>Hody<text:bookmark-end text:name="__RefHeading___Toc1658_4210766435"/></text:h>
      <text:p text:style-name="P117">Hází se vždy Vlastnost + 1k6. Pokud <text:span text:style-name="T548">pravidla neříkají, kterou</text:span> vlastnost <text:span text:style-name="T548">máš použít</text:span>, použij libovolnou, která pro danou činnost dává smysl.</text:p>
      <text:h text:style-name="Heading_20_3" text:outline-level="3">Střet</text:h>
      <text:p text:style-name="P118">Když se oba protivníci ohrožují, hází se proti sobě. Ten, kdo hodil víc, může protivníkovi udělat několik věcí podle toho, o kolik ho přehodil.</text:p>
      <text:list xml:id="list3560219366" text:style-name="L29">
        <text:list-item>
          <text:p text:style-name="P409">Při přehození o 0-2 jednu věc (to také znamená, že když oběma padne stejně, oba si vzájemně mohou udělat jednu věc).</text:p>
        </text:list-item>
        <text:list-item>
          <text:p text:style-name="P409">Při přehození o 3-5 dvě věci.</text:p>
        </text:list-item>
        <text:list-item>
          <text:p text:style-name="P409">Při přehození o 6 nebo víc dokonce tři věc<text:span text:style-name="T430">i</text:span>.</text:p>
        </text:list-item>
      </text:list>
      <text:p text:style-name="P122">Protivníkovi můžeš udělat například:</text:p>
      <text:list xml:id="list2923913156" text:style-name="L30">
        <text:list-item>
          <text:p text:style-name="P410">Zranit ho za (rozdíl hodů) + (zranění tvé zbraně) – (jeho zbroj)</text:p>
        </text:list-item>
        <text:list-item>
          <text:p text:style-name="P410">Zatlačit ho do rohu, srazit ho na zem, přibodnout mu ruku ke dveřím, přirazit ho štítem ke stěně a podobně (tím <text:span text:style-name="T428">ho</text:span> dostane<text:span text:style-name="T428">š</text:span> do nevýhody)</text:p>
        </text:list-item>
        <text:list-item>
          <text:p text:style-name="P411">Zasáhnout nějaké slabé či citlivé místo (kyklopovo oko, ocas obřího štíra). <text:span text:style-name="T549">Takový zásah protivníkovi neubírá víc životů, ale když zraní za stejně nebo víc, než je počet životů této části těla, je vyřazena (kyklop bude slepý, štír nemůže ocasem útočit).</text:span></text:p>
        </text:list-item>
        <text:list-item>
          <text:p text:style-name="P412">Dostat se z nevýhody</text:p>
        </text:list-item>
        <text:list-item>
          <text:p text:style-name="P413">Dostat někoho jiného z nevýhody, ve které ho <text:span text:style-name="T427">tvůj cíl</text:span> drží</text:p>
        </text:list-item>
        <text:list-item>
          <text:p text:style-name="P413"><text:soft-page-break/>Někam ho zatlačit</text:p>
        </text:list-item>
        <text:list-item>
          <text:p text:style-name="P415">V něčem mu zabránit <text:span text:style-name="T429">(kromě útoku na někoho jiného)</text:span></text:p>
        </text:list-item>
        <text:list-item>
          <text:p text:style-name="P410">Utéct <text:span text:style-name="T550">mimo kontaktní vzdálenost</text:span></text:p>
        </text:list-item>
      </text:list>
      <text:p text:style-name="P123">Pokud už je v nevýhodě, tak ho také jako jednu z možností můžeš:</text:p>
      <text:list xml:id="list2921081046" text:style-name="L31">
        <text:list-item>
          <text:p text:style-name="P414">Odzbrojit</text:p>
        </text:list-item>
        <text:list-item>
          <text:p text:style-name="P414">Srazit do propasti</text:p>
        </text:list-item>
        <text:list-item>
          <text:p text:style-name="P416">Zabránit mu v útoku na někoho jiného</text:p>
        </text:list-item>
      </text:list>
      <text:p text:style-name="P124">To, co protivníkovi uděláš, musí odpovídat tvým záměrům určeným na začáku kola a musí to jít udělat a dávat smysl.</text:p>
      <text:h text:style-name="Heading_20_3" text:outline-level="3">Obrana</text:h>
      <text:p text:style-name="P118">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69" text:outline-level="2"><text:bookmark-start text:name="__RefHeading___Toc1660_4210766435"/>Výhody a nevýhody<text:bookmark-end text:name="__RefHeading___Toc1660_4210766435"/></text:h>
      <text:p text:style-name="P102">Za každou výhodu je vždy +1, za každou nevýhodu -1.</text:p>
      <text:p text:style-name="P102">Výhody (a nevýhody) stejného druhu se nesčítají.</text:p>
      <text:list xml:id="list1906642168" text:style-name="L32">
        <text:list-item>
          <text:p text:style-name="P417">Pokud tě například někdo zatlačí do rohu místnosti a pak tě srazí k zemi a zalehne, tak si počítáš jen -1, protože obojí ti omezuje pohyb.</text:p>
        </text:list-item>
      </text:list>
      <text:p text:style-name="P102">Výhody a nevýhody vždy představují nějakou situaci v herním světě a trvají tedy vždycky přesně tak dlouho jako tato situace.</text:p>
      <text:list xml:id="list1603794944" text:style-name="L33">
        <text:list-item>
          <text:p text:style-name="P418"><text:soft-page-break/>Když tě někdo za<text:span text:style-name="T417">lehne</text:span>, dostaneš nevýhodu (-1). Jakmile vstane, aby mohl dělat něco jiného, nevýhoda pomine a přestaneš si ji počítat.</text:p>
        </text:list-item>
      </text:list>
      <text:p text:style-name="P193">Výhoda (+1) pro tebe je to samé jako nevýhoda (-1) pro tvého protivníka a naopak, takže je v zásadě jedno, kdo si ji započítá. Bonusy za výhody a nevýhody by si ale k hodu měl vždy přičítat hráč postavy.</text:p>
      <text:p text:style-name="Example">Má to <text:span text:style-name="T542">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6">Stejně se hází, když spustíš past, nebo když jsi otrávený jedem: Past nebo jed si hází „na útok“, ty si házíš „na obranu“.</text:p>
      <text:list xml:id="list317045573" text:style-name="L34">
        <text:list-item>
          <text:p text:style-name="P351">Proti pasti se obvykle hází Finesou. Když máš štít, můžeš si hodit Silou.</text:p>
        </text:list-item>
        <text:list-item>
          <text:p text:style-name="P351">Proti jedu se vždy hází Silou.</text:p>
        </text:list-item>
      </text:list>
      <text:h text:style-name="Heading_20_2" text:outline-level="2"><text:bookmark-start text:name="__RefHeading___Toc17056_4210766435"/>Zbraně, zbroje <text:span text:style-name="T431">a štíty</text:span><text:bookmark-end text:name="__RefHeading___Toc17056_4210766435"/></text:h>
      <text:list xml:id="list524223245" text:style-name="L35">
        <text:list-item>
          <text:p text:style-name="P419">Zbraně mají zranění, které se přičítá pouze v případě zásahu (tedy když hodíš stejně nebo více než tvůj protivník a jako jednu z možností si vybereš ho zranit).</text:p>
        </text:list-item>
        <text:list-item>
          <text:p text:style-name="P420">Boj beze zbraně má zranění 0 a hází se vždy Silou.</text:p>
        </text:list-item>
        <text:list-item>
          <text:p text:style-name="P420">Jednoruční lehké zbraně (například dýka) mají zranění +1, dvojruční lehké zbraně (třeba kopí) mají zranění +2. Můžeš si s nimi počítat <text:s/>Sílu nebo Finesu podle svého výběru.</text:p>
        </text:list-item>
        <text:list-item>
          <text:p text:style-name="P420"><text:soft-page-break/>Jednoruční těžké zbraně (například palcát nebo bojová sekera) mají zranění +2, dvojruční těžké zbraně (třeba dvojruční meč) mají zranění +3. Počítáš si s nimi vždy Sílu.</text:p>
        </text:list-item>
        <text:list-item>
          <text:p text:style-name="P421">Improvizované nebo primitivní zbraně (obušek, hůl, kámen, kyj a podobně) mají zranění o 1 nižší (může být i 0 – v tom případě od pěstí liší jen v tom, co přesně můžeš protivníkovi udělat).</text:p>
        </text:list-item>
        <text:list-item>
          <text:p text:style-name="P420">Pokud máš dvě jednoruční zbraně, ke zranění té, kterou zrovna útočíš, si přičti 1. Pokud je alespoň jedna z nich těžká, počítáš si Sílu. Když jsou obě lehké, můžeš si vybrat mezi Silou a Finesou.</text:p>
        </text:list-item>
        <text:list-item>
          <text:p text:style-name="P420">Štít snižuje zranění o 1. Můžeš si s ním počítat Sílu nebo Finesu podle svého výběru.</text:p>
        </text:list-item>
        <text:list-item>
          <text:p text:style-name="P422">Zbroj snižuje zranění o svou kvalitu: Lehká o 1, těžká o 3. <text:span text:style-name="T432">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5">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13">„Mám proti němu pět plus jedna.“</text:p>
      <text:h text:style-name="P270" text:outline-level="2"><text:soft-page-break/>Smrt postavy</text:h>
      <text:p text:style-name="P194">Pravidla <text:span text:style-name="T559">pro boj</text:span> záměrně neříkají, kdy <text:span text:style-name="T555">tvoje</text:span> postava umře. Když její životy klesnou na 0 nebo méně, je vyřazena z boje, <text:span text:style-name="T551">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95">Před začátkem hry se dohodněte, jestli budete hrát s možností smrti postav nebo bez ní.</text:p>
      <text:list xml:id="list3350389252" text:style-name="L36">
        <text:list-item>
          <text:p text:style-name="P423">Když se rozhodnete hrát bez umírání postav, tak je vaším úkolem společně <text:span text:style-name="T556">s Pánem jeskyně</text:span> zajistit, aby se postavy nikdy nedostaly do situace, kde by přežití nedávalo smysl. Pán jeskyně tedy do hry nebude dávat pasti jako „několikatunový kamenný kvádr, který se zřítí na toho, kdo past spustí“ a hráči toho nebudou zneužívat a pouštět se do nesmyslného rizika („Vrhnu se sám na rozzuřeného ohnivého draka, však se mi přece nemůže nic stát“). Mějte prostě na paměti, že postavy o této vaší hráčské dohodě nic nevědí a nebezpečí je pro ně skutečné.<text:line-break/><text:tab/>I tak se vám občas stane, že budete muset trochu <text:soft-page-break/>přiohnout pravděpodobnost – když <text:span text:style-name="T558">je</text:span> například postava <text:span text:style-name="T557">vyřazena</text:span> při boji se smečkou vlků a ostatní musí prchnout a nechat ji tam, Pán jeskyně může například popsat, jak se vlci mezi sebou začali rvát o právo na kořist, <text:span text:style-name="T552">nebo do hry vložit jiné, větší nebezpečí, které vlky zažene a dá ostatním možnost postavu zachránit.</text:span></text:p>
          <text:list>
            <text:list-item>
              <text:p text:style-name="P423">Ve hře bez umírání postav může stále postava umřít, pokud se pro to rozhodne její hráč. <text:span text:style-name="T554">Může třeba sám usoudit, že se do smrtelné situace dostal vlastní chybou a postava by to fakt přežít neměla, může jít o hrdinskou smrt, kdy se postava obětuje za ostatní a podobně.</text:span></text:p>
            </text:list-item>
          </text:list>
        </text:list-item>
        <text:list-item>
          <text:p text:style-name="P424">Když se rozhodnete hrát s možností smrti postav, <text:span text:style-name="T553">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96">Pokud nevíte, co si máte vybrat, nebo se nebudete moci dohodnout, hrajte s příběhovou imunitou, tedy bez umírání postav.</text:p>
      <text:h text:style-name="P271" text:outline-level="2">Smrt protivníků</text:h>
      <text:p text:style-name="P200">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201">Dorazit takto můžeš pouze vyřazeného nebo znehybněného protivníka <text:span text:style-name="T569">a pouze když ti v tom nikdo nebrání.</text:span></text:p>
      <text:h text:style-name="P274" text:outline-level="1"><text:bookmark-start text:name="__RefHeading___Toc36202_611713307"/><text:span text:style-name="T460">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50">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50">Na plížení se hází Finesou.</text:p>
      <text:list xml:id="list3409443012" text:style-name="L37">
        <text:list-item>
          <text:p text:style-name="P425">Musíš se mít za co schovat.</text:p>
        </text:list-item>
        <text:list-item>
          <text:p text:style-name="P425">Ve vhodných podmínkách (šero, hustý podrost a podobně) si při plížení počítáš výhodu.</text:p>
        </text:list-item>
        <text:list-item>
          <text:p text:style-name="P425">Když se nehýbeš, počítáš si další výhodu.</text:p>
        </text:list-item>
      </text:list>
      <text:p text:style-name="P150">Ten, kdo tě hledá, si také hodí Finesou.</text:p>
      <text:list xml:id="list477264324" text:style-name="L38">
        <text:list-item>
          <text:p text:style-name="P426">Když hodí víc, všiml si tě.</text:p>
        </text:list-item>
        <text:list-item>
          <text:p text:style-name="P426">Když vám padne stejně, všiml si něčeho podezřelého, ale není si jistý, co <text:span text:style-name="T461">to</text:span> je.</text:p>
        </text:list-item>
      </text:list>
      <text:p text:style-name="P151">Povšimni si, že ve hře není dovednost <text:span text:style-name="T338">Plížení</text:span>. Je to záměrně – jak dobře se umíš plížit <text:span text:style-name="T462">a</text:span> všímat <text:span text:style-name="T462">si</text:span> skrytých protivníků určuje tvoje Finesa.</text:p>
      <text:h text:style-name="P275" text:outline-level="1"><text:bookmark-start text:name="__RefHeading___Toc12113_526618153"/>Zvyšování vlastností<text:bookmark-end text:name="__RefHeading___Toc12113_526618153"/></text:h>
      <text:p text:style-name="P136">Při přestupu na <text:span text:style-name="T449">každou</text:span> lichou úroveň <text:span text:style-name="T449">(třetí, pátou atd.)</text:span> <text:span text:style-name="T448">si zvyš jednu vlastnost o 1.</text:span></text:p>
      <text:list xml:id="list2512268085" text:style-name="L39">
        <text:list-item>
          <text:p text:style-name="P427">Můžeš si vybrat kterou chceš, ale rozdíl mezi tvou nejvyšší a nejnižší vlastností nemůže být větší než 3.</text:p>
        </text:list-item>
      </text:list>
      <text:h text:style-name="P276" text:outline-level="1"><text:bookmark-start text:name="__RefHeading___Toc12115_526618153"/>Náhodný hod<text:bookmark-end text:name="__RefHeading___Toc12115_526618153"/></text:h>
      <text:p text:style-name="P135"><text:span text:style-name="T25">Náhodný hod </text:span><text:span text:style-name="T328">může</text:span><text:span text:style-name="T25"> P</text:span><text:span text:style-name="T329">án jeskyně </text:span><text:span text:style-name="T328">použít, když chce</text:span><text:span text:style-name="T25"> </text:span><text:span text:style-name="T330">nestranně</text:span><text:span text:style-name="T25"> rozhodnout něco, co nezávisí na schopnostech postav. </text:span><text:span text:style-name="T335">Hází se k6 a</text:span><text:span text:style-name="T331"> P</text:span><text:span text:style-name="T333">án jeskyně</text:span><text:span text:style-name="T331"> </text:span><text:span text:style-name="T332">vždy</text:span><text:span text:style-name="T331"> před hodem určí, co budou znamenat jednotlivé výsledky:</text:span></text:p>
      <text:list xml:id="list2065336383" text:style-name="L40">
        <text:list-item>
          <text:p text:style-name="P220"><text:span text:style-name="T78">Hráč:</text:span><text:span text:style-name="T327"> </text:span><text:span text:style-name="T25">„Jaké je zrovna počasí?“<text:line-break/></text:span><text:span text:style-name="T327">PJ</text:span><text:span text:style-name="T78">:</text:span><text:span text:style-name="T327"> </text:span><text:span text:style-name="T25">„</text:span><text:span text:style-name="T334">Nevím, hodím si. </text:span><text:span text:style-name="T25">Jednička – je krásně, šestka – je bouřka.“</text:span></text:p>
        </text:list-item>
        <text:list-item>
          <text:p text:style-name="P221"><text:span text:style-name="T78">Hráč:</text:span><text:span text:style-name="T327"> </text:span><text:span text:style-name="T25">„</text:span><text:span text:style-name="T327">Je v téhle vesnici zbrojíř?“<text:line-break/></text:span><text:span text:style-name="T78">PJ:</text:span><text:span text:style-name="T327"> „To není moc pravděpodobné – jedna z šesti.“</text:span></text:p>
        </text:list-item>
      </text:list>
      <text:h text:style-name="Heading_20_1" text:outline-level="1"><text:span text:style-name="T327">P</text:span><text:span text:style-name="T25">rvní hra</text:span></text:h>
      <text:p text:style-name="P37">Než začnete hrát</text:p>
      <text:list xml:id="list296965567" text:style-name="L41">
        <text:list-item>
          <text:p text:style-name="P321">Domluvte se, jestli bude ve hře tvrdá smrt postav.</text:p>
        </text:list-item>
      </text:list>
      <text:h text:style-name="Heading_20_1" text:outline-level="1">Vedení hry</text:h>
      <text:h text:style-name="Heading_20_2" text:outline-level="2">Smrt hráčských postav</text:h>
      <text:p text:style-name="P197">Pokud jste se dohodli, že ve hře chcete mít možnost smrti hráčských postav, <text:span text:style-name="T56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561">jsi umístil</text:span> chodbu, skrz kterou přeskakují blesky, s tím, že něco takového nikdo nemůže přežít. Hráč následně řekne: „Zkusím to proběhnout.“</text:p>
      <text:p text:style-name="P198">V tenhle moment rozhodně nestačí oznámit, že je postava mrtvá, přestože by to k tomu mohlo svádět. <text:span text:style-name="T562">Zeptej se hráče, proč to chce udělat:</text:span></text:p>
      <text:p text:style-name="Example"><text:span text:style-name="T360">PJ:</text:span><text:span text:style-name="T562"> </text:span>„<text:span text:style-name="T562">Uvědomuješ si, doufám, že tohle nemůžeš v žádném případě přežít?“</text:span></text:p>
      <text:p text:style-name="Example"><text:span text:style-name="T338">Hráč:</text:span> „<text:span text:style-name="T566">Tak to jsem fakt nečekal. </text:span>Myslel jsem, že si normálně hodím na obranu a dá mi to jen nějaký zranění.“</text:p>
      <text:p text:style-name="P19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7255507" text:style-name="L42">
        <text:list-item>
          <text:p text:style-name="P428">Aby k takovým situacím nedocházelo, <text:span text:style-name="T571">tak </text:span><text:span text:style-name="T573">kdykoliv chce hráč udělat něco zjevně sebevražedného,</text:span><text:span text:style-name="T572"> vždycky </text:span><text:span text:style-name="T573">se ho</text:span><text:span text:style-name="T572"> zeptej, </text:span><text:span text:style-name="T573">proč to dělá a čeho se tím snaží dosáhnout</text:span>, a ujisti se, že si plně uvědomuje riziko smrti své postavy.</text:p>
        </text:list-item>
      </text:list>
      <text:p text:style-name="P199"><text:soft-page-break/>Hráč se potom může rozhodnout, že to <text:span text:style-name="T567">i</text:span> přesto riskne. Může <text:span text:style-name="T564">to také chtít udělat třeba proto, že</text:span> se <text:span text:style-name="T564">tím jeho</text:span> postava obětuje za ostatní - <text:span text:style-name="T568">na takovou smrt </text:span>budete <text:span text:style-name="T564">jistě</text:span> ještě dlouho vzpomínat. V takov<text:span text:style-name="T565">ých</text:span> případě postava opravdu umře. <text:span text:style-name="T563">Vždycky se ale ujisti, že to dělá s plným vědomím rizika a nikoliv proto, že si představuje situaci a její důsledky jinak než 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0T11:47:51.132000000</dc:date>
    <meta:print-date>2113-01-01T00:00:00</meta:print-date>
    <meta:editing-cycles>14087</meta:editing-cycles>
    <meta:editing-duration>P42DT17H25M35S</meta:editing-duration>
    <meta:generator>LibreOffice/6.0.5.2$Windows_X86_64 LibreOffice_project/54c8cbb85f300ac59db32fe8a675ff7683cd5a16</meta:generator>
    <dc:creator>York </dc:creator>
    <meta:document-statistic meta:table-count="0" meta:image-count="0" meta:object-count="0" meta:page-count="61" meta:paragraph-count="667" meta:word-count="8509" meta:character-count="52004" meta:non-whitespace-character-count="44298"/>
  </office:meta>
</office:document-meta>
</file>